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Noto Sans Symbols" svg:font-family="'Noto Sans Symbols'"/>
    <style:font-face style:name="Noto Sans Symbols1" svg:font-family="'Noto Sans Symbols'" style:font-family-generic="system" style:font-pitch="variable"/>
    <style:font-face style:name="OpenSymbol" svg:font-family="OpenSymbol" style:font-charset="x-symbol"/>
  </office:font-face-decls>
  <office:automatic-styles>
    <style:style style:name="Table3" style:family="table">
      <style:table-properties style:width="7.25in" table:align="left"/>
    </style:style>
    <style:style style:name="Table3.A" style:family="table-column">
      <style:table-column-properties style:column-width="1.6875in"/>
    </style:style>
    <style:style style:name="Table3.B" style:family="table-column">
      <style:table-column-properties style:column-width="0.75in"/>
    </style:style>
    <style:style style:name="Table3.C" style:family="table-column">
      <style:table-column-properties style:column-width="1.437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3" style:family="table-row">
      <style:table-row-properties style:min-row-height="0.3069in"/>
    </style:style>
    <style:style style:name="P1" style:family="paragraph" style:parent-style-name="Heading_20_1">
      <style:paragraph-properties fo:text-align="center" style:justify-single-word="false"/>
      <style:text-properties fo:font-size="12pt" fo:font-weight="bold" officeooo:rsid="00c4b588" officeooo:paragraph-rsid="00c4b588" style:font-size-asian="12pt" style:font-weight-asian="bold" style:font-size-complex="12pt" style:font-weight-complex="bold"/>
    </style:style>
    <style:style style:name="P2" style:family="paragraph" style:parent-style-name="Table_20_Contents">
      <style:text-properties style:font-name="Liberation Serif1" fo:font-size="11pt" officeooo:rsid="0020f248" officeooo:paragraph-rsid="0020f248" style:font-size-asian="11pt" style:font-size-complex="11pt"/>
    </style:style>
    <style:style style:name="P3" style:family="paragraph" style:parent-style-name="Table_20_Contents">
      <style:paragraph-properties fo:text-align="center" style:justify-single-word="false"/>
      <style:text-properties style:font-name="Liberation Serif1" fo:font-size="11pt" officeooo:rsid="0020f248" officeooo:paragraph-rsid="0020f248" style:font-size-asian="11pt" style:font-size-complex="11pt"/>
    </style:style>
    <style:style style:name="P4" style:family="paragraph" style:parent-style-name="Standard">
      <style:paragraph-properties fo:line-height="100%"/>
      <style:text-properties style:font-name="Liberation Serif1" fo:font-size="11pt" officeooo:rsid="0020f248" officeooo:paragraph-rsid="0020f248" style:font-size-asian="11pt" style:font-size-complex="11pt"/>
    </style:style>
    <style:style style:name="P5" style:family="paragraph" style:parent-style-name="Table_20_Contents">
      <style:paragraph-properties fo:text-align="center" style:justify-single-word="false"/>
      <style:text-properties style:font-name="Liberation Serif1" fo:font-size="11pt" officeooo:rsid="00217ec9" officeooo:paragraph-rsid="00217ec9" style:font-size-asian="11pt" style:font-size-complex="11pt"/>
    </style:style>
    <style:style style:name="P6" style:family="paragraph" style:parent-style-name="Heading_20_4">
      <style:paragraph-properties fo:line-height="100%"/>
      <style:text-properties style:font-name="Liberation Serif1" fo:font-size="11pt" style:font-size-asian="11pt" style:font-size-complex="11pt"/>
    </style:style>
    <style:style style:name="P7" style:family="paragraph" style:parent-style-name="Standard">
      <style:paragraph-properties fo:line-height="100%"/>
      <style:text-properties style:font-name="Liberation Serif1" fo:font-size="11pt" officeooo:paragraph-rsid="0045233b" style:font-size-asian="11pt" style:font-size-complex="11pt"/>
    </style:style>
    <style:style style:name="P8" style:family="paragraph" style:parent-style-name="Standard">
      <style:paragraph-properties fo:line-height="100%" fo:text-align="start" style:justify-single-word="false"/>
      <style:text-properties style:font-name="Liberation Serif1" fo:font-size="11pt" style:font-size-asian="11pt" style:font-size-complex="11pt"/>
    </style:style>
    <style:style style:name="P9" style:family="paragraph" style:parent-style-name="Standard">
      <style:paragraph-properties fo:line-height="100%"/>
      <style:text-properties style:font-name="Liberation Serif1" fo:font-size="11pt" style:font-size-asian="11pt" style:font-size-complex="11pt"/>
    </style:style>
    <style:style style:name="P10" style:family="paragraph" style:parent-style-name="Heading_20_3">
      <style:text-properties style:font-name="Liberation Serif1" fo:font-size="11pt" style:font-size-asian="11pt" style:font-size-complex="11pt"/>
    </style:style>
    <style:style style:name="P11" style:family="paragraph" style:parent-style-name="Heading_20_4">
      <style:text-properties style:font-name="Liberation Serif1" fo:font-size="11pt" style:font-size-asian="11pt" style:font-size-complex="11pt"/>
    </style:style>
    <style:style style:name="P12" style:family="paragraph" style:parent-style-name="Standard">
      <style:text-properties style:font-name="Liberation Serif1" fo:font-size="11pt" style:font-size-asian="11pt" style:font-size-complex="11pt"/>
    </style:style>
    <style:style style:name="P13" style:family="paragraph" style:parent-style-name="Standard">
      <style:text-properties style:font-name="Liberation Serif1" fo:font-size="11pt" officeooo:paragraph-rsid="002ab242" style:font-size-asian="11pt" style:font-size-complex="11pt"/>
    </style:style>
    <style:style style:name="P14" style:family="paragraph" style:parent-style-name="Standard">
      <style:paragraph-properties fo:text-align="justify" style:justify-single-word="false"/>
      <style:text-properties style:font-name="Liberation Serif1" fo:font-size="11pt" style:font-size-asian="11pt" style:font-size-complex="11pt"/>
    </style:style>
    <style:style style:name="P15" style:family="paragraph" style:parent-style-name="Standard">
      <style:text-properties style:font-name="Liberation Serif1" fo:font-size="11pt" officeooo:rsid="0027acc5" officeooo:paragraph-rsid="0027acc5" style:font-size-asian="11pt" style:font-size-complex="11pt"/>
    </style:style>
    <style:style style:name="P16" style:family="paragraph" style:parent-style-name="Standard">
      <style:text-properties style:font-name="Liberation Serif1" fo:font-size="11pt" officeooo:rsid="0027acc5" officeooo:paragraph-rsid="0027f2cf" style:font-size-asian="11pt" style:font-size-complex="11pt"/>
    </style:style>
    <style:style style:name="P17" style:family="paragraph" style:parent-style-name="Standard">
      <style:text-properties style:font-name="Liberation Serif1" fo:font-size="11pt" officeooo:rsid="0027f2cf" officeooo:paragraph-rsid="0027f2cf" style:font-size-asian="11pt" style:font-size-complex="11pt"/>
    </style:style>
    <style:style style:name="P18" style:family="paragraph" style:parent-style-name="Standard">
      <style:text-properties style:font-name="Liberation Serif1" fo:font-size="11pt" officeooo:rsid="0027f2cf" officeooo:paragraph-rsid="002ab242" style:font-size-asian="11pt" style:font-size-complex="11pt"/>
    </style:style>
    <style:style style:name="P19" style:family="paragraph" style:parent-style-name="Standard">
      <style:text-properties style:font-name="Liberation Serif1" fo:font-size="11pt" officeooo:rsid="002c489a" officeooo:paragraph-rsid="002c489a" style:font-size-asian="11pt" style:font-size-complex="11pt"/>
    </style:style>
    <style:style style:name="P20" style:family="paragraph" style:parent-style-name="Standard">
      <style:text-properties style:font-name="Liberation Serif1" fo:font-size="11pt" officeooo:rsid="002dccad" officeooo:paragraph-rsid="002dccad" style:font-size-asian="11pt" style:font-size-complex="11pt"/>
    </style:style>
    <style:style style:name="P21" style:family="paragraph" style:parent-style-name="Standard">
      <style:text-properties style:font-name="Liberation Serif1" fo:font-size="11pt" officeooo:paragraph-rsid="004bfce4" style:font-size-asian="11pt" style:font-size-complex="11pt"/>
    </style:style>
    <style:style style:name="P22" style:family="paragraph" style:parent-style-name="Heading_20_3">
      <style:text-properties style:font-name="Liberation Serif1" fo:font-size="11pt" officeooo:paragraph-rsid="0066f800" style:font-size-asian="11pt" style:font-size-complex="11pt"/>
    </style:style>
    <style:style style:name="P23" style:family="paragraph" style:parent-style-name="Standard">
      <style:text-properties style:font-name="Liberation Serif1" fo:font-size="11pt" officeooo:rsid="0069f230" officeooo:paragraph-rsid="0069f230" style:font-size-asian="11pt" style:font-size-complex="11pt"/>
    </style:style>
    <style:style style:name="P24" style:family="paragraph" style:parent-style-name="Standard">
      <style:text-properties style:font-name="Liberation Serif1" fo:font-size="11pt" officeooo:rsid="0069f230" style:font-size-asian="11pt" style:font-size-complex="11pt"/>
    </style:style>
    <style:style style:name="P25" style:family="paragraph" style:parent-style-name="Standard">
      <style:text-properties style:font-name="Liberation Serif1" fo:font-size="11pt" officeooo:rsid="0070f118" officeooo:paragraph-rsid="0070f118" style:font-size-asian="11pt" style:font-size-complex="11pt"/>
    </style:style>
    <style:style style:name="P26" style:family="paragraph" style:parent-style-name="Standard">
      <style:text-properties style:font-name="Liberation Serif1" fo:font-size="11pt" officeooo:rsid="0071ee83" officeooo:paragraph-rsid="0071ee83" style:font-size-asian="11pt" style:font-size-complex="11pt"/>
    </style:style>
    <style:style style:name="P27" style:family="paragraph" style:parent-style-name="Standard">
      <style:text-properties style:font-name="Liberation Serif1" fo:font-size="11pt" officeooo:paragraph-rsid="007a5969" style:font-size-asian="11pt" style:font-size-complex="11pt"/>
    </style:style>
    <style:style style:name="P28" style:family="paragraph" style:parent-style-name="Standard">
      <style:text-properties style:font-name="Liberation Serif1" fo:font-size="11pt" officeooo:paragraph-rsid="0088f50c" style:font-size-asian="11pt" style:font-size-complex="11pt"/>
    </style:style>
    <style:style style:name="P29" style:family="paragraph" style:parent-style-name="Standard">
      <style:text-properties style:font-name="Liberation Serif1" fo:font-size="11pt" officeooo:paragraph-rsid="0091a67b" style:font-size-asian="11pt" style:font-size-complex="11pt"/>
    </style:style>
    <style:style style:name="P30" style:family="paragraph" style:parent-style-name="Standard">
      <style:text-properties style:font-name="Liberation Serif1" fo:font-size="11pt" officeooo:rsid="002ede15" officeooo:paragraph-rsid="002ede15" style:font-size-asian="11pt" style:font-size-complex="11pt"/>
    </style:style>
    <style:style style:name="P31" style:family="paragraph" style:parent-style-name="Standard">
      <style:text-properties style:font-name="Liberation Serif1" fo:font-size="11pt" officeooo:rsid="00acb1db" officeooo:paragraph-rsid="00acb1db" style:font-size-asian="11pt" style:font-size-complex="11pt"/>
    </style:style>
    <style:style style:name="P32" style:family="paragraph" style:parent-style-name="Standard">
      <style:text-properties style:font-name="Liberation Serif1" fo:font-size="11pt" officeooo:rsid="00ae8147" officeooo:paragraph-rsid="00ae8147" style:font-size-asian="11pt" style:font-size-complex="11pt"/>
    </style:style>
    <style:style style:name="P33" style:family="paragraph" style:parent-style-name="Heading_20_4">
      <style:text-properties style:font-name="Liberation Serif1" fo:font-size="11pt" officeooo:paragraph-rsid="00c16edf" style:font-size-asian="11pt" style:font-size-complex="11pt"/>
    </style:style>
    <style:style style:name="P34" style:family="paragraph" style:parent-style-name="Standard">
      <style:text-properties style:font-name="Liberation Serif1" fo:font-size="11pt" officeooo:paragraph-rsid="00bc0d54" style:font-size-asian="11pt" style:font-size-complex="11pt"/>
    </style:style>
    <style:style style:name="P35" style:family="paragraph" style:parent-style-name="Standard">
      <style:text-properties style:font-name="Liberation Serif1" fo:font-size="11pt" officeooo:paragraph-rsid="00bd82c1" style:font-size-asian="11pt" style:font-size-complex="11pt"/>
    </style:style>
    <style:style style:name="P36" style:family="paragraph" style:parent-style-name="Standard">
      <style:text-properties style:font-name="Liberation Serif1" fo:font-size="11pt" officeooo:rsid="009474c3" style:font-size-asian="11pt" style:font-size-complex="11pt"/>
    </style:style>
    <style:style style:name="P37" style:family="paragraph" style:parent-style-name="Standard">
      <style:text-properties style:font-name="Liberation Serif1" fo:font-size="11pt" fo:font-weight="bold" style:font-size-asian="11pt" style:font-weight-asian="bold" style:font-size-complex="11pt"/>
    </style:style>
    <style:style style:name="P38" style:family="paragraph" style:parent-style-name="Standard">
      <style:text-properties style:font-name="Liberation Serif1" fo:font-size="11pt" fo:font-weight="bold" style:font-size-asian="11pt" style:font-weight-asian="bold" style:font-size-complex="11pt" style:font-weight-complex="bold"/>
    </style:style>
    <style:style style:name="P39" style:family="paragraph" style:parent-style-name="Standard">
      <style:text-properties style:font-name="Liberation Serif1" fo:font-size="11pt" fo:font-style="normal" fo:font-weight="bold" style:font-size-asian="11pt" style:font-style-asian="normal" style:font-weight-asian="bold" style:font-size-complex="11pt"/>
    </style:style>
    <style:style style:name="P40" style:family="paragraph" style:parent-style-name="Standard">
      <style:text-properties style:font-name="Liberation Serif1"/>
    </style:style>
    <style:style style:name="P41" style:family="paragraph" style:parent-style-name="Standard">
      <style:text-properties style:font-name="Liberation Serif1" style:font-size-asian="11pt" style:font-size-complex="11pt"/>
    </style:style>
    <style:style style:name="P42" style:family="paragraph" style:parent-style-name="Standard">
      <style:text-properties style:font-name="Liberation Serif1" officeooo:rsid="00c50cdc" officeooo:paragraph-rsid="00c50cdc" style:font-size-asian="11pt" style:font-size-complex="11pt"/>
    </style:style>
    <style:style style:name="P43" style:family="paragraph" style:parent-style-name="Standard">
      <style:text-properties style:font-name="Liberation Serif1" officeooo:rsid="00c50cdc" officeooo:paragraph-rsid="00d2fe1f" style:font-size-asian="11pt" style:font-size-complex="11pt"/>
    </style:style>
    <style:style style:name="P44" style:family="paragraph" style:parent-style-name="Standard">
      <style:text-properties style:font-name="Liberation Serif1" officeooo:rsid="00d1d9b2" officeooo:paragraph-rsid="00d1d9b2" style:font-size-asian="11pt" style:font-size-complex="11pt"/>
    </style:style>
    <style:style style:name="P45" style:family="paragraph" style:parent-style-name="Standard">
      <style:text-properties style:font-name="Liberation Serif1" officeooo:rsid="00d1d9b2" officeooo:paragraph-rsid="00dacffb" style:font-size-asian="11pt" style:font-size-complex="11pt"/>
    </style:style>
    <style:style style:name="P46" style:family="paragraph" style:parent-style-name="Standard">
      <style:text-properties style:font-name="Liberation Serif1" officeooo:rsid="00dacffb" officeooo:paragraph-rsid="00dacffb" style:font-size-asian="11pt" style:font-size-complex="11pt"/>
    </style:style>
    <style:style style:name="P47" style:family="paragraph" style:parent-style-name="Standard">
      <style:paragraph-properties fo:margin-left="0in" fo:margin-right="0in" fo:margin-top="0.1665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1" fo:font-size="11pt" fo:font-style="normal" style:text-underline-style="none" fo:font-weight="normal" style:font-name-asian="Arial1" style:font-size-asian="11pt" style:font-style-asian="normal" style:font-weight-asian="normal" style:font-name-complex="Arial1" style:font-size-complex="11pt"/>
    </style:style>
    <style:style style:name="P48" style:family="paragraph" style:parent-style-name="Heading_20_3">
      <style:text-properties officeooo:paragraph-rsid="00489663"/>
    </style:style>
    <style:style style:name="P49" style:family="paragraph" style:parent-style-name="Heading_20_3">
      <style:text-properties officeooo:paragraph-rsid="0052d906"/>
    </style:style>
    <style:style style:name="P50" style:family="paragraph" style:parent-style-name="Standard">
      <style:text-properties officeooo:paragraph-rsid="0052d906"/>
    </style:style>
    <style:style style:name="P51" style:family="paragraph" style:parent-style-name="Heading_20_3">
      <style:paragraph-properties fo:line-height="100%"/>
    </style:style>
    <style:style style:name="P52" style:family="paragraph" style:parent-style-name="Heading_20_1">
      <style:paragraph-properties fo:line-height="100%"/>
    </style:style>
    <style:style style:name="P53" style:family="paragraph" style:parent-style-name="Heading_20_1">
      <style:text-properties officeooo:rsid="0079b371" officeooo:paragraph-rsid="0079b371"/>
    </style:style>
    <style:style style:name="P54" style:family="paragraph" style:parent-style-name="Heading_20_3">
      <style:text-properties officeooo:rsid="0027f2cf" officeooo:paragraph-rsid="0088f50c"/>
    </style:style>
    <style:style style:name="P55" style:family="paragraph" style:parent-style-name="Heading_20_3">
      <style:text-properties officeooo:rsid="008bb633" officeooo:paragraph-rsid="008bb633"/>
    </style:style>
    <style:style style:name="P56" style:family="paragraph" style:parent-style-name="Heading_20_4">
      <style:text-properties officeooo:paragraph-rsid="00933801"/>
    </style:style>
    <style:style style:name="P57" style:family="paragraph" style:parent-style-name="Heading_20_4">
      <style:text-properties officeooo:paragraph-rsid="009501da"/>
    </style:style>
    <style:style style:name="P58" style:family="paragraph" style:parent-style-name="Standard">
      <style:text-properties officeooo:paragraph-rsid="009501da"/>
    </style:style>
    <style:style style:name="P59" style:family="paragraph" style:parent-style-name="Heading_20_4">
      <style:text-properties officeooo:paragraph-rsid="0099e56a"/>
    </style:style>
    <style:style style:name="P60" style:family="paragraph" style:parent-style-name="Heading_20_4">
      <style:text-properties officeooo:paragraph-rsid="0099ff3e"/>
    </style:style>
    <style:style style:name="P61" style:family="paragraph" style:parent-style-name="Heading_20_4">
      <style:text-properties officeooo:paragraph-rsid="009f5404"/>
    </style:style>
    <style:style style:name="P62" style:family="paragraph" style:parent-style-name="Standard">
      <style:text-properties fo:color="#ff0000" loext:opacity="100%" style:font-name="Liberation Serif1" fo:font-size="11pt" officeooo:rsid="007dc775" officeooo:paragraph-rsid="009d8227" style:font-size-asian="11pt" style:font-size-complex="11pt"/>
    </style:style>
    <style:style style:name="P63" style:family="paragraph" style:parent-style-name="Standard">
      <style:text-properties fo:color="#ff0000" loext:opacity="100%" style:font-name="Liberation Serif1" fo:font-size="11pt" officeooo:rsid="0096f07b" officeooo:paragraph-rsid="0096f07b" style:font-size-asian="11pt" style:font-size-complex="11pt"/>
    </style:style>
    <style:style style:name="P64" style:family="paragraph" style:parent-style-name="Heading_20_2">
      <style:text-properties officeooo:rsid="00c69526" officeooo:paragraph-rsid="00c69526"/>
    </style:style>
    <style:style style:name="P65" style:family="paragraph" style:parent-style-name="Heading_20_2">
      <style:text-properties officeooo:rsid="00e1bf38" officeooo:paragraph-rsid="00e1bf38"/>
    </style:style>
    <style:style style:name="P66" style:family="paragraph" style:parent-style-name="Heading_20_3">
      <style:text-properties officeooo:rsid="00e3c426" officeooo:paragraph-rsid="00e3c426"/>
    </style:style>
    <style:style style:name="P67" style:family="paragraph" style:parent-style-name="Heading_20_1" style:master-page-name="Standard">
      <style:paragraph-properties style:page-number="1"/>
      <style:text-properties officeooo:paragraph-rsid="0054ae6a"/>
    </style:style>
    <style:style style:name="P68" style:family="paragraph" style:parent-style-name="Heading_20_3">
      <style:text-properties officeooo:rsid="00e645b1" officeooo:paragraph-rsid="00e645b1"/>
    </style:style>
    <style:style style:name="P69" style:family="paragraph" style:parent-style-name="Heading_20_4">
      <style:text-properties officeooo:rsid="00e645b1" officeooo:paragraph-rsid="00e645b1"/>
    </style:style>
    <style:style style:name="P70" style:family="paragraph" style:parent-style-name="Heading_20_4">
      <style:text-properties style:font-name="Liberation Sans"/>
    </style:style>
    <style:style style:name="P71" style:family="paragraph" style:parent-style-name="Standard" style:list-style-name="L1">
      <style:text-properties style:font-name="Liberation Serif1" fo:font-size="11pt" style:font-size-asian="11pt" style:font-size-complex="11pt"/>
    </style:style>
    <style:style style:name="P72" style:family="paragraph" style:parent-style-name="Standard" style:list-style-name="L2">
      <style:text-properties style:font-name="Liberation Serif1" fo:font-size="11pt" style:font-size-asian="11pt" style:font-size-complex="11pt"/>
    </style:style>
    <style:style style:name="P73" style:family="paragraph" style:parent-style-name="Standard" style:list-style-name="L3">
      <style:text-properties style:font-name="Liberation Serif1" fo:font-size="11pt" officeooo:paragraph-rsid="002ab242" style:font-size-asian="11pt" style:font-size-complex="11pt"/>
    </style:style>
    <style:style style:name="P74" style:family="paragraph" style:parent-style-name="Standard" style:list-style-name="L3">
      <style:text-properties style:font-name="Liberation Serif1" fo:font-size="11pt" style:font-size-asian="11pt" style:font-size-complex="11pt"/>
    </style:style>
    <style:style style:name="P75" style:family="paragraph" style:parent-style-name="Standard" style:list-style-name="L3">
      <style:text-properties style:font-name="Liberation Serif1" fo:font-size="11pt" officeooo:rsid="0072bea1" officeooo:paragraph-rsid="0072bea1" style:font-size-asian="11pt" style:font-size-complex="11pt"/>
    </style:style>
    <style:style style:name="P76" style:family="paragraph" style:parent-style-name="Standard" style:list-style-name="L5">
      <style:text-properties style:font-name="Liberation Serif1" fo:font-size="11pt" style:font-size-asian="11pt" style:font-size-complex="11pt"/>
    </style:style>
    <style:style style:name="P77" style:family="paragraph" style:parent-style-name="Standard" style:list-style-name="L6">
      <style:text-properties style:font-name="Liberation Serif1" fo:font-size="11pt" style:font-size-asian="11pt" style:font-size-complex="11pt"/>
    </style:style>
    <style:style style:name="P78" style:family="paragraph" style:parent-style-name="Standard" style:list-style-name="L7">
      <style:text-properties style:font-name="Liberation Serif1" fo:font-size="11pt" officeooo:paragraph-rsid="004bfce4" style:font-size-asian="11pt" style:font-size-complex="11pt"/>
    </style:style>
    <style:style style:name="P79" style:family="paragraph" style:parent-style-name="Standard" style:list-style-name="L7">
      <style:text-properties style:font-name="Liberation Serif1" fo:font-size="11pt" style:font-size-asian="11pt" style:font-size-complex="11pt"/>
    </style:style>
    <style:style style:name="P80" style:family="paragraph" style:parent-style-name="Standard" style:list-style-name="L8">
      <style:text-properties style:font-name="Liberation Serif1" fo:font-size="11pt" style:font-size-asian="11pt" style:font-size-complex="11pt"/>
    </style:style>
    <style:style style:name="P81" style:family="paragraph" style:parent-style-name="Standard" style:list-style-name="WWNum2">
      <style:paragraph-properties fo:margin-left="0.5in" fo:margin-right="0in" fo:text-indent="-0.25in" style:auto-text-indent="false"/>
      <style:text-properties style:font-name="Liberation Serif1" fo:font-size="11pt" style:font-size-asian="11pt" style:font-size-complex="11pt"/>
    </style:style>
    <style:style style:name="P82" style:family="paragraph" style:parent-style-name="Standard" style:list-style-name="WWNum2">
      <style:text-properties style:font-name="Liberation Serif1" fo:font-size="11pt" style:font-size-asian="11pt" style:font-size-complex="11pt"/>
    </style:style>
    <style:style style:name="P83" style:family="paragraph" style:parent-style-name="Standard" style:list-style-name="L9">
      <style:text-properties style:font-name="Liberation Serif1" fo:font-size="11pt" style:font-size-asian="11pt" style:font-size-complex="11pt"/>
    </style:style>
    <style:style style:name="P84" style:family="paragraph" style:parent-style-name="Standard" style:list-style-name="L10">
      <style:text-properties style:font-name="Liberation Serif1" fo:font-size="11pt" style:font-size-asian="11pt" style:font-size-complex="11pt"/>
    </style:style>
    <style:style style:name="P85" style:family="paragraph" style:parent-style-name="Standard" style:list-style-name="WWNum12">
      <style:paragraph-properties fo:margin-left="0.5in" fo:margin-right="0in" fo:text-indent="-0.25in" style:auto-text-indent="false"/>
      <style:text-properties style:font-name="Liberation Serif1" fo:font-size="11pt" style:font-size-asian="11pt" style:font-size-complex="11pt"/>
    </style:style>
    <style:style style:name="P86" style:family="paragraph" style:parent-style-name="Standard" style:list-style-name="L11">
      <style:text-properties style:font-name="Liberation Serif1" fo:font-size="11pt" style:font-size-asian="11pt" style:font-size-complex="11pt"/>
    </style:style>
    <style:style style:name="P87" style:family="paragraph" style:parent-style-name="Standard" style:list-style-name="L11">
      <style:text-properties style:font-name="Liberation Serif1" fo:font-size="11pt" officeooo:paragraph-rsid="00227095" style:font-size-asian="11pt" style:font-size-complex="11pt"/>
    </style:style>
    <style:style style:name="P88" style:family="paragraph" style:parent-style-name="Standard" style:list-style-name="L12">
      <style:text-properties style:font-name="Liberation Serif1" fo:font-size="11pt" officeooo:paragraph-rsid="00c16edf" style:font-size-asian="11pt" style:font-size-complex="11pt"/>
    </style:style>
    <style:style style:name="P89" style:family="paragraph" style:parent-style-name="Standard" style:list-style-name="L13">
      <style:text-properties style:font-name="Liberation Serif1" fo:font-size="11pt" style:font-size-asian="11pt" style:font-size-complex="11pt"/>
    </style:style>
    <style:style style:name="P90" style:family="paragraph" style:parent-style-name="Standard" style:list-style-name="L14">
      <style:text-properties style:font-name="Liberation Serif1" fo:font-size="11pt" style:font-size-asian="11pt" style:font-size-complex="11pt"/>
    </style:style>
    <style:style style:name="P91" style:family="paragraph" style:parent-style-name="Standard" style:list-style-name="L15">
      <style:text-properties style:font-name="Liberation Serif1" fo:font-size="11pt" style:font-size-asian="11pt" style:font-size-complex="11pt"/>
    </style:style>
    <style:style style:name="P92" style:family="paragraph" style:parent-style-name="Standard" style:list-style-name="L16">
      <style:text-properties style:font-name="Liberation Serif1" fo:font-size="11pt" style:font-size-asian="11pt" style:font-size-complex="11pt"/>
    </style:style>
    <style:style style:name="P93" style:family="paragraph" style:parent-style-name="Standard" style:list-style-name="L17">
      <style:text-properties style:font-name="Liberation Serif1" fo:font-size="11pt" style:font-size-asian="11pt" style:font-size-complex="11pt"/>
    </style:style>
    <style:style style:name="P94" style:family="paragraph" style:parent-style-name="Standard" style:list-style-name="L18">
      <style:text-properties style:font-name="Liberation Serif1" fo:font-size="11pt" style:font-size-asian="11pt" style:font-size-complex="11pt"/>
    </style:style>
    <style:style style:name="P95" style:family="paragraph" style:parent-style-name="Standard" style:list-style-name="L19">
      <style:text-properties style:font-name="Liberation Serif1" fo:font-size="11pt" style:font-size-asian="11pt" style:font-size-complex="11pt"/>
    </style:style>
    <style:style style:name="P96" style:family="paragraph" style:parent-style-name="Standard" style:list-style-name="L20">
      <style:text-properties style:font-name="Liberation Serif1" fo:font-size="11pt" style:font-size-asian="11pt" style:font-size-complex="11pt"/>
    </style:style>
    <style:style style:name="P97" style:family="paragraph" style:parent-style-name="Standard" style:list-style-name="L21">
      <style:text-properties style:font-name="Liberation Serif1" fo:font-size="11pt" style:font-size-asian="11pt" style:font-size-complex="11pt"/>
    </style:style>
    <style:style style:name="P98" style:family="paragraph" style:parent-style-name="Standard" style:list-style-name="L4">
      <style:paragraph-properties fo:margin-top="0.1665in" fo:margin-bottom="0in" style:contextual-spacing="false" fo:line-height="100%" fo:text-align="start" style:justify-single-word="false" fo:keep-together="auto" fo:orphans="2" fo:widows="2"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1" fo:font-size="11pt" fo:font-style="normal" style:text-underline-style="none" fo:font-weight="normal" style:font-name-asian="Arial1" style:font-size-asian="11pt" style:font-style-asian="normal" style:font-weight-asian="normal" style:font-name-complex="Arial1" style:font-size-complex="11pt"/>
    </style:style>
    <style:style style:name="P99" style:family="paragraph" style:parent-style-name="Standard" style:list-style-name="L4">
      <style:paragraph-properties fo:margin-top="0in" fo:margin-bottom="0in" style:contextual-spacing="false" fo:line-height="100%" fo:text-align="start" style:justify-single-word="false" fo:keep-together="auto" fo:orphans="2" fo:widows="2"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1" fo:font-size="11pt" fo:font-style="normal" style:text-underline-style="none" fo:font-weight="normal" style:font-name-asian="Arial1" style:font-size-asian="11pt" style:font-style-asian="normal" style:font-weight-asian="normal" style:font-name-complex="Arial1" style:font-size-complex="11pt"/>
    </style:style>
    <style:style style:name="P100" style:family="paragraph" style:parent-style-name="Standard" style:list-style-name="L4">
      <style:paragraph-properties fo:margin-top="0in" fo:margin-bottom="0in" style:contextual-spacing="false" fo:line-height="100%" fo:text-align="start" style:justify-single-word="false" fo:keep-together="auto" fo:orphans="2" fo:widows="2"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1" fo:font-size="11pt" fo:font-style="normal" style:text-underline-style="none" fo:font-weight="normal" officeooo:paragraph-rsid="0079b371" style:font-name-asian="Arial1" style:font-size-asian="11pt" style:font-style-asian="normal" style:font-weight-asian="normal" style:font-name-complex="Arial1" style:font-size-complex="11pt"/>
    </style:style>
    <style:style style:name="P101" style:family="paragraph" style:parent-style-name="Standard" style:list-style-name="L10"/>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5f9320" style:font-weight-asian="bold" style:font-weight-complex="bold"/>
    </style:style>
    <style:style style:name="T4" style:family="text">
      <style:text-properties fo:font-weight="bold" officeooo:rsid="008d28e0" style:font-weight-asian="bold" style:font-weight-complex="bold"/>
    </style:style>
    <style:style style:name="T5" style:family="text">
      <style:text-properties fo:font-weight="bold" officeooo:rsid="008def1c" style:font-weight-asian="bold" style:font-weight-complex="bold"/>
    </style:style>
    <style:style style:name="T6" style:family="text">
      <style:text-properties fo:font-weight="bold" officeooo:rsid="005f9320" style:font-weight-asian="bold"/>
    </style:style>
    <style:style style:name="T7" style:family="text">
      <style:text-properties fo:font-weight="bold" officeooo:rsid="00900e47" style:font-weight-asian="bold"/>
    </style:style>
    <style:style style:name="T8" style:family="text">
      <style:text-properties fo:font-weight="bold" officeooo:rsid="0091a67b" style:font-weight-asian="bold"/>
    </style:style>
    <style:style style:name="T9" style:family="text">
      <style:text-properties fo:font-weight="bold" officeooo:rsid="009234b2" style:font-weight-asian="bold"/>
    </style:style>
    <style:style style:name="T10" style:family="text">
      <style:text-properties fo:font-weight="bold" officeooo:rsid="0096f07b" style:font-weight-asian="bold"/>
    </style:style>
    <style:style style:name="T11" style:family="text">
      <style:text-properties fo:font-weight="bold" officeooo:rsid="0098c0f9" style:font-weight-asian="bold"/>
    </style:style>
    <style:style style:name="T12" style:family="text">
      <style:text-properties fo:font-weight="bold" officeooo:rsid="0099e56a" style:font-weight-asian="bold"/>
    </style:style>
    <style:style style:name="T13" style:family="text">
      <style:text-properties fo:font-weight="bold" officeooo:rsid="0099ff3e" style:font-weight-asian="bold"/>
    </style:style>
    <style:style style:name="T14" style:family="text">
      <style:text-properties fo:font-weight="bold" officeooo:rsid="009d8227" style:font-weight-asian="bold"/>
    </style:style>
    <style:style style:name="T15" style:family="text">
      <style:text-properties fo:font-weight="bold" officeooo:rsid="009f5404" style:font-weight-asian="bold"/>
    </style:style>
    <style:style style:name="T16" style:family="text">
      <style:text-properties fo:font-weight="bold" officeooo:rsid="00a1805d" style:font-weight-asian="bold"/>
    </style:style>
    <style:style style:name="T17" style:family="text">
      <style:text-properties fo:font-weight="bold" officeooo:rsid="00a2e8ae" style:font-weight-asian="bold"/>
    </style:style>
    <style:style style:name="T18" style:family="text">
      <style:text-properties fo:font-weight="bold" officeooo:rsid="00a49903" style:font-weight-asian="bold"/>
    </style:style>
    <style:style style:name="T19" style:family="text">
      <style:text-properties fo:font-weight="bold" officeooo:rsid="00a5828f" style:font-weight-asian="bold"/>
    </style:style>
    <style:style style:name="T20" style:family="text">
      <style:text-properties fo:color="#1a0dab" loext:opacity="100%" style:font-name="Liberation Serif1" fo:font-size="11pt" style:text-underline-style="solid" style:text-underline-width="auto" style:text-underline-color="font-color" fo:background-color="#ffffff" loext:char-shading-value="0" style:font-size-asian="11pt" style:font-size-complex="11pt"/>
    </style:style>
    <style:style style:name="T21" style:family="text">
      <style:text-properties fo:color="#1a0dab" loext:opacity="100%" style:font-name="Liberation Serif1" fo:font-size="11pt" style:text-underline-style="solid" style:text-underline-width="auto" style:text-underline-color="font-color" officeooo:rsid="009501da" fo:background-color="#ffffff" loext:char-shading-value="0" style:font-size-asian="11pt" style:font-size-complex="11pt"/>
    </style:style>
    <style:style style:name="T22" style:family="text">
      <style:text-properties fo:color="#1a0dab" loext:opacity="100%" style:font-name="Liberation Serif1" fo:font-size="11pt" fo:background-color="#ffffff" loext:char-shading-value="0" style:font-size-asian="11pt" style:font-size-complex="11pt"/>
    </style:style>
    <style:style style:name="T23" style:family="text">
      <style:text-properties fo:color="#1a0dab" loext:opacity="100%" style:text-underline-style="solid" style:text-underline-width="auto" style:text-underline-color="font-color" officeooo:rsid="008f50f6" fo:background-color="#ffffff" loext:char-shading-value="0"/>
    </style:style>
    <style:style style:name="T24" style:family="text">
      <style:text-properties fo:font-weight="normal" officeooo:rsid="005ccc96" style:font-weight-asian="normal" style:font-weight-complex="normal"/>
    </style:style>
    <style:style style:name="T25" style:family="text">
      <style:text-properties fo:font-weight="normal" officeooo:rsid="009234b2" style:font-weight-asian="normal" style:font-weight-complex="normal"/>
    </style:style>
    <style:style style:name="T26" style:family="text">
      <style:text-properties officeooo:rsid="001a5459"/>
    </style:style>
    <style:style style:name="T27" style:family="text">
      <style:text-properties officeooo:rsid="001c07b1"/>
    </style:style>
    <style:style style:name="T28" style:family="text">
      <style:text-properties officeooo:rsid="001daf7d"/>
    </style:style>
    <style:style style:name="T29" style:family="text">
      <style:text-properties officeooo:rsid="001f21ae"/>
    </style:style>
    <style:style style:name="T30" style:family="text">
      <style:text-properties officeooo:rsid="001f68be"/>
    </style:style>
    <style:style style:name="T31" style:family="text">
      <style:text-properties officeooo:rsid="0020f248"/>
    </style:style>
    <style:style style:name="T32" style:family="text">
      <style:text-properties officeooo:rsid="00217ec9"/>
    </style:style>
    <style:style style:name="T33" style:family="text">
      <style:text-properties officeooo:rsid="0027f2cf"/>
    </style:style>
    <style:style style:name="T34" style:family="text">
      <style:text-properties officeooo:rsid="002fc405"/>
    </style:style>
    <style:style style:name="T35" style:family="text">
      <style:text-properties officeooo:rsid="004364f1"/>
    </style:style>
    <style:style style:name="T36" style:family="text">
      <style:text-properties style:font-name="Liberation Serif1" fo:font-size="11pt" style:font-size-asian="11pt" style:font-size-complex="11pt"/>
    </style:style>
    <style:style style:name="T37" style:family="text">
      <style:text-properties style:font-name="Liberation Serif1" fo:font-size="11pt" officeooo:rsid="004bfce4" style:font-size-asian="11pt" style:font-size-complex="11pt"/>
    </style:style>
    <style:style style:name="T38" style:family="text">
      <style:text-properties style:font-name="Liberation Serif1" fo:font-size="11pt" officeooo:rsid="005f9320" style:font-size-asian="11pt" style:font-size-complex="11pt"/>
    </style:style>
    <style:style style:name="T39" style:family="text">
      <style:text-properties style:font-name="Liberation Serif1" fo:font-size="11pt" officeooo:rsid="007bce2d" style:font-size-asian="11pt" style:font-size-complex="11pt"/>
    </style:style>
    <style:style style:name="T40" style:family="text">
      <style:text-properties style:font-name="Liberation Serif1" fo:font-size="11pt" officeooo:rsid="008f50f6" style:font-size-asian="11pt" style:font-size-complex="11pt"/>
    </style:style>
    <style:style style:name="T41" style:family="text">
      <style:text-properties style:font-name="Liberation Serif1" fo:font-size="11pt" officeooo:rsid="009474c3" style:font-size-asian="11pt" style:font-size-complex="11pt"/>
    </style:style>
    <style:style style:name="T42" style:family="text">
      <style:text-properties style:font-name="Liberation Serif1" fo:font-size="11pt" officeooo:rsid="006f46cd" style:font-size-asian="11pt" style:font-size-complex="11pt"/>
    </style:style>
    <style:style style:name="T43" style:family="text">
      <style:text-properties style:font-name="Liberation Serif1" fo:font-size="11pt" officeooo:rsid="009501da" style:font-size-asian="11pt" style:font-size-complex="11pt"/>
    </style:style>
    <style:style style:name="T44" style:family="text">
      <style:text-properties style:font-name="Liberation Serif1" fo:font-size="11pt" officeooo:rsid="0096f07b" style:font-size-asian="11pt" style:font-size-complex="11pt"/>
    </style:style>
    <style:style style:name="T45" style:family="text">
      <style:text-properties style:font-name="Liberation Serif1" fo:font-size="11pt" officeooo:rsid="0099e56a" style:font-size-asian="11pt" style:font-size-complex="11pt"/>
    </style:style>
    <style:style style:name="T46" style:family="text">
      <style:text-properties style:font-name="Liberation Serif1" fo:font-size="11pt" officeooo:rsid="009b937b" style:font-size-asian="11pt" style:font-size-complex="11pt"/>
    </style:style>
    <style:style style:name="T47" style:family="text">
      <style:text-properties style:font-name="Liberation Serif1" fo:font-size="11pt" officeooo:rsid="009fc384" style:font-size-asian="11pt" style:font-size-complex="11pt"/>
    </style:style>
    <style:style style:name="T48" style:family="text">
      <style:text-properties style:font-name="Liberation Serif1" fo:font-size="11pt" officeooo:rsid="00a2e8ae" style:font-size-asian="11pt" style:font-size-complex="11pt"/>
    </style:style>
    <style:style style:name="T49" style:family="text">
      <style:text-properties style:font-name="Liberation Serif1" fo:font-size="11pt" officeooo:rsid="00a41ece" style:font-size-asian="11pt" style:font-size-complex="11pt"/>
    </style:style>
    <style:style style:name="T50" style:family="text">
      <style:text-properties style:font-name="Liberation Serif1" fo:font-size="11pt" officeooo:rsid="00a81dc6" style:font-size-asian="11pt" style:font-size-complex="11pt"/>
    </style:style>
    <style:style style:name="T51" style:family="text">
      <style:text-properties style:font-name="Liberation Serif1" fo:font-size="11pt" officeooo:rsid="00e645b1" style:font-size-asian="11pt" style:font-size-complex="11pt"/>
    </style:style>
    <style:style style:name="T52" style:family="text">
      <style:text-properties style:font-name="Liberation Serif1" fo:font-size="11pt" fo:font-weight="bold" style:font-size-asian="11pt" style:font-weight-asian="bold" style:font-size-complex="11pt"/>
    </style:style>
    <style:style style:name="T53" style:family="text">
      <style:text-properties style:font-name="Liberation Serif1" fo:font-size="11pt" fo:font-weight="bold" officeooo:rsid="00933801" style:font-size-asian="11pt" style:font-weight-asian="bold" style:font-size-complex="11pt"/>
    </style:style>
    <style:style style:name="T54" style:family="text">
      <style:text-properties style:font-name="Liberation Serif1" fo:font-size="11pt" fo:font-weight="bold" officeooo:rsid="009501da" style:font-size-asian="11pt" style:font-weight-asian="bold" style:font-size-complex="11pt"/>
    </style:style>
    <style:style style:name="T55" style:family="text">
      <style:text-properties style:font-name="Liberation Serif1" fo:font-size="11pt" fo:font-weight="bold" officeooo:rsid="006f46cd" style:font-size-asian="11pt" style:font-weight-asian="bold" style:font-size-complex="11pt"/>
    </style:style>
    <style:style style:name="T56" style:family="text">
      <style:text-properties style:font-name="Liberation Serif1" fo:font-size="11pt" fo:font-weight="bold" officeooo:rsid="0096f07b" style:font-size-asian="11pt" style:font-weight-asian="bold" style:font-size-complex="11pt"/>
    </style:style>
    <style:style style:name="T57" style:family="text">
      <style:text-properties style:font-name="Liberation Serif1" fo:font-size="11pt" fo:font-weight="bold" officeooo:rsid="0099e56a" style:font-size-asian="11pt" style:font-weight-asian="bold" style:font-size-complex="11pt"/>
    </style:style>
    <style:style style:name="T58" style:family="text">
      <style:text-properties style:font-name="Liberation Serif1" fo:font-size="11pt" fo:font-weight="bold" officeooo:rsid="0099ff3e" style:font-size-asian="11pt" style:font-weight-asian="bold" style:font-size-complex="11pt"/>
    </style:style>
    <style:style style:name="T59" style:family="text">
      <style:text-properties style:font-name="Liberation Serif1" fo:font-size="11pt" fo:font-weight="bold" style:font-size-asian="11pt" style:font-weight-asian="bold" style:font-size-complex="11pt" style:font-weight-complex="bold"/>
    </style:style>
    <style:style style:name="T60" style:family="text">
      <style:text-properties style:font-name="Liberation Serif1" fo:font-size="11pt" fo:font-weight="bold" officeooo:rsid="00a2e8ae" style:font-size-asian="11pt" style:font-weight-asian="bold" style:font-size-complex="11pt"/>
    </style:style>
    <style:style style:name="T61" style:family="text">
      <style:text-properties style:font-name="Liberation Serif1" fo:font-size="11pt" fo:font-weight="bold" officeooo:rsid="00a81dc6" style:font-size-asian="11pt" style:font-weight-asian="bold" style:font-size-complex="11pt"/>
    </style:style>
    <style:style style:name="T62" style:family="text">
      <style:text-properties style:font-name="Liberation Serif1" style:font-size-asian="11pt" style:font-size-complex="11pt"/>
    </style:style>
    <style:style style:name="T63" style:family="text">
      <style:text-properties style:font-name="Liberation Serif1" officeooo:rsid="00c1aca7" style:font-size-asian="11pt" style:font-size-complex="11pt"/>
    </style:style>
    <style:style style:name="T64" style:family="text">
      <style:text-properties style:font-name="Liberation Serif1" officeooo:rsid="00c2587f" style:font-size-asian="11pt" style:font-size-complex="11pt"/>
    </style:style>
    <style:style style:name="T65" style:family="text">
      <style:text-properties style:font-name="Liberation Serif1" officeooo:rsid="00c2c9e1" style:font-size-asian="11pt" style:font-size-complex="11pt"/>
    </style:style>
    <style:style style:name="T66" style:family="text">
      <style:text-properties style:font-name="Liberation Serif1" officeooo:rsid="00e885e0" style:font-size-asian="11pt" style:font-size-complex="11pt"/>
    </style:style>
    <style:style style:name="T67" style:family="text">
      <style:text-properties style:font-name="Liberation Serif1" fo:font-weight="bold" style:font-size-asian="11pt" style:font-weight-asian="bold" style:font-size-complex="11pt" style:font-weight-complex="bold"/>
    </style:style>
    <style:style style:name="T68" style:family="text">
      <style:text-properties style:font-name="Liberation Serif1" fo:font-size="12pt" officeooo:rsid="00e645b1" style:font-size-asian="12pt" style:font-size-complex="12pt"/>
    </style:style>
    <style:style style:name="T69" style:family="text">
      <style:text-properties officeooo:rsid="0045233b"/>
    </style:style>
    <style:style style:name="T70" style:family="text">
      <style:text-properties officeooo:rsid="00489663"/>
    </style:style>
    <style:style style:name="T71" style:family="text">
      <style:text-properties officeooo:rsid="004bfce4"/>
    </style:style>
    <style:style style:name="T72" style:family="text">
      <style:text-properties officeooo:rsid="00503529"/>
    </style:style>
    <style:style style:name="T73" style:family="text">
      <style:text-properties officeooo:rsid="0051e2b2"/>
    </style:style>
    <style:style style:name="T74" style:family="text">
      <style:text-properties officeooo:rsid="0052d906"/>
    </style:style>
    <style:style style:name="T75" style:family="text">
      <style:text-properties officeooo:rsid="0055c158"/>
    </style:style>
    <style:style style:name="T76" style:family="text">
      <style:text-properties officeooo:rsid="00565cc4"/>
    </style:style>
    <style:style style:name="T77" style:family="text">
      <style:text-properties officeooo:rsid="0059bd28"/>
    </style:style>
    <style:style style:name="T78" style:family="text">
      <style:text-properties officeooo:rsid="005b63b6"/>
    </style:style>
    <style:style style:name="T79" style:family="text">
      <style:text-properties officeooo:rsid="005e872e"/>
    </style:style>
    <style:style style:name="T80" style:family="text">
      <style:text-properties officeooo:rsid="005f9320"/>
    </style:style>
    <style:style style:name="T81" style:family="text">
      <style:text-properties officeooo:rsid="0060a4bd"/>
    </style:style>
    <style:style style:name="T82" style:family="text">
      <style:text-properties officeooo:rsid="0062760e"/>
    </style:style>
    <style:style style:name="T83" style:family="text">
      <style:text-properties officeooo:rsid="006366da"/>
    </style:style>
    <style:style style:name="T84" style:family="text">
      <style:text-properties officeooo:rsid="00655c12"/>
    </style:style>
    <style:style style:name="T85" style:family="text">
      <style:text-properties officeooo:rsid="00659d15"/>
    </style:style>
    <style:style style:name="T86" style:family="text">
      <style:text-properties officeooo:rsid="0066f800"/>
    </style:style>
    <style:style style:name="T87" style:family="text">
      <style:text-properties officeooo:rsid="006aad32"/>
    </style:style>
    <style:style style:name="T88" style:family="text">
      <style:text-properties officeooo:rsid="006aeed8"/>
    </style:style>
    <style:style style:name="T89" style:family="text">
      <style:text-properties officeooo:rsid="006bcc1b"/>
    </style:style>
    <style:style style:name="T90" style:family="text">
      <style:text-properties officeooo:rsid="006f49bf"/>
    </style:style>
    <style:style style:name="T91" style:family="text">
      <style:text-properties officeooo:rsid="0071ee83"/>
    </style:style>
    <style:style style:name="T92" style:family="text">
      <style:text-properties officeooo:rsid="0072bea1"/>
    </style:style>
    <style:style style:name="T93" style:family="text">
      <style:text-properties officeooo:rsid="0075f30d"/>
    </style:style>
    <style:style style:name="T94" style:family="text">
      <style:text-properties officeooo:rsid="0076ca83"/>
    </style:style>
    <style:style style:name="T95" style:family="text">
      <style:text-properties officeooo:rsid="00788d02"/>
    </style:style>
    <style:style style:name="T96" style:family="text">
      <style:text-properties officeooo:rsid="0079b371"/>
    </style:style>
    <style:style style:name="T97" style:family="text">
      <style:text-properties officeooo:rsid="007a5969"/>
    </style:style>
    <style:style style:name="T98" style:family="text">
      <style:text-properties officeooo:rsid="007bce2d"/>
    </style:style>
    <style:style style:name="T99" style:family="text">
      <style:text-properties officeooo:rsid="007dc775"/>
    </style:style>
    <style:style style:name="T100" style:family="text">
      <style:text-properties officeooo:rsid="0087357f"/>
    </style:style>
    <style:style style:name="T101" style:family="text">
      <style:text-properties fo:font-style="italic" fo:font-weight="bold" style:font-style-asian="italic" style:font-weight-asian="bold" style:font-style-complex="italic"/>
    </style:style>
    <style:style style:name="T102" style:family="text">
      <style:text-properties fo:font-style="italic" fo:font-weight="bold" style:font-style-asian="italic" style:font-weight-asian="bold" style:font-style-complex="italic" style:font-weight-complex="bold"/>
    </style:style>
    <style:style style:name="T103" style:family="text">
      <style:text-properties fo:font-style="italic" fo:font-weight="bold" officeooo:rsid="008f50f6" style:font-style-asian="italic" style:font-weight-asian="bold" style:font-style-complex="italic"/>
    </style:style>
    <style:style style:name="T104" style:family="text">
      <style:text-properties officeooo:rsid="0088f50c"/>
    </style:style>
    <style:style style:name="T105" style:family="text">
      <style:text-properties officeooo:rsid="008ad0e1"/>
    </style:style>
    <style:style style:name="T106" style:family="text">
      <style:text-properties officeooo:rsid="008bb633"/>
    </style:style>
    <style:style style:name="T107" style:family="text">
      <style:text-properties officeooo:rsid="008bd7ea"/>
    </style:style>
    <style:style style:name="T108" style:family="text">
      <style:text-properties officeooo:rsid="008cf037"/>
    </style:style>
    <style:style style:name="T109" style:family="text">
      <style:text-properties officeooo:rsid="008d28e0"/>
    </style:style>
    <style:style style:name="T110" style:family="text">
      <style:text-properties officeooo:rsid="008def1c"/>
    </style:style>
    <style:style style:name="T111" style:family="text">
      <style:text-properties officeooo:rsid="008ebc23"/>
    </style:style>
    <style:style style:name="T112" style:family="text">
      <style:text-properties officeooo:rsid="008ef592"/>
    </style:style>
    <style:style style:name="T113" style:family="text">
      <style:text-properties officeooo:rsid="008f50f6"/>
    </style:style>
    <style:style style:name="T114" style:family="text">
      <style:text-properties officeooo:rsid="00900e47"/>
    </style:style>
    <style:style style:name="T115" style:family="text">
      <style:text-properties fo:color="#ff0000" loext:opacity="100%" fo:font-style="normal" style:text-underline-style="none" fo:font-weight="normal" officeooo:rsid="00900e47" style:font-style-asian="normal" style:font-weight-asian="normal" style:font-style-complex="normal" style:font-weight-complex="normal"/>
    </style:style>
    <style:style style:name="T116" style:family="text">
      <style:text-properties officeooo:rsid="0091a67b"/>
    </style:style>
    <style:style style:name="T117" style:family="text">
      <style:text-properties officeooo:rsid="009234b2"/>
    </style:style>
    <style:style style:name="T118" style:family="text">
      <style:text-properties officeooo:rsid="009474c3"/>
    </style:style>
    <style:style style:name="T119" style:family="text">
      <style:text-properties officeooo:rsid="009501da"/>
    </style:style>
    <style:style style:name="T120" style:family="text">
      <style:text-properties officeooo:rsid="0096f07b"/>
    </style:style>
    <style:style style:name="T121" style:family="text">
      <style:text-properties officeooo:rsid="0098c0f9"/>
    </style:style>
    <style:style style:name="T122" style:family="text">
      <style:text-properties officeooo:rsid="009928ea"/>
    </style:style>
    <style:style style:name="T123" style:family="text">
      <style:text-properties officeooo:rsid="0099e56a"/>
    </style:style>
    <style:style style:name="T124" style:family="text">
      <style:text-properties officeooo:rsid="009f5404"/>
    </style:style>
    <style:style style:name="T125" style:family="text">
      <style:text-properties officeooo:rsid="00a1272c"/>
    </style:style>
    <style:style style:name="T126" style:family="text">
      <style:text-properties officeooo:rsid="00a1805d"/>
    </style:style>
    <style:style style:name="T127" style:family="text">
      <style:text-properties officeooo:rsid="00a1cfbf"/>
    </style:style>
    <style:style style:name="T128" style:family="text">
      <style:text-properties officeooo:rsid="00a2e8ae"/>
    </style:style>
    <style:style style:name="T129" style:family="text">
      <style:text-properties officeooo:rsid="00a5828f"/>
    </style:style>
    <style:style style:name="T130" style:family="text">
      <style:text-properties officeooo:rsid="00a6d0c7"/>
    </style:style>
    <style:style style:name="T131" style:family="text">
      <style:text-properties officeooo:rsid="00a88a97"/>
    </style:style>
    <style:style style:name="T132" style:family="text">
      <style:text-properties officeooo:rsid="00aa2d61"/>
    </style:style>
    <style:style style:name="T133" style:family="text">
      <style:text-properties officeooo:rsid="00bac8cd"/>
    </style:style>
    <style:style style:name="T134" style:family="text">
      <style:text-properties officeooo:rsid="00bc0d54"/>
    </style:style>
    <style:style style:name="T135" style:family="text">
      <style:text-properties officeooo:rsid="00bd1961"/>
    </style:style>
    <style:style style:name="T136" style:family="text">
      <style:text-properties officeooo:rsid="00bd82c1"/>
    </style:style>
    <style:style style:name="T137" style:family="text">
      <style:text-properties officeooo:rsid="00bf718b"/>
    </style:style>
    <style:style style:name="T138" style:family="text">
      <style:text-properties officeooo:rsid="00bf9336"/>
    </style:style>
    <style:style style:name="T139" style:family="text">
      <style:text-properties officeooo:rsid="00c00333"/>
    </style:style>
    <style:style style:name="T140" style:family="text">
      <style:text-properties officeooo:rsid="00c06d7f"/>
    </style:style>
    <style:style style:name="T141" style:family="text">
      <style:text-properties officeooo:rsid="00c0912f"/>
    </style:style>
    <style:style style:name="T142" style:family="text">
      <style:text-properties officeooo:rsid="00c1aca7"/>
    </style:style>
    <style:style style:name="T143" style:family="text">
      <style:text-properties officeooo:rsid="00c69526"/>
    </style:style>
    <style:style style:name="T144" style:family="text">
      <style:text-properties officeooo:rsid="00d881d7"/>
    </style:style>
    <style:style style:name="T145" style:family="text">
      <style:text-properties officeooo:rsid="00dd9ca0"/>
    </style:style>
    <style:style style:name="T146" style:family="text">
      <style:text-properties officeooo:rsid="00e1bf38"/>
    </style:style>
    <style:style style:name="T147" style:family="text">
      <style:text-properties officeooo:rsid="00e2f87e"/>
    </style:style>
    <style:style style:name="T148" style:family="text">
      <style:text-properties officeooo:rsid="00e3c426"/>
    </style:style>
    <style:style style:name="T149" style:family="text">
      <style:text-properties fo:font-size="12pt" officeooo:rsid="00e645b1" style:font-size-asian="12pt" style:font-size-complex="12pt"/>
    </style:style>
    <style:style style:name="T150" style:family="text">
      <style:text-properties fo:font-size="11pt" style:font-size-asian="11pt" style:font-size-complex="11pt"/>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3">
          <style:column style:rel-width="21847*" fo:start-indent="0in" fo:end-indent="0in"/>
          <style:column style:rel-width="21847*" fo:start-indent="0in" fo:end-indent="0in"/>
          <style:column style:rel-width="21841*" fo:start-indent="0in" fo:end-indent="0in"/>
        </style:columns>
      </style:section-properties>
    </style:style>
    <style:style style:name="Sect4" style:family="section">
      <style:section-properties style:editable="false">
        <style:columns fo:column-count="2">
          <style:column style:rel-width="32769*" fo:start-indent="0in" fo:end-indent="0.0299in"/>
          <style:column style:rel-width="32766*" fo:start-indent="0.0299in" fo:end-indent="0in"/>
        </style:columns>
      </style:section-properties>
    </style:style>
    <style:style style:name="Sect5" style:family="section">
      <style:section-properties text:dont-balance-text-columns="true" style:editable="false">
        <style:columns fo:column-count="1" fo:column-gap="0in"/>
      </style:section-properties>
    </style:style>
    <style:style style:name="Sect6" style:family="section">
      <style:section-properties style:editable="false">
        <style:columns fo:column-count="3">
          <style:column style:rel-width="20975*" fo:start-indent="0in" fo:end-indent="0.25in"/>
          <style:column style:rel-width="23590*" fo:start-indent="0.25in" fo:end-indent="0.25in"/>
          <style:column style:rel-width="20970*" fo:start-indent="0.25in" fo:end-indent="0in"/>
        </style:columns>
      </style:section-properties>
    </style:style>
    <style:style style:name="Sect7" style:family="section">
      <style:section-properties text:dont-balance-text-columns="false" style:editable="false">
        <style:columns fo:column-count="3" fo:column-gap="0.0598in">
          <style:column style:rel-width="21845*" fo:start-indent="0in" fo:end-indent="0.0299in"/>
          <style:column style:rel-width="21845*" fo:start-indent="0.0299in" fo:end-indent="0.0299in"/>
          <style:column style:rel-width="21845*" fo:start-indent="0.0299in" fo:end-indent="0in"/>
        </style:columns>
      </style:section-properties>
    </style:style>
    <style:style style:name="Sect8" style:family="section">
      <style:section-properties text:dont-balance-text-columns="false" style:editable="false">
        <style:columns fo:column-count="2">
          <style:column style:rel-width="5234*" fo:start-indent="0in" fo:end-indent="0.0098in"/>
          <style:column style:rel-width="5235*" fo:start-indent="0.0098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5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Шта је ова игра?</text:p>
      <text:p text:style-name="P12">Расковник је игра улога и авантуре, игра нема јасно одређен крај и циљеве. Током игре учесници ће имати прилику да заједно причају и стварају приче замишљених светова и ликова, попут оних о којима су читали у романима фантастике и гледали у филмовима. Ова игра се мо<text:span text:style-name="T147">ж</text:span>е најлакше објаснити као мешавина импровизационе глуме и тактичке друштвене игре.</text:p>
      <text:p text:style-name="Heading_20_2">Шта је неопходно да се игра?</text:p>
      <text:list xml:id="list2446190191" text:style-name="L1">
        <text:list-item>
          <text:p text:style-name="P71">Минимум 2 или више играча, где један од играча преузима улогу приповедача.</text:p>
        </text:list-item>
        <text:list-item>
          <text:p text:style-name="P71">Паковање коцкица (Минимум 4).</text:p>
        </text:list-item>
        <text:list-item>
          <text:p text:style-name="P71">Папир на квадратиће или било каква шаблонирана површина.</text:p>
        </text:list-item>
        <text:list-item>
          <text:p text:style-name="P71">Фигурице за ликове (чепови, папирне фигуре, минијатуре..)</text:p>
        </text:list-item>
      </text:list>
      <text:p text:style-name="Heading_20_3">Приповедач</text:p>
      <text:p text:style-name="P12"><text:tab/>Је задузен да играчима <text:s/>представи ситуацију и свет у коме се налазе њихови ликови чије улоге они тумаче. Улога приповедача јесте да преноси како свет где се ликови налазе реагује на њихове одлуке. Поприлично <text:s/>велики задатак који од приповедача захтева много тога: </text:p>
      <text:list xml:id="list2217671813" text:style-name="L2">
        <text:list-item>
          <text:p text:style-name="P72">Описе локације на којој се налазе играчи .</text:p>
        </text:list-item>
        <text:list-item>
          <text:p text:style-name="P72">Описивање и тумачење ликова које хероји сусрећу.</text:p>
        </text:list-item>
        <text:list-item>
          <text:p text:style-name="P72">Вођење рачуна да тактички део игре тече глатко, без проблема и забуне.</text:p>
        </text:list-item>
        <text:list-item>
          <text:p text:style-name="P72">Писање света и догађаја који формирају причу унутар игре.</text:p>
        </text:list-item>
      </text:list>
      <text:p text:style-name="P12"><text:tab/>Ово су само нека од најчешћих задужења која припадају приповедачу. Постоје многа друга, за више информација покушајте пронаћи <text:s/>искусног приповедача или прочитајте нашу <text:s/>књигу посвећену <text:s/>техникама које смо научили кроз године играња оваквих игара.</text:p>
      <text:p text:style-name="P12"><text:tab/>Приповедача многи називају мозгом или рачунаром игре. Без приповедача није могуће играти игру, пошто они пишу и режирају причу и преносе како свет реагује на одлуке играча, прилагођавајући своју причу према поступцима хероја, водећи се логиком и правилима из ове књиге као основом. По потреби приповедачи ће мењати правила из ове књиге како би боље одговарала њиховом нацину И стилу приповедања и жељама играча.</text:p>
      <text:p text:style-name="Heading_20_3">Играчи</text:p>
      <text:p text:style-name="P12">Задужени су за играње ликова (хероја) који су протагонисти приче. Обично ликови које воде играчи су компликованији <text:s/>са више карактеристика и опција. Од играча се очекује да верно тумаче улогу лика којег су направили <text:s/>и да га успешно уграде у свет који је пред њих поставио приповедач.</text:p>
      <text:p text:style-name="Heading_20_3">Како се игра ?</text:p>
      <text:p text:style-name="P12">Приповедач представља играчима сцену у којој се налазе и пита их шта зеле да раде. Као рекацију на њихове одговоре приповеда<text:span text:style-name="T145">ч</text:span> води ток игре у правцу који њему делује као логичан исход поступака хероја.</text:p>
      <text:p text:style-name="P12"><text:soft-page-break/>Понекада ствари које ликови желе да ураде су тешке и не можемо са сигурношћу рећи да ли их хероји могу успешно урадити, у многим случајевима приповедач може да тражи од играча да бацају коцкице да провере да ли ће херој успесно урадити шта је његов играч наумио.</text:p>
      <text:p text:style-name="Heading_20_1">Речник појмова</text:p>
      <text:p text:style-name="P12">Неке појмови које користимо у овој књизи имају разлицито знацење него које обицно имају. Стога користимо кованице или наводимо како користимо одредјене реци у књизи. Ако се у било ком моменту збуните ста смо хтели реци вратите се на ову страну И проверит знацење.</text:p>
      <text:p text:style-name="Heading_20_3">Херој</text:p>
      <text:p text:style-name="P12">Лик којег тумачи (води) играч. Хероји су протагонисти наше приче.</text:p>
      <text:p text:style-name="Heading_20_3">Табула</text:p>
      <text:p text:style-name="P12">Позајмљеница из латинског, која служи као једна реч за карактерни лист хероја. Овај двострани лист садржи све информације које би један играч требао да зна како би правилно играо свог хероја.</text:p>
      <text:p text:style-name="Heading_20_3">Пребаци / пребацивање</text:p>
      <text:p text:style-name="P12">Сваки пут када треба да пребацимо неки збир од нас се тражи да бацимо 3д6 и да збир тих коцки и додатних бонуса од околности и/или статистика пребацимо тражену вредност.</text:p>
      <text:p text:style-name="Heading_20_3">Спашавање / Спаси </text:p>
      <text:p text:style-name="P12">Обично се користи у контексту “мета треба да спасе &lt;вредност&gt; статистике или &lt;ефекат се деси&gt;”. Спашавање је исто као пребацивање. Ако нам нешто каже да спасемо присутност 14 значи да на 3Д + наш бонус од присутности треба да буде већи од 14 како би избегли негативан ефекат.</text:p>
      <text:p text:style-name="Heading_20_3">Симболи коришћени у књизи</text:p>
      <text:p text:style-name="P12">Неке појмове немамо потребе да стално записујемо и референцирамо текстом. За те појмове користимо симболе зарад лакшег читања. У овом подглављу ће те наћи све симболе које књига користи.</text:p>
      <text:p text:style-name="Heading_20_3"><text:span text:style-name="T36">X</text:span><text:a xlink:type="simple" xlink:href="https://emojipedia.org/emoji/🎲/" text:style-name="ListLabel_20_226" text:visited-style-name="ListLabel_20_226"><text:span text:style-name="T20">🎲</text:span></text:a></text:p>
      <text:p text:style-name="P12">Како не би стално писали 3 кокице или 1 коцкица користимо слово Д, разлог је навика посто се коцкице референцирају као Д у свим осталим играма овог типа.</text:p>
      <text:p text:style-name="Heading_20_3">💥 Поља</text:p>
      <text:p text:style-name="P12">Поља су основна јединица раздаљине у игри, уз игру се препоруцује употреба саблонираног папира, где се свака “коцкица” рацуна као 1 поље, сви хероји стају у 1 поље, свако поље се такодје рацуна као 1 метар.</text:p>
      <text:p text:style-name="Heading_20_2"><text:soft-page-break/>Статистике</text:p>
      <text:p text:style-name="P12">Су основне информације о васем лику, оне одредјују на које провере колике бонусе, колико стете мозете да примите док се не освестите И колико је теско да вас неко рани И погоди.</text:p>
      <text:p text:style-name="Heading_20_4">Снага</text:p>
      <text:p text:style-name="P12">Физичка снага лика служи за бонусе на штету и за провере у којима се користи снага.</text:p>
      <text:p text:style-name="Heading_20_4">Окретност</text:p>
      <text:p text:style-name="P12">Брзина и рефлекси, служи као бонус за одбрану, напад и провере у којима се користи окретност.</text:p>
      <text:p text:style-name="Heading_20_4">Присутност</text:p>
      <text:p text:style-name="P12">Оштроумност и опажање, бонус за магиску одбрану и напад, као и провере у којима се користи присутност.</text:p>
      <text:p text:style-name="Heading_20_4">Харизма</text:p>
      <text:p text:style-name="P25">Генерална социална способност, користи се као бонус за храброст најамника играча и повећава шансу да реакција противника у авантури буде боља по играче.</text:p>
      <text:p text:style-name="Heading_20_4">Замор</text:p>
      <text:p text:style-name="P12">Једном по потезу сваки херој може да користи замор за добије додатну брзу акцију. Након употребе замора он се повећава за 1. У зависности од количине замора коју сте прикупили имате пенале на коцкицама за све акције које радите док имате замор. </text:p>
      <text:p text:style-name="P12">Свака два бода замора вам дају кумулативни пенал од -1 на све ресултате. На пример 6 бодова замора би вам дала -3 док 4 или 5 би вам дала -2 модификацију.</text:p>
      <text:p text:style-name="Heading_20_4">Свест</text:p>
      <text:p text:style-name="P12"><text:tab/>Представља вољу за борбом. Ретко ко се бори до смрти, као апстракција тога свест представља колико насиља мозете издржати пре него што одустанете од борбе.</text:p>
      <text:p text:style-name="P12">Када лик падне на 0 свести рачунају се као онесвешћени и немају више акција у том потезу. <text:tab/>Ако неко нападне онесвешћеног лика и нанесе му више штете од његове снаге тај лик аутоматски умире.</text:p>
      <text:p text:style-name="P12"><text:tab/>Ако неко врати свест лику било којим начином, тај лик може да устане и да игра свој потез (ако га није играо ове рунде). Свако дизање из несвести наноси 2 замора лику који је подигнут ис несвести.</text:p>
      <text:p text:style-name="Heading_20_4">Магична одбрана</text:p>
      <text:p text:style-name="P23">Представља колико је лик способан да се брани и избегава магије, једнака је збиру 10 + ПРИСУСТВО.</text:p>
      <text:p text:style-name="Heading_20_4"><text:soft-page-break/>Одбрана</text:p>
      <text:p text:style-name="P24">Представља колико је лик способан да се брани и избегава нападе, једнака је збиру 10 + ОКРЕТНОСТ.</text:p>
      <text:p text:style-name="Heading_20_4">Одбојност</text:p>
      <text:p text:style-name="P12"><text:tab/>Представља збир одбојности које смањују штету која се наноси свести лика. Разликујемо Магијску и Оклопну одбојност; Оклопна је једнака бонусима од опреме И класе , магиска је једнака бонусима од опреме И класе.</text:p>
      <text:p text:style-name="P12"><text:tab/>Штета не може бити смањена мање од 2 бода без обзира на количину одбојности коју лик поседује.</text:p>
      <text:p text:style-name="Heading_20_4">Храброст</text:p>
      <text:p text:style-name="P25">Неки ретки савезници и плаћеници ће имати додатне бонусе на ову статистику, већини ће увек бити једнак харизми најближег играча у моменту када бацају проверу морала</text:p>
      <text:p text:style-name="Heading_20_4">Капацитет магија</text:p>
      <text:p text:style-name="P12">Представља колико магија можемо да запамтимо, свака класа има различите вредности капацитета, за више информација прочитати магију.</text:p>
      <text:p text:style-name="Heading_20_1">Стварање Лика</text:p>
      <text:p text:style-name="P7">Сваки лик у игри <text:s/>је представљен као колекција статистика, вештина, магија и ефеката који ути<text:span text:style-name="T69">ч</text:span>у на њега. Прича и циљеви које прате лика су такође врло корисне информације. Од играча се очекује да попуне биографски део <text:span text:style-name="T1">табуле</text:span> и да дају приповедачу материал за везивање <text:span text:style-name="T69">створених</text:span>у причу. </text:p>
      <text:p text:style-name="P7">Да би смо направили лика треба да одаберемо следеће ствари и запишемо их на своју <text:span text:style-name="T1">Табулу</text:span>:</text:p>
      <text:section text:style-name="Sect1" text:name="TextSection">
        <text:p text:style-name="Heading_20_4">Статистике</text:p>
        <text:p text:style-name="P12">За <text:span text:style-name="T70">четири</text:span> главна атрибута (Снага, Окретност, Присуство <text:span text:style-name="T70">и </text:span><text:span text:style-name="T92">Харизма</text:span>) располажемо са <text:span text:style-name="T35">8</text:span> бодова које можемо расподелити између <text:span text:style-name="T70">њих. Приликом прављења лика ниједна од ових статистика не може бити већа од 4.</text:span></text:p>
        <text:p text:style-name="Heading_20_4">Занимања</text:p>
        <text:p text:style-name="P12">Сваки лик има право да <text:span text:style-name="T92">одабере</text:span> <text:span text:style-name="T92">1</text:span> <text:span text:style-name="T92">занимање</text:span>.</text:p>
        <text:p text:style-name="Heading_20_4"><text:span text:style-name="T96">В</text:span>ештина</text:p>
        <text:p text:style-name="P12">Сваки играч има право да одабере 4 <text:span text:style-name="T93">вештине.</text:span></text:p>
        <text:p text:style-name="Heading_20_4">Магије</text:p>
        <text:p text:style-name="P12">Сваки играч <text:span text:style-name="T92">има право да одабере 3 магије.</text:span></text:p>
        <text:p text:style-name="Heading_20_4"><text:soft-page-break/>Опрема</text:p>
        <text:p text:style-name="P13">Сваки играч <text:span text:style-name="T92">добија стартну опрему, сребро и оружије, више информација у секцији везаној за опрему.</text:span></text:p>
      </text:section>
      <text:section text:style-name="Sect2" text:name="Section1">
        <text:p text:style-name="Heading_20_4">Напредовање</text:p>
        <text:p text:style-name="P13"><text:tab/>Након сваког поглавља приче приповедач има право да дозволи играчима да унапреде своје хероје. Сваки пут када играчи унапређују своје хероје они додају следеће ствари на своју <text:span text:style-name="T1">табулу</text:span>:</text:p>
        <text:list xml:id="list4140083948" text:style-name="L3">
          <text:list-item>
            <text:p text:style-name="P73">Један<text:span text:style-name="T96">у</text:span> нов<text:span text:style-name="T96">у</text:span> вештин<text:span text:style-name="T96">у</text:span>.</text:p>
          </text:list-item>
          <text:list-item>
            <text:p text:style-name="P74">Две нове магије.</text:p>
          </text:list-item>
          <text:list-item>
            <text:p text:style-name="P75">Повећај једну главну статистику за 1 бод.</text:p>
          </text:list-item>
        </text:list>
        <text:p text:style-name="Heading_20_1">Генералне провере успеха</text:p>
        <text:p text:style-name="P12"><text:s/><text:span text:style-name="T91">Хероји ће некада покушати да ураде нешто што је тешко за постићи или нешто за шта постоји фактор ризика. Када се такве ситуације јаве потребно је затражити да играчи бацају проверу користећи једну од 4 главних статистика. <text:s/>Када приповедач утврди да је провера неопходна он задаје тежину провере то јесте број који играчи требају да пребаце са 3К како би успели активност која је изазвала проверу.</text:span></text:p>
        <text:p text:style-name="Heading_20_4">Пример</text:p>
        <text:p text:style-name="P26">Стуор жели да убеди речима и обећањима скупљача пореза да превиди 1000 сребрењака које је скоро донео из своје задње авантуре. Пошто Стубор зна скупљача лично и у добром су односу Приповедач задаје тежину од 9, потом стубор баца 3К и добија 8. На резултат се после додаје његов бонус на Харизму од 2 за коначан резултат од 10, пошто је 10 веће од задате тежине Стубор успешно избегава порез.</text:p>
        <text:p text:style-name="P26">Иста ова ситуација би могла да се реши митом ако порески обавезник је похлепан или склон корупцији, за такве ситуације не требамо да користимо провере, пошто није претерано тешко убедити корумпираног скупљача пореза да прихвати мито и не наплати порез Стубору.</text:p>
      </text:section>
      <text:section text:style-name="Sect2" text:name="Section3">
        <text:p text:style-name="Heading_20_1">Занимања</text:p>
        <text:p text:style-name="P47">Занимања су професионалне вештине, <text:span text:style-name="T94">на почетку свако добија 1 занимање, како би играчи добили додатна занимања требају да назначе Приповедачу у времену између авантура да желе да је науче и Приповедач ће им рећи колико времена је потребно да би њихов лик научио то знање.</text:span></text:p>
      </text:section>
      <text:section text:style-name="Sect3" text:name="Section4">
        <text:list xml:id="list1584275215" text:style-name="L4">
          <text:list-item>
            <text:p text:style-name="P98">Вожња чамаца</text:p>
          </text:list-item>
          <text:list-item>
            <text:p text:style-name="P99">Вожња бродова</text:p>
          </text:list-item>
          <text:list-item>
            <text:p text:style-name="P99">Вожња кочија</text:p>
          </text:list-item>
          <text:list-item>
            <text:p text:style-name="P99">Калиграфија</text:p>
          </text:list-item>
          <text:list-item>
            <text:p text:style-name="P99">Картографија</text:p>
          </text:list-item>
          <text:list-item>
            <text:p text:style-name="P99">Хербализам</text:p>
          </text:list-item>
          <text:list-item>
            <text:p text:style-name="P99">Алхемија</text:p>
          </text:list-item>
          <text:list-item>
            <text:p text:style-name="P99">Ковање</text:p>
          </text:list-item>
          <text:list-item>
            <text:p text:style-name="P99">Земљорадња</text:p>
          </text:list-item>
          <text:list-item>
            <text:p text:style-name="P99">Столарство</text:p>
          </text:list-item>
          <text:list-item>
            <text:p text:style-name="P99">Плетење</text:p>
          </text:list-item>
          <text:list-item>
            <text:p text:style-name="P99">Преписивање</text:p>
          </text:list-item>
          <text:list-item>
            <text:p text:style-name="P99">Коричење</text:p>
          </text:list-item>
          <text:list-item>
            <text:p text:style-name="P99">Ко<text:span text:style-name="T95">ж</text:span>арство</text:p>
          </text:list-item>
          <text:list-item>
            <text:p text:style-name="P99">Ткање</text:p>
          </text:list-item>
          <text:list-item>
            <text:p text:style-name="P99"><text:soft-page-break/>Обућарство</text:p>
          </text:list-item>
          <text:list-item>
            <text:p text:style-name="P99">Пекарство</text:p>
          </text:list-item>
          <text:list-item>
            <text:p text:style-name="P99">Архитектура</text:p>
          </text:list-item>
          <text:list-item>
            <text:p text:style-name="P99">Градјевина</text:p>
          </text:list-item>
          <text:list-item>
            <text:p text:style-name="P99">Трговина</text:p>
          </text:list-item>
          <text:list-item>
            <text:p text:style-name="P99">Зачаравање Опреме</text:p>
          </text:list-item>
          <text:list-item>
            <text:p text:style-name="P99">Есотерични Ритуали</text:p>
          </text:list-item>
          <text:list-item>
            <text:p text:style-name="P99">Управљање</text:p>
          </text:list-item>
          <text:list-item>
            <text:p text:style-name="P100">Свештенство</text:p>
          </text:list-item>
        </text:list>
      </text:section>
      <text:section text:style-name="Sect2" text:name="Section5">
        <text:p text:style-name="P53">Вештине</text:p>
        <text:p text:style-name="P12"><text:s text:c="2"/><text:span text:style-name="T96">В</text:span>ештин<text:span text:style-name="T96">е</text:span> описују шта лик мо<text:span text:style-name="T96">ж</text:span>е да користи током тактичког дела игре. Путем вештина је веома лагано направити лика каквог желите. <text:span text:style-name="T97">Био то пажљиви стратег који чека из сенке или бахати јуришник који нема обзира за звој живот и безбедност.</text:span></text:p>
        <text:p text:style-name="Heading_20_2">Листа вештина:</text:p>
      </text:section>
      <text:section text:style-name="Sect1" text:name="Section6">
        <text:p text:style-name="Heading_20_3">Јуришник</text:p>
        <text:p text:style-name="P12">Ако сте се овај потез кретали више од 4 поља:</text:p>
        <text:list xml:id="list295697627" text:style-name="L5">
          <text:list-item>
            <text:p text:style-name="P76">Следећи напад овог потеза има +1Д.</text:p>
          </text:list-item>
          <text:list-item>
            <text:p text:style-name="P76">Сваки пут када бацате коцке за штету, баците додатну коцкицу.</text:p>
          </text:list-item>
          <text:list-item>
            <text:p text:style-name="P76">Ако погодите ва<text:span text:style-name="T100">ш</text:span>у мету мо<text:span text:style-name="T100">ж</text:span>ете да је одгурнете 2 поља. </text:p>
          </text:list-item>
        </text:list>
        <text:p text:style-name="Heading_20_3">Копља<text:span text:style-name="T86">ник</text:span></text:p>
        <text:list xml:id="list3911487743" text:style-name="L6">
          <text:list-item>
            <text:p text:style-name="P77">Имате право на два пресретања по рунди.</text:p>
          </text:list-item>
        </text:list>
        <text:p text:style-name="P12">Када противник којег видите или цујете у васој близини се помера унутар 4 поља од вас, мозете да користите ову реакцију:</text:p>
        <text:p text:style-name="P12"><text:span text:style-name="T1">Скок - Реакција</text:span> <text:s/></text:p>
        <text:p text:style-name="P12">Померите се до 2 поља и направите напад на мету, третирајући га као пресретање, након овог напада добијате 1 замор.</text:p>
        <text:p text:style-name="Heading_20_3">Горштак</text:p>
        <text:p text:style-name="P27"><text:s text:c="2"/>Једном по дану када ваша свест падне на 0 или ниже можете да баците 2 коцке, ваша свест постаје једнака том резултату.</text:p>
        <text:p text:style-name="P12"><text:s text:c="2"/>Ако сте у присуству противника са овим талентом морате да се борите са њиме док један од вас не умре. Сваки пут када убијете некога са овим талентом ваша максимална свест се пове<text:span text:style-name="T100">ћ</text:span>ава за 1. <text:span text:style-name="T100">Препоручена шанса да сусретнете некога са овим талендом је 10 процената.</text:span></text:p>
        <text:p text:style-name="Heading_20_3">Мачији Рефлекси</text:p>
        <text:p text:style-name="P12"><text:s text:c="2"/>Сваки пут када падате са висине веће од 2 метра ако током пада постоји терен или објекти за које можете да се хватате док падате сва штета коју би примили због пада постаје 0.</text:p>
        <text:p text:style-name="P12"><text:s text:c="2"/>Једном по сукобу имате право да избегнете један напад без обзира на резултат противниковог напада и померите се опет, без изазивања реакција.</text:p>
        <text:p text:style-name="Heading_20_3"><text:soft-page-break/>Очи Соколове</text:p>
        <text:p text:style-name="P12"><text:s text:c="2"/>Игноришете све пенале на вид који би ван онемогућили да нешто видите или вам отежали да погодите ваше противнике. Противници се не могу сакрити користећи камуфлажу против вас. Добијате следећу акцију:</text:p>
        <text:p text:style-name="P11">Прецизност - Брза Акција</text:p>
        <text:p text:style-name="P12">Сваки пут када нападате у овом потезу добијате предност на те нападе.</text:p>
        <text:p text:style-name="Heading_20_3">Ветеран</text:p>
        <text:p text:style-name="P12">Противници не могу да додају бонус на напад, одбрану, магичну одбрану и ум када вас нападају или их ви нападате. Смањите све пенале од замора за 1. </text:p>
        <text:p text:style-name="Heading_20_3">Одкорак</text:p>
        <text:p text:style-name="P12">Сваки пут када би чували против ефеката који се ослањају на окретност или када ваш нападач вас не погоди нападом имате право да урадите следећу акцију:</text:p>
        <text:p text:style-name="P11">Одкорак – Реакција ограницена</text:p>
        <text:p text:style-name="P12">Помери се 5 поља у било коју страну на равни на којој се налазиш, ово померање не изазива реакције.</text:p>
        <text:p text:style-name="Heading_20_3">Фаланга</text:p>
        <text:p text:style-name="P22">Оформи фалангу - Брза Акција</text:p>
        <text:p text:style-name="P12">Ако око себе имате савезнике са штитовима мо<text:span text:style-name="T100">ж</text:span>ете да станите у формацију, тако да сте 1 поље један од другога. Док сте у овој формацији и имате штитове ви и ваши савезници имате +2 на одбрану, ваше померање је пополовљено. </text:p>
        <text:p text:style-name="Heading_20_3">Слепи угао</text:p>
        <text:p text:style-name="P14">Када се борите против противника који има таленте и способности можете да угасите ефекте једне од њих, тако да не ути<text:span text:style-name="T85">ч</text:span>е на вас. Ваш приповеда<text:span text:style-name="T85">ч</text:span> вам <text:span text:style-name="T85">у грубим цртама описује </text:span>све способности лика, <text:span text:style-name="T85">након чега се можете </text:span>консулт<text:span text:style-name="T85">овати</text:span> се са другим игра<text:span text:style-name="T85">ч</text:span>има <text:s/><text:span text:style-name="T85">и ода</text:span>брат<text:span text:style-name="T85">и</text:span> 1 који <text:span text:style-name="T85">ж</text:span>елите да не ути<text:span text:style-name="T85">ч</text:span>е на вас.</text:p>
        <text:p text:style-name="Heading_20_3">Фокусиран тренинг</text:p>
        <text:p text:style-name="P12">Овај вештина можете узети колико год пута<text:span text:style-name="T100">хоћете</text:span>, сваки пут када га одаберете добијате бенефите увежбаности оружија по вашем избору. Сви напада са ору<text:span text:style-name="T100">ж</text:span>ијом у коме сте увезбани добијају + 1Д на напад.</text:p>
        <text:p text:style-name="P68">Одрастао у детелини</text:p>
        <text:p text:style-name="P40"><text:span text:style-name="T102">Бесплата Акција</text:span> Сваки пут када би пали проверу баците 1 коцку, ако добијете 4 или више рачунате се као да сте успели ту проверу.</text:p>
        <text:p text:style-name="P12"/>
        <text:p text:style-name="P40">Добијате 2 поена замора.</text:p>
        <text:p text:style-name="Heading_20_3"><text:soft-page-break/>Лептиров убод</text:p>
        <text:p text:style-name="P12">Када добијете критичан погодак можете да не искористите ефекат дупле штете и осталих бонус које добијате и да уместо тога одаберете савезника. Следећи напад који тај савезник направи се рачуна као кричан погодак.</text:p>
        <text:p text:style-name="Heading_20_3">Магични витез</text:p>
        <text:p text:style-name="P12"><text:s text:c="2"/>На почетку вашег потеза морате да објавите да желите да користите и бацање магија и напад акције. Ако то урадите можете да користите Поново Померање као бесплатну акцију, такође ваши напади добијају магично својство. На крају вашег потеза добијате 2 бода замора. До краја вашег потеза морате да урадите и бацање магије и напад да би добили ове бенефите.</text:p>
        <text:p text:style-name="Heading_20_3">Командир</text:p>
        <text:p text:style-name="P28"><text:span text:style-name="T102">Брза акција – ограничена</text:span> Одабери савезника у 10 поља , тај савезник мо<text:span text:style-name="T104">ж</text:span>е да уради 1 брзу акцију у твом потезу. </text:p>
        <text:p text:style-name="P28"/>
        <text:p text:style-name="P28">Савезници у <text:span text:style-name="T104">полупречнику </text:span>5 поља око тебе имају +1Д на све провере воље.</text:p>
        <text:p text:style-name="P66">Бајалица</text:p>
        <text:p text:style-name="P12">Када противници <text:span text:style-name="T148">желе да утичу на ваш ум или вас присиле на неизички начин да урадите нешто та способност нема утицај на вас. Сви савезници који могу да вас чују имају 1 додатну коцку на све провере ума да се одупру магиским утицајима.</text:span></text:p>
        <text:p text:style-name="Heading_20_3">Контрамагија</text:p>
        <text:p text:style-name="P12"><text:span text:style-name="T2">Реакција – ограничена </text:span>Када противник баци магију на вас или када утицај те магије се испољава на лика или окружење у полупрецнику од 10 поља мо<text:span text:style-name="T104">ж</text:span>ете да баците било коју брзу магију или било коју трансфиксионисану магију коју знате/имате са собом. </text:p>
        <text:p text:style-name="Heading_20_3">Балван</text:p>
        <text:p text:style-name="P12">Сваки пут када нападате са те<text:span text:style-name="T104">ш</text:span>ким ору<text:span text:style-name="T104">ж</text:span>ијем смањите пенале за погодак <text:span text:style-name="T104">и</text:span> коли<text:span text:style-name="T104">ч</text:span>ину умора коју би добили за 1. <text:s/><text:span text:style-name="T104">Сваки пут к</text:span>ада радите провере снаге додајте +1Д на ту проверу.</text:p>
        <text:p text:style-name="P68">Фиксираност</text:p>
        <text:p text:style-name="P15">Када спремате магије морате да напишете листу редоследа бацања магија, када бацате магије морате да бацате магије са те листе од врха на доле, сваки пут када баците магију добијате 1Д на проверу, након чега бришите ту магију са листе. Ако бацате магије ван редоследа из листе добијате 4 бода замора након бацања те магије.</text:p>
        <text:p text:style-name="P54">Максимализација</text:p>
        <text:p text:style-name="P16"><text:s/>Приликом бацања <text:span text:style-name="T33">магија </text:span>мо<text:span text:style-name="T104">ж</text:span><text:span text:style-name="T33">ете</text:span> да одабере<text:span text:style-name="T33">те</text:span> да узло<text:span text:style-name="T104">ж</text:span>и<text:span text:style-name="T33">те</text:span> додатну енергију у магију. Ако се за то одлу<text:span text:style-name="T104">ч</text:span><text:span text:style-name="T33">ите </text:span>мо<text:span text:style-name="T104">ж</text:span>е<text:span text:style-name="T33">те</text:span> да баци<text:span text:style-name="T33">те</text:span> до 2 додатне коцкице, за сваку додатну коцкицу добија<text:span text:style-name="T33">те</text:span> 2 бода замора. <text:span text:style-name="T33">Ако</text:span> користе ов<text:span text:style-name="T104">у вештину </text:span>пада<text:span text:style-name="T33">те</text:span> у несвест 1 потез <text:span text:style-name="T104">када</text:span> на 3 или ви<text:span text:style-name="T104">ш</text:span>е коцкица падне исти број <text:span text:style-name="T104">приликом бацања коцкица.</text:span></text:p>
        <text:p text:style-name="Heading_20_3"><text:soft-page-break/>Проклетство Мо<text:span text:style-name="T87">ћ</text:span>и</text:p>
        <text:p text:style-name="P17">Када одаберете или добијете ов<text:span text:style-name="T104">у</text:span> вештин<text:span text:style-name="T104">у</text:span> имате 40 дана <text:span text:style-name="T104">ж</text:span>ивота преостало. Мозете да бацате све брзе магије без потребе да тро<text:span text:style-name="T104">ш</text:span>ите састојке, тако<text:span text:style-name="T104">ђ</text:span>е сваки пут када би да баците магију коју немате припремљену мо<text:span text:style-name="T104">ж</text:span>ете да је баците <text:span text:style-name="T104">ж</text:span>ртвују<text:span text:style-name="T104">ћ</text:span>и 1 дан <text:span text:style-name="T104">ж</text:span>ивота игнори<text:span text:style-name="T104">ш</text:span>у<text:span text:style-name="T104">ћ</text:span>и све пенале <text:span text:style-name="T104">и</text:span> о<text:span text:style-name="T104">гранич</text:span>ења. Ва<text:span text:style-name="T104">ш</text:span>е Присуство се пове<text:span text:style-name="T104">ћ</text:span>ава за <text:s/>4 а Снага <text:span text:style-name="T104">и</text:span> Окретност <text:span text:style-name="T104">се смањују </text:span>за 2. Ако прона<text:span text:style-name="T104">ђ</text:span>ете маги<text:span text:style-name="T104">ч</text:span>не реликвије мо<text:span text:style-name="T104">ж</text:span>ете у договору са приповеда<text:span text:style-name="T104">ч</text:span>ем да их трампите за додатне дане <text:span text:style-name="T104">ж</text:span>ивота.</text:p>
        <text:p text:style-name="Heading_20_3">Свезнајуци Ла<text:span text:style-name="T70">ж</text:span>ов</text:p>
        <text:p text:style-name="P18">Сваког дана имате право по 3 пута да у тајности питате приповеда<text:span text:style-name="T84">ч</text:span>а да ли је неки део информације коју сте <text:span text:style-name="T105">ч</text:span>ули истинит или није или питати повр<text:span text:style-name="T105">ш</text:span>не информације о некој теми. Без обзира на околности никада не мо<text:span text:style-name="T84">ж</text:span>ете ре<text:span text:style-name="T84">ћ</text:span>и комплетну истину. (Саветујте се са другим играцима пре бирања ово вештине<text:span text:style-name="T84">).</text:span></text:p>
        <text:p text:style-name="Heading_20_3">Исказ Бруталности</text:p>
        <text:p text:style-name="P19">Када убијете противника из једног ударца сви противници који у<text:span text:style-name="T106">ч</text:span>ествују у овом сукобу бацају присуство, ако не успеју проверу упла<text:span text:style-name="T106">ш</text:span>ени су <text:span text:style-name="T106">и</text:span> бе<text:span text:style-name="T106">ж</text:span>е <text:span text:style-name="T106">ш</text:span>то даље од <text:span text:style-name="T106">вас</text:span>. Лик са овим талентом има познату репутацију бруталности <text:span text:style-name="T106">и због тога </text:span><text:s/>има -1Д на социалне провере, <text:span text:style-name="T106">и</text:span> +1 на све провере које се ослањају на пла<text:span text:style-name="T106">ш</text:span>ење <text:span text:style-name="T106">и</text:span> репутацију страха.</text:p>
        <text:p text:style-name="P55">Проводник</text:p>
        <text:p text:style-name="P20">Нисте способни да исказујете ентузијам <text:span text:style-name="T88">и</text:span> позитивне емоције, сви савезници у ва<text:span text:style-name="T89">ш</text:span>ој групи имају <text:span text:style-name="T89">ш</text:span>ансу да поново баце магију ако им ниј<text:span text:style-name="T35">е</text:span> успела први пут <text:span text:style-name="T35">за 2 бода замора</text:span>, ако <text:span text:style-name="T89">и</text:span> други пут магија пропадне онесвес<text:span text:style-name="T89">шћ</text:span>ени сте 1 потез. <text:span text:style-name="T106">Сваки пут када неко користи вас да би поново бацио магију враћате 2 бода свести.</text:span></text:p>
        <text:p text:style-name="Heading_20_3">Анатема</text:p>
        <text:p text:style-name="P30">Уместо магије сваки пут када добијате напредовање <text:span text:style-name="T34">мо</text:span><text:span text:style-name="T83">ж</text:span><text:span text:style-name="T34">ете </text:span>одаб<text:span text:style-name="T34">рати</text:span> <text:span text:style-name="T107">1 додатну</text:span> вештин<text:span text:style-name="T107">у</text:span>, када противници у сукобу у коме се налазите поку<text:span text:style-name="T83">ш</text:span>авају да бацају магију они бацају 1 мање коцку. <text:span text:style-name="T106">Не можете да </text:span><text:span text:style-name="T107">користите реликвије које претходно нисте освештали у цркви.</text:span></text:p>
        <text:p text:style-name="Heading_20_3">Комета</text:p>
        <text:p text:style-name="P31">Сваки пут када баците магију или ослободите магију полетите 10 поља у било ком правцу. Додатно можете да потрошите ватру или 1 дан хране као гориво да би полетели 5 поља у било ком правцу, сваи пут када користите нешто као гориво добијате 2 бода замора. Наратор може да одобри и друге видове горива за ову вештину у договру са играчем.</text:p>
        <text:p text:style-name="Heading_20_1">Магије</text:p>
      </text:section>
      <text:section text:style-name="Sect2" text:name="Section7">
        <text:p text:style-name="P12"><text:s text:c="2"/>Магије су сна<text:span text:style-name="T109">ж</text:span>ни нелоги<text:span text:style-name="T109">ч</text:span>ни ефекти које су у стању да мењају реалност , сви ликови које игра<text:span text:style-name="T108">ч</text:span>и могу играти имају способност да бацају магије, као <text:span text:style-name="T108">и</text:span> са остатком књиге препору<text:span text:style-name="T108">ч</text:span>ујемо додавање <text:span text:style-name="T108">и</text:span> осми<text:span text:style-name="T108">шља</text:span>вање нових магија, како би игра ви<text:span text:style-name="T108">ш</text:span>е одговарала укусу групе !</text:p>
        <text:p text:style-name="Heading_20_3"><text:soft-page-break/>Спремање Магија</text:p>
        <text:p text:style-name="P12"><text:s text:c="2"/>Да би смо могли да користимо магије прво мо<text:span text:style-name="T109">р</text:span>амо да их заробимо у на<text:span text:style-name="T109">ш</text:span>им мислима. Пред свако спавање ликови могу да спремају магије медитацијом, број магија коју могу да спреме је једнак <text:span text:style-name="T109">вашем </text:span><text:span text:style-name="T4">Присуству</text:span><text:span text:style-name="T109">.</text:span></text:p>
        <text:p text:style-name="Heading_20_3">Бацање Магија</text:p>
        <text:p text:style-name="P12">Када користимо акцију да бацамо магије требамо да на 3 коцкице пребацимо 10, додавају<text:span text:style-name="T109">ћ</text:span>и као бонус на проверу на<text:span text:style-name="T109">ш</text:span>у <text:span text:style-name="T1">Присутност</text:span>. У случају да магије имају тежину у свом опису онда требате да пребаците преко тог броја. Брзе <text:span text:style-name="T110">и</text:span> трансфиксионисане магије увек успевају, и није неопходно бацати коцкице за њих.</text:p>
        <text:p text:style-name="Heading_20_3">Брзе магије</text:p>
        <text:p text:style-name="P12"><text:s text:c="2"/>Мање импресивни магиски ефекти које мо<text:span text:style-name="T110">ж</text:span>е да користи сваки херој <text:span text:style-name="T110">и</text:span> које неморају да се спремају дан пре. Ове магије захтевају компоненте које се морају куповати. Углавном се склади<text:span text:style-name="T110">ш</text:span>те у пипетама, бо<text:span text:style-name="T110">ч</text:span>ицама и напитцима. </text:p>
        <text:p text:style-name="P12"><text:s text:c="2"/>Да би бацили брзу магију користите акцију користи предмет , како би активирали реактанте унутар смесе бацањем, испијањем или посипањем састојака из посуде.</text:p>
        <text:p text:style-name="P12"><text:s text:c="2"/>Све брзе магије ко<text:span text:style-name="T110">ш</text:span>тају 50 сребра, све брзе магије се мора купити пре употребе. Један од изузетака овом правилу <text:span text:style-name="T110">су ликови са </text:span><text:span text:style-name="T5">Проклетство моћи</text:span><text:span text:style-name="T110"> вештном</text:span> који не мора да има компоненте и мо<text:span text:style-name="T111">ж</text:span>е да баца све брзе магије бесплатно.</text:p>
        <text:p text:style-name="P48">Напорне магије</text:p>
        <text:p text:style-name="P40">Неке магије је те<text:span text:style-name="T111">ш</text:span>ко бацити на самом поцетку сукоба. Све такве магије <text:span text:style-name="T111">ћ</text:span>е имати <text:span text:style-name="T111">ч</text:span>асовнике пре по<text:span text:style-name="T111">ч</text:span>етка њиховог текста, то зна<text:span text:style-name="T111">ч</text:span>и да те магије се не могу бацити пре 2 рунде сукоба.</text:p>
        <text:p text:style-name="Heading_20_3">Листа брзих магија</text:p>
      </text:section>
      <text:section text:style-name="Sect4" text:name="Section8">
        <text:p text:style-name="P11">Светло</text:p>
        <text:p text:style-name="P12">Одабери објекат до вели<text:span text:style-name="T111">ч</text:span>ине људске главе, тај објекат сија магиским светлом ја<text:span text:style-name="T111">ч</text:span>не бакље док се не покрије не<text:span text:style-name="T111">ч</text:span>име или изло<text:span text:style-name="T111">ж</text:span>и сунцу.</text:p>
        <text:p text:style-name="P11">Маги<text:span text:style-name="T71">ч</text:span>на рука</text:p>
        <text:p text:style-name="P21">Фантомска рука ду<text:span text:style-name="T71">ж</text:span>ине до два метра се појављује ниоткуда, мо<text:span text:style-name="T71">ж</text:span>е да носи до 10 килограма и даје осе<text:span text:style-name="T71">ђ</text:span>ај додатне руке кориснику магије. Мо<text:span text:style-name="T71">ж</text:span>е са се користи само за интераговање са објектима и но<text:span text:style-name="T71">ш</text:span>ење <text:span text:style-name="T112">ствари</text:span>.</text:p>
        <text:p text:style-name="P11">Пауков ход</text:p>
        <text:p text:style-name="P12">Мо<text:span text:style-name="T71">ж</text:span>ете да ходате по стрмим и скроз равним повр<text:span text:style-name="T71">ш</text:span>инама попут паука. Ва<text:span text:style-name="T71">ш</text:span>а брзина на тим повр<text:span text:style-name="T71">ш</text:span>инама је једнака ва<text:span text:style-name="T71">ш</text:span>ој оби<text:span text:style-name="T71">ч</text:span>ној брзини.</text:p>
        <text:p text:style-name="P11">Калемљење</text:p>
        <text:p text:style-name="P12">Одаберите предмет који је пукао или је о<text:span text:style-name="T113">ш</text:span>те<text:span text:style-name="T113">ћ</text:span>ен, не ве<text:span text:style-name="T113">ћ</text:span>и од 1м2 , ова магија <text:span text:style-name="T113">ћ</text:span>е поправити повр<text:span text:style-name="T113">ш</text:span>инска о<text:span text:style-name="T113">ш</text:span>те<text:span text:style-name="T113">ћ</text:span>ења и спојити <text:span text:style-name="T113">поломљене</text:span> делове. Са овом магијом не мо<text:span text:style-name="T113">ж</text:span>ете поправити ма<text:span text:style-name="T113">ш</text:span>ине, али сте у стању да лепите и допуњавате делове како би их вратили у пре<text:span text:style-name="T113">ђ</text:span>а<text:span text:style-name="T113">ш</text:span>ње стање.</text:p>
        <text:p text:style-name="P11">Инспирација</text:p>
        <text:p text:style-name="Standard"><text:span text:style-name="T36">Одабери хероја или лика који је пријатељски према дру</text:span><text:span text:style-name="T37">ж</text:span><text:span text:style-name="T36">ини, тај лик добија +1</text:span><text:a xlink:type="simple" xlink:href="https://emojipedia.org/emoji/🎲/" text:style-name="ListLabel_20_227" text:visited-style-name="ListLabel_20_227"><text:span text:style-name="T20">🎲</text:span></text:a><text:span text:style-name="T36"> до краја рунде на следе</text:span><text:span text:style-name="T40">ћ</text:span><text:span text:style-name="T36">и напад или проверу.</text:span></text:p>
        <text:p text:style-name="P11">Магиски компас</text:p>
        <text:p text:style-name="P12">Призива магијски компас који траје 2 сата, поред <text:soft-page-break/>казивања стране света овај компас вам тако<text:span text:style-name="T113">ђ</text:span>е предви<text:span text:style-name="T113">ђ</text:span>а време у наредна 2 сата и даје предосе<text:span text:style-name="T71">ђ</text:span>ај кориснику где би најбоље било да се постави камп за спавање у подр<text:span text:style-name="T71">ч</text:span>у у којем се налазе. </text:p>
        <text:p text:style-name="P11">Тре<text:span text:style-name="T71">ћ</text:span>е око</text:p>
        <text:p text:style-name="P12"><text:s text:c="2"/>Омогу<text:span text:style-name="T71">ћ</text:span>ава кориснику да <text:span text:style-name="T71">ч</text:span>ита скривена зна<text:span text:style-name="T71">ч</text:span>ења текстова <text:span text:style-name="T71">и</text:span> да осе<text:span text:style-name="T71">ћ</text:span>а присуство т<text:span text:style-name="T71">уђ</text:span>инских би<text:span text:style-name="T71">ћ</text:span>а око себе. <text:span text:style-name="T113">Осим осећаја да су бића ту маг не зна ништа о њима.</text:span></text:p>
        <text:p text:style-name="P11">Узбуна</text:p>
        <text:p text:style-name="P12">Херој оцртава симболе у земљи око места које би <text:span text:style-name="T71">ж</text:span>елео да <text:span text:style-name="T71">надгледа</text:span> овом магијом. Након исцртавања симбола херој баца прах у центру круга преко својих ледја једном за сваку страну света; наредних 8 сати или док корисник не одлу<text:span text:style-name="T71">ч</text:span>и да пони<text:span text:style-name="T71">ш</text:span>ти магију <text:span text:style-name="T113">важе </text:span>следе<text:span text:style-name="T71">ћ</text:span>и ефекти:</text:p>
        <text:list xml:id="list209602360" text:style-name="L7">
          <text:list-item>
            <text:p text:style-name="P78">Херој који је бацио магију зна када неко ко није из дру<text:span text:style-name="T71">жи</text:span>не у<text:span text:style-name="T71">ђ</text:span>е у круг.</text:p>
          </text:list-item>
          <text:list-item>
            <text:p text:style-name="P79">Херој мо<text:span text:style-name="T71">ж</text:span>е одмах да се пробуди и уради једну брзу акцију пре по<text:span text:style-name="T71">ч</text:span>етка сукоба.</text:p>
          </text:list-item>
          <text:list-item>
            <text:p text:style-name="P79">Херој мо<text:span text:style-name="T71">ж</text:span>е да телепатски по<text:span text:style-name="T71">ш</text:span>аље 1 поруку свим саборцима.</text:p>
          </text:list-item>
        </text:list>
      </text:section>
      <text:section text:style-name="Sect2" text:name="Section9">
        <text:p text:style-name="Heading_20_2">Листа Магија</text:p>
      </text:section>
      <text:section text:style-name="Sect5" text:name="Section10">
        <text:p text:style-name="Heading_20_4">Одмазда</text:p>
        <text:p text:style-name="P12"><text:span text:style-name="T7">Р</text:span><text:span text:style-name="T1">еакција </text:span>Ако противник до 10 💥 раздаљине од тебе напада тебе или твог савезника <text:span text:style-name="T114">можете да баците ову магију да би урадили следеће : </text:span><text:span text:style-name="T113">Нанеси</text:span><text:span text:style-name="T114">те</text:span><text:span text:style-name="T113"> 2</text:span><text:a xlink:type="simple" xlink:href="https://emojipedia.org/emoji/🎲/" text:style-name="ListLabel_20_227" text:visited-style-name="ListLabel_20_227"><text:span text:style-name="T23">🎲</text:span></text:a><text:span text:style-name="T113"> <text:s/>штете мети ове магије. Потом мета </text:span>треба да пребаци присуство, ако не успе помера <text:span text:style-name="T113">с</text:span>е 2 💥 у правцу одабраном од стране мага, ово померање изазива реакцију.</text:p>
        <text:p text:style-name="Heading_20_4">Контрола лутке</text:p>
        <text:p text:style-name="P29"><text:span text:style-name="T103">Б</text:span><text:span text:style-name="T101">рза акција </text:span><text:span text:style-name="T1"><text:s/></text:span>Одаберите противника који мо<text:span text:style-name="T113">ж</text:span>е да се помера, треба да са<text:span text:style-name="T113">ч</text:span>ува 8 + ва<text:span text:style-name="T113">ш</text:span>е Присуство <text:span text:style-name="T113">и ако не успе д</text:span>о краја в<text:span text:style-name="T114">сукоба </text:span>ви контроли<text:span text:style-name="T113">ш</text:span>ете његово померање. <text:span text:style-name="T113">Такође можете да га натерате да у</text:span>ради једну акцију <text:span text:style-name="T114">сваки потез који се активира </text:span>(ова акција проузрокује 3 замора на мети).</text:p>
        <text:p text:style-name="P29"><text:span text:style-name="T115">Концентрација</text:span> </text:p>
        <text:p text:style-name="P69">Свети вид</text:p>
        <text:p text:style-name="P38"><text:span text:style-name="T114">Б</text:span>рза акција</text:p>
        <text:list xml:id="list3863588466" text:style-name="L8">
          <text:list-item>
            <text:p text:style-name="P80">Наредних сат времена третирате невидљиве ликове као видљиве.</text:p>
          </text:list-item>
          <text:list-item>
            <text:p text:style-name="P80">Видите магиску ауру маги<text:span text:style-name="T116">ч</text:span>них би<text:span text:style-name="T116">ћ</text:span>а и објеката.</text:p>
          </text:list-item>
          <text:list-item>
            <text:p text:style-name="P80">Видите кроз камуфла<text:span text:style-name="T116">ж</text:span>у те<text:span text:style-name="T116">ж</text:span>ине 20.</text:p>
          </text:list-item>
          <text:list-item>
            <text:p text:style-name="P80">Добијате 2 бода замора сваких <text:span text:style-name="T116">30</text:span> минута трајања магије.</text:p>
          </text:list-item>
        </text:list>
        <text:p text:style-name="Heading_20_4">Неушти језик</text:p>
        <text:p text:style-name="P12"><text:span text:style-name="T8">С</text:span><text:span text:style-name="T1">пора акција </text:span>Имате способност да причате са <text:span text:style-name="T116">ж</text:span>ивотињама и биљкама, њихови одговори ће углавном бити јако прости. Дрвећа и гљиве имају могућност да вам препричавају искуство другог дрвећа и гљива из исте суме, мада ти подаци ће углавном <text:span text:style-name="T116">бити</text:span> измењени од онога што је се реално десило. Трајање 10 минута.</text:p>
        <text:p text:style-name="Heading_20_4"><text:soft-page-break/>Спирала</text:p>
        <text:p text:style-name="P12"><text:span text:style-name="T8">Б</text:span><text:span text:style-name="T1">рза акција </text:span>Одаберите та<text:span text:style-name="T117">ч</text:span>ку на мапи, у 2💥 сви ликови који се ослањају на вид раде проверу присутности. Ако не успеју проверу <text:span text:style-name="T117">су </text:span><text:span text:style-name="T1">ослепљени </text:span><text:span text:style-name="T25">и</text:span><text:span text:style-name="T9"> отровани</text:span> <text:span text:style-name="T117">број потеза једнак 10 - њиховом присуству.</text:span></text:p>
        <text:p text:style-name="P56"><text:span text:style-name="T36">⌛️ </text:span>Поспаност</text:p>
        <text:p text:style-name="Standard"><text:span text:style-name="T53">С</text:span><text:span text:style-name="T52">пора акција </text:span><text:span text:style-name="T36"><text:s/>Одаберите тацку на мапи. Потом баците 14</text:span><text:a xlink:type="simple" xlink:href="https://emojipedia.org/emoji/🎲/" text:style-name="ListLabel_20_227" text:visited-style-name="ListLabel_20_227"><text:span text:style-name="T20">🎲</text:span></text:a><text:span text:style-name="T36"> овај збир представља укупну свест ликова које мо</text:span><text:span text:style-name="T41">ж</text:span><text:span text:style-name="T36">ете успавати. У раздаљини 4💥 од одабране тачке додељујте статус </text:span><text:span text:style-name="T54">успаван</text:span><text:span text:style-name="T36"> по</text:span><text:span text:style-name="T41">ч</text:span><text:span text:style-name="T36">ев</text:span><text:span text:style-name="T41">ш</text:span><text:span text:style-name="T36">и са ликом са најмање свести. Одузимајте свести ликова које сте успавали све док је укупни </text:span><text:span text:style-name="T41">з</text:span><text:span text:style-name="T36">бир свести успаваних ликова мањи или једнак резултату </text:span><text:span text:style-name="T41">на коцкицама.</text:span></text:p>
        <text:p text:style-name="P57"><text:span text:style-name="T36">⌛️ </text:span>Неурошок</text:p>
        <text:p text:style-name="P58"><text:span text:style-name="T54">С</text:span><text:span text:style-name="T52">пора акција </text:span><text:span text:style-name="T36">Одаберите једног лика који је свестан и интелигентан, мета мора да пребаци 15 Присустрва, ако не успе мета је </text:span><text:span text:style-name="T52">онесве</text:span><text:span text:style-name="T55">шћ</text:span><text:span text:style-name="T52">е</text:span><text:span text:style-name="T55">н на</text:span><text:span text:style-name="T36"> 1 дан и не мо</text:span><text:span text:style-name="T42">ж</text:span><text:span text:style-name="T36">е се освестити. </text:span><text:span text:style-name="T43">Након што се мета освести она нема могућност говора и коришћења магија 1 дан. Трећи дан мета баца све магије са пеналом од 1</text:span><text:a xlink:type="simple" xlink:href="https://emojipedia.org/emoji/🎲/" text:style-name="ListLabel_20_227" text:visited-style-name="ListLabel_20_227"><text:span text:style-name="T21">🎲</text:span></text:a> <text:span text:style-name="T119">све док се не окупа на месечини.</text:span></text:p>
        <text:p text:style-name="Heading_20_4">Мелем</text:p>
        <text:p text:style-name="Standard"><text:span text:style-name="T52">Брза акција </text:span><text:span text:style-name="T36">Одаберите лика којег мо</text:span><text:span text:style-name="T44">ж</text:span><text:span text:style-name="T36">ете да видите, баците 2</text:span><text:a xlink:type="simple" xlink:href="https://emojipedia.org/emoji/🎲/" text:style-name="ListLabel_20_227" text:visited-style-name="ListLabel_20_227"><text:span text:style-name="T20">🎲</text:span></text:a><text:span text:style-name="T22"> </text:span><text:span text:style-name="T36">+ </text:span><text:span text:style-name="T52">Присутност.</text:span><text:span text:style-name="T36"> Резултат бацања коцкица додајте на њихову тренутну свест. Ова магија не мо</text:span><text:span text:style-name="T44">ж</text:span><text:span text:style-name="T36">е да дода ви</text:span><text:span text:style-name="T44">ш</text:span><text:span text:style-name="T36">е свести него </text:span><text:span text:style-name="T44">ш</text:span><text:span text:style-name="T36">то је максимум лика на којег се баца. Ако је лик на кога се баца онесве</text:span><text:span text:style-name="T44">шћ</text:span><text:span text:style-name="T36">ен вратите га у свест и доделите му 2 бода замора.</text:span></text:p>
        <text:p text:style-name="P69">Обмана</text:p>
        <text:p text:style-name="Standard"><text:span text:style-name="T56">Б</text:span><text:span text:style-name="T52">рза акција </text:span><text:span text:style-name="T36">Одаберите 2💥 и замислите непокретан објекат, сви који не успеју опа</text:span><text:span text:style-name="T44">ж</text:span><text:span text:style-name="T36">ање од 18 верују да се на том подру</text:span><text:span text:style-name="T44">ч</text:span><text:span text:style-name="T36">ију налази тај објекат, осим ако немају вид или својство које игнори</text:span><text:span text:style-name="T44">ш</text:span><text:span text:style-name="T36">е илузије. Ови објекти </text:span><text:span text:style-name="T44">ч</text:span><text:span text:style-name="T36">есто имају намеру да преваре противника, и могу</text:span><text:span text:style-name="T44">ћ</text:span><text:span text:style-name="T36">е је да се оклизну о непостоје</text:span><text:span text:style-name="T44">ћ</text:span><text:span text:style-name="T36">у маст и натакну на непостоје</text:span><text:span text:style-name="T44">ћ</text:span><text:span text:style-name="T36">и колац, ако противници буду “повре</text:span><text:span text:style-name="T44">ђ</text:span><text:span text:style-name="T36">ени” од илузионих објеката они су о</text:span><text:span text:style-name="T44">ш</text:span><text:span text:style-name="T36">аму</text:span><text:span text:style-name="T44">ћ</text:span><text:span text:style-name="T36">ени </text:span><text:span text:style-name="T44">на</text:span><text:span text:style-name="T36"> 1 потез, након </text:span><text:span text:style-name="T44">ч</text:span><text:span text:style-name="T36">ега ви</text:span><text:span text:style-name="T44">ш</text:span><text:span text:style-name="T36">е не верују у илузију. Додир илузије из даљине неким предметом открива посматра</text:span><text:span text:style-name="T44">ч</text:span><text:span text:style-name="T36">у да је лазна.</text:span></text:p>
        <text:p text:style-name="P63">Концентрација</text:p>
        <text:p text:style-name="Heading_20_4">Стра<text:span text:style-name="T83">ш</text:span>љиви Кри<text:span text:style-name="T118">к</text:span></text:p>
        <text:p text:style-name="P12"><text:span text:style-name="T10">С</text:span><text:span text:style-name="T1">пора акција </text:span>Одаберите мету на 14💥 раздаљине. Мета треба да спасе <text:span text:style-name="T1">присуство </text:span>или да буде <text:span text:style-name="T1">упла</text:span><text:span text:style-name="T10">ш</text:span><text:span text:style-name="T1">ена</text:span> наредних 6 потеза. Мете са присуством ве<text:span text:style-name="T120">ћ</text:span>им од 6 не могу бити упла<text:span text:style-name="T120">ш</text:span>ене ви<text:span text:style-name="T120">ш</text:span>е од 1 потез.</text:p>
        <text:p text:style-name="Heading_20_4">Молитва</text:p>
        <text:p text:style-name="Standard"><text:span text:style-name="T56">С</text:span><text:span text:style-name="T52">пора акциј</text:span><text:span text:style-name="T56">а</text:span><text:span text:style-name="T52"> </text:span><text:span text:style-name="T36">До 10 савезника у полупре</text:span><text:span text:style-name="T44">ч</text:span><text:span text:style-name="T36">нику 5💥од тебе добијају +1</text:span><text:a xlink:type="simple" xlink:href="https://emojipedia.org/emoji/🎲/" text:style-name="ListLabel_20_227" text:visited-style-name="ListLabel_20_227"><text:span text:style-name="T20">🎲</text:span></text:a><text:span text:style-name="T22"> </text:span><text:span text:style-name="T36">када </text:span><text:span text:style-name="T44">ч</text:span><text:span text:style-name="T36">увају на </text:span><text:span text:style-name="T52">Присуство </text:span><text:span text:style-name="T36">и +2 на магиску одбрану. Ова за</text:span><text:span text:style-name="T44">ш</text:span><text:span text:style-name="T36">тита траје </text:span><text:span text:style-name="T44">до следеће зоре</text:span><text:span text:style-name="T36">.</text:span></text:p>
        <text:p text:style-name="P63">Концен<text:tab/>трација</text:p>
        <text:p text:style-name="Heading_20_4"><text:soft-page-break/>Магљење</text:p>
        <text:p text:style-name="P12"><text:span text:style-name="T11">С</text:span><text:span text:style-name="T1">пора акција </text:span>Одабери коцкаст<text:span text:style-name="T121">о</text:span> подру<text:span text:style-name="T121">ч</text:span>ије вели<text:span text:style-name="T121">ч</text:span>ине 10💥 , из центра тог подру<text:span text:style-name="T121">ш</text:span>ија кре<text:span text:style-name="T121">ћ</text:span>е да се ствара танка магла која га у потпуности покрива. Ова магла траје 1 <text:span text:style-name="T121">сат</text:span> . <text:span text:style-name="T121">Магла спречава противнике да виде даље од 5 поља, док си у магли невидљив си, ако примиш штету док си невидљив постајеш видљив до следећег потеза.</text:span></text:p>
        <text:p text:style-name="Heading_20_4">Трепта<text:span text:style-name="T122">љ</text:span></text:p>
        <text:p text:style-name="P12"><text:span text:style-name="T11">Б</text:span><text:span text:style-name="T1">рза акција </text:span>Телепортуј се до 20💥 од своје тренутне локације игнори<text:span text:style-name="T121">ш</text:span>у<text:span text:style-name="T121">ћ</text:span>и препреке и зидове. Локација на коју <text:span text:style-name="T90">ж</text:span>ели<text:span text:style-name="T90">ш</text:span> да оде<text:span text:style-name="T121">ш</text:span> мора да буде локација за коју зна<text:span text:style-name="T121">ш</text:span> да постоји или си је видео. Ако би умро као резултат овог телепорта онесвести се на месту где си бацио ову магију уместо умирања.</text:p>
        <text:p text:style-name="P59"><text:span text:style-name="T36">⌛️ </text:span><text:span text:style-name="T68">Жива Ватра</text:span></text:p>
        <text:p text:style-name="Standard"><text:span text:style-name="T52">2 </text:span><text:span text:style-name="T57">С</text:span><text:span text:style-name="T52">поре акције </text:span><text:span text:style-name="T36">Створи малу реплику сунца на максимално 10💥 од себе. Сви противници 1💥 око те у</text:span><text:span text:style-name="T45">ж</text:span><text:span text:style-name="T36">арене лопте примају 2</text:span><text:a xlink:type="simple" xlink:href="https://emojipedia.org/emoji/🎲/" text:style-name="ListLabel_20_227" text:visited-style-name="ListLabel_20_227"><text:span text:style-name="T20">🎲</text:span></text:a><text:span text:style-name="T36"> </text:span><text:span text:style-name="T45">ш</text:span><text:span text:style-name="T36">тете, све запаљиве ствари у истој раздаљини кре</text:span><text:span text:style-name="T45">ћ</text:span><text:span text:style-name="T36">у да се полако пале. Ако је објекат излозен утицају узарене лопте дузе од једног потеза он по</text:span><text:span text:style-name="T45">ч</text:span><text:span text:style-name="T36">иње да гори. Сваки потез ова узарена лопта добија ве</text:span><text:span text:style-name="T45">ћ</text:span><text:span text:style-name="T36">у запремину, њен пре</text:span><text:span text:style-name="T45">ч</text:span><text:span text:style-name="T36">ник се пове</text:span><text:span text:style-name="T45">ћ</text:span><text:span text:style-name="T36">ава за 2💥сваки потез. Ова магија траје 10 минута, или док сфера не дотакне велико подру</text:span><text:span text:style-name="T45">ч</text:span><text:span text:style-name="T36">ије воде. Након </text:span><text:span text:style-name="T45">ш</text:span><text:span text:style-name="T36">то истекне трајање </text:span><text:span text:style-name="T45">магије или се лопта угаси она</text:span><text:span text:style-name="T36"> се нагло скупља </text:span><text:span text:style-name="T45">и</text:span><text:span text:style-name="T36"> експлодира 10💥 пре</text:span><text:span text:style-name="T45">ч</text:span><text:span text:style-name="T36">ника око себе, наносе</text:span><text:span text:style-name="T45">ћ</text:span><text:span text:style-name="T36">и 20 стете, </text:span><text:span text:style-name="T45">и</text:span><text:span text:style-name="T36"> праве</text:span><text:span text:style-name="T45">ћ</text:span><text:span text:style-name="T36">и кратер дубине од 10💥, истог пре</text:span><text:span text:style-name="T45">ч</text:span><text:span text:style-name="T36">ника као експлозија.</text:span></text:p>
        <text:p text:style-name="Heading_20_4"><text:span text:style-name="T82">Ч</text:span>ели<text:span text:style-name="T82">ч</text:span>ење</text:p>
        <text:p text:style-name="P12"><text:span text:style-name="T12">С</text:span><text:span text:style-name="T1">пора акција </text:span>Мета магије добија +2 оклопне одбојности. У договору са приповеда<text:span text:style-name="T123">ч</text:span>ем ова магија мо<text:span text:style-name="T123">ж</text:span>е да ути<text:span text:style-name="T123">ч</text:span>а на предмете и даје им ве<text:span text:style-name="T123">ћ</text:span>у <text:span text:style-name="T123">ч</text:span>врстину и носивост.</text:p>
        <text:p text:style-name="Heading_20_4">Црпи <text:span text:style-name="T71">Ж</text:span>ивот</text:p>
        <text:p text:style-name="P12"><text:span text:style-name="T13">С</text:span><text:span text:style-name="T1">пора акција </text:span>Мета мора да буде <text:span text:style-name="T98">ж</text:span>иво би<text:span text:style-name="T98">ћ</text:span>е у раздаљини од 2💥, када магија успе ако мета не пребаци 16 на присуство онда она привремено добија 4 бода замора, и губи 5 бодова свести. Изгубљени бодови се вра<text:span text:style-name="T98">ћ</text:span>ају 1 <text:span text:style-name="T98">по дану</text:span>. Маг добија 5 привремених бодова свести <text:span text:style-name="T98">и</text:span> склања 4 бода замора.</text:p>
        <text:p text:style-name="P60"><text:span text:style-name="T36">⌛</text:span>Вихор</text:p>
        <text:p text:style-name="Standard"><text:span text:style-name="T52">2 </text:span><text:span text:style-name="T58">С</text:span><text:span text:style-name="T52">поре акције </text:span><text:span text:style-name="T36">Одабери правоугаоно подру</text:span><text:span text:style-name="T46">ч</text:span><text:span text:style-name="T36">ије вели</text:span><text:span text:style-name="T46">ч</text:span><text:span text:style-name="T36">ине 3 са 8💥, сви ликови и непри</text:span><text:span text:style-name="T39">ч</text:span><text:span text:style-name="T36">вр</text:span><text:span text:style-name="T39">шћ</text:span><text:span text:style-name="T36">ени објекти у пољу ефекта морају да спасу 15 или ви</text:span><text:span text:style-name="T39">ш</text:span><text:span text:style-name="T36">е како не би били одгурнути 2</text:span><text:a xlink:type="simple" xlink:href="https://emojipedia.org/emoji/🎲/" text:style-name="ListLabel_20_227" text:visited-style-name="ListLabel_20_227"><text:span text:style-name="T20">🎲</text:span></text:a><text:span text:style-name="T36"> поља (б</text:span><text:span text:style-name="T46">а</text:span><text:span text:style-name="T36">цити за сваког лика и објекат). Сви ликови и објекти у домету који нису са</text:span><text:span text:style-name="T39">ч</text:span><text:span text:style-name="T36">ували примају 2</text:span><text:a xlink:type="simple" xlink:href="https://emojipedia.org/emoji/🎲/" text:style-name="ListLabel_20_227" text:visited-style-name="ListLabel_20_227"><text:span text:style-name="T20">🎲</text:span></text:a><text:span text:style-name="T22">,</text:span><text:span text:style-name="T36"> сви који јесу примају упола мање </text:span><text:span text:style-name="T39">ш</text:span><text:span text:style-name="T36">тете.</text:span></text:p>
        <text:p text:style-name="P70"><text:span text:style-name="T150">⌛️</text:span><text:span text:style-name="T149">Преображење</text:span></text:p>
        <text:p text:style-name="P12"><text:span text:style-name="T14">С</text:span><text:span text:style-name="T1">пора акција </text:span>Одабери било које би<text:span text:style-name="T99">ђ</text:span>е са <text:span text:style-name="T99">ч</text:span>ијом си анатомијом упознат, ако ова магија успе добија<text:span text:style-name="T99">ш</text:span> статистике тог би<text:span text:style-name="T99">ћ</text:span>а, губе<text:span text:style-name="T99">ћ</text:span>и све магије које има<text:span text:style-name="T99">ш</text:span> док си у том облику али задр<text:span text:style-name="T99">ж</text:span>авају<text:span text:style-name="T99">ћ</text:span>и све таленте. У овом <text:soft-page-break/>обли<text:span text:style-name="T99">ч</text:span>ију остаје<text:span text:style-name="T99">ш</text:span> док се не онесвести<text:span text:style-name="T99">ш</text:span> или вољно прекине<text:span text:style-name="T99">ш</text:span> метаморфозу. Након изла<text:span text:style-name="T99">же</text:span>ња из обли<text:span text:style-name="T99">ч</text:span>ија тог би<text:span text:style-name="T99">ћ</text:span>а добија<text:span text:style-name="T99">ш</text:span> замор једнак <text:span text:style-name="T99">броју коцкица свести тог бића, задржавајући додатно сав замор који се сакупио док сте били у том облику.</text:span></text:p>
        <text:p text:style-name="P62">Тежина 8 + коцке свести жељеног бића.</text:p>
        <text:p text:style-name="P61"><text:span text:style-name="T36">⌛️</text:span>Хемо<text:span text:style-name="T125">ф</text:span>оби<text:span text:style-name="T125">ј</text:span>а</text:p>
        <text:p text:style-name="P12"><text:span text:style-name="T1">Спор</text:span><text:span text:style-name="T15">а</text:span><text:span text:style-name="T1"> акције </text:span>Одабери било које би<text:span text:style-name="T124">ћ</text:span>е које има крв или те<text:span text:style-name="T124">ч</text:span>ност сли<text:span text:style-name="T124">ч</text:span>не функције у свом организму:</text:p>
        <text:p text:style-name="Standard"><text:span text:style-name="T36">Ако то би</text:span><text:span text:style-name="T47">ћ</text:span><text:span text:style-name="T36">е не са</text:span><text:span text:style-name="T47">ч</text:span><text:span text:style-name="T36">ува 14 </text:span><text:span text:style-name="T59">Присуства</text:span><text:span text:style-name="T36"> </text:span><text:span text:style-name="T47">онда</text:span><text:span text:style-name="T36"> свако поље које се оно помери би</text:span><text:span text:style-name="T47">ћ</text:span><text:span text:style-name="T36">у наноси 1</text:span><text:a xlink:type="simple" xlink:href="https://emojipedia.org/emoji/🎲/" text:style-name="ListLabel_20_227" text:visited-style-name="ListLabel_20_227"><text:span text:style-name="T20">🎲</text:span></text:a><text:span text:style-name="T36"> </text:span><text:span text:style-name="T47">ш</text:span><text:span text:style-name="T36">тете његовој свести. Магија траје </text:span><text:span text:style-name="T47">до краја сукоба.</text:span></text:p>
        <text:p text:style-name="Heading_20_4">Васкрсну<text:span text:style-name="T126">ћ</text:span>е</text:p>
        <text:p text:style-name="P12"><text:span text:style-name="T1">4 </text:span><text:span text:style-name="T16">С</text:span><text:span text:style-name="T1">поре акције </text:span>Одаберите смртног лика који је мртав не ду<text:span text:style-name="T127">ж</text:span>е од 10 минута, вратите га назад у <text:span text:style-name="T127">ж</text:span>ивот са 1 бодом свести. Након <text:span text:style-name="T127">ш</text:span>то се тај лик врати у <text:span text:style-name="T127">ж</text:span>ивот он мора да са<text:span text:style-name="T127">ч</text:span>ува 12 користе<text:span text:style-name="T127">ћ</text:span>и Снагу. Ако не успе да са<text:span text:style-name="T127">ч</text:span>ува ова магија ви<text:span text:style-name="T127">ш</text:span>е не мо<text:span text:style-name="T127">ж</text:span>е имати утицаја на њега и стога не мо<text:span text:style-name="T127">ж</text:span>е бити поново вра<text:span text:style-name="T127">ћ</text:span>ен у <text:span text:style-name="T127">ж</text:span>ивот.</text:p>
        <text:p text:style-name="Heading_20_4">Двоструки Пут</text:p>
        <text:p text:style-name="P12"><text:span text:style-name="T1">4 </text:span><text:span text:style-name="T17">С</text:span><text:span text:style-name="T1">поре акције </text:span>Магија кори<text:span text:style-name="T128">шћ</text:span>ена за прелазак из једног Огледала Двострукости ка било којем телу воде или било ком другом огледалу двострукости. При сваком бацању магије лик који је баца мора да назна<text:span text:style-name="T128">ч</text:span>и од ког огледала <text:span text:style-name="T128">или тела воде</text:span> <text:span text:style-name="T128">ж</text:span>ели да се телепортује. Сва огледала имају за<text:span text:style-name="T128">ч</text:span>арану лозинку, коју морате знати да би сте се телепортовали до њих.</text:p>
        <text:p text:style-name="Heading_20_4">Плес Ма<text:span text:style-name="T71">ч</text:span>ева</text:p>
        <text:p text:style-name="Standard"><text:span text:style-name="T60">С</text:span><text:span text:style-name="T52">пора акција </text:span><text:span text:style-name="T36">Када баци</text:span><text:span text:style-name="T48">ш</text:span><text:span text:style-name="T36"> ову магију баци 1</text:span><text:a xlink:type="simple" xlink:href="https://emojipedia.org/emoji/🎲/" text:style-name="ListLabel_20_227" text:visited-style-name="ListLabel_20_227"><text:span text:style-name="T20">🎲</text:span></text:a><text:span text:style-name="T22">,</text:span><text:span text:style-name="T36"> резултат на коцки представља број мацева.</text:span><text:span text:style-name="T22"> </text:span><text:span text:style-name="T36">Додај 1 на физи</text:span><text:span text:style-name="T49">ч</text:span><text:span text:style-name="T36">ку одбрану за сваки ма</text:span><text:span text:style-name="T49">ч</text:span><text:span text:style-name="T36"> који плесе око тебе. Сваки пут када ти неко нанесе физи</text:span><text:span text:style-name="T49">ч</text:span><text:span text:style-name="T36">ку </text:span><text:span text:style-name="T49">ш</text:span><text:span text:style-name="T36">тету један од ма</text:span><text:span text:style-name="T49">ч</text:span><text:span text:style-name="T36">ева напада мету са +2 бонусом </text:span><text:span text:style-name="T49">и наноси</text:span><text:span text:style-name="T36"> 1</text:span><text:a xlink:type="simple" xlink:href="https://emojipedia.org/emoji/🎲/" text:style-name="ListLabel_20_227" text:visited-style-name="ListLabel_20_227"><text:span text:style-name="T20">🎲</text:span></text:a><text:span text:style-name="T36"> </text:span><text:span text:style-name="T49">ш</text:span><text:span text:style-name="T36">тете. Након сто је ма</text:span><text:span text:style-name="T49">ч</text:span><text:span text:style-name="T36"> напао он се сматра потро</text:span><text:span text:style-name="T49">ш</text:span><text:span text:style-name="T36">еним и пада на тло, овај ма</text:span><text:span text:style-name="T49">ч</text:span><text:span text:style-name="T36"> ви</text:span><text:span text:style-name="T49">ш</text:span><text:span text:style-name="T36">е не додаје 1 на физицку одбрану. Магија траје док сви ма</text:span><text:span text:style-name="T49">ч</text:span><text:span text:style-name="T36">еви не падну на земљу или док је маг не прекине.</text:span></text:p>
        <text:p text:style-name="Heading_20_4">Носиоц Олује</text:p>
        <text:p text:style-name="P12"><text:span text:style-name="T18">С</text:span><text:span text:style-name="T1">пор</text:span><text:span text:style-name="T19">а</text:span><text:span text:style-name="T1"> акције </text:span>Изгуби 3 свести и додатно изгуби <text:s/>3 свести сваки потез док одр<text:span text:style-name="T129">ж</text:span>авас ову магију. Сви <text:span text:style-name="T130">други ликови </text:span>унутар 10 поља <text:span text:style-name="T130">око тебе </text:span>имају - 2 на све нападе, магије и било коју ствар која се ослања да манипулацију објеката.</text:p>
        <text:p text:style-name="Heading_20_4">Покајање</text:p>
        <text:p text:style-name="Standard"><text:span text:style-name="T61">С</text:span><text:span text:style-name="T52">пора акција </text:span><text:span text:style-name="T36">Маг стаје у подру</text:span><text:span text:style-name="T50">ч</text:span><text:span text:style-name="T36">ије воде босоног, др</text:span><text:span text:style-name="T50">ж</text:span><text:span text:style-name="T36">е</text:span><text:span text:style-name="T50">ћ</text:span><text:span text:style-name="T36">и руке испитаника. Посипају</text:span><text:span text:style-name="T50">ћ</text:span><text:span text:style-name="T36">и босиљак у кругу око њих. Боси</text:span><text:span text:style-name="T50">љ</text:span><text:span text:style-name="T36">ак плута у кру</text:span><text:span text:style-name="T50">ж</text:span><text:span text:style-name="T36">ном облику све док испитаник не одговори на 3 питања. Сваки пут када испитаник сла</text:span><text:span text:style-name="T50">ж</text:span><text:span text:style-name="T36">е вода из круга му пуни плу</text:span><text:span text:style-name="T50">ћ</text:span><text:span text:style-name="T36">а и наноси 2</text:span><text:a xlink:type="simple" xlink:href="https://emojipedia.org/emoji/🎲/" text:style-name="ListLabel_20_227" text:visited-style-name="ListLabel_20_227"><text:span text:style-name="T20">🎲</text:span></text:a><text:span text:style-name="T36"> стете. Мета магије мора бити вољана или клинцована.</text:span></text:p>
        <text:p text:style-name="Heading_20_4"><text:soft-page-break/>Трансфиксиони Ритуал</text:p>
        <text:p text:style-name="Standard"><text:span text:style-name="T52">Сат времена </text:span><text:span text:style-name="T36">Приликом бацања магије одаберите 1 магију коју познајете, убеле</text:span><text:span text:style-name="T50">ж</text:span><text:span text:style-name="T36">ите магиску енергју кори</text:span><text:span text:style-name="T50">шћ</text:span><text:span text:style-name="T36">ену за њено бацање у објекат који мо</text:span><text:span text:style-name="T50">ж</text:span><text:span text:style-name="T36">е да је подр</text:span><text:span text:style-name="T50">ж</text:span><text:span text:style-name="T36">и. Ту енергију касније мо</text:span><text:span text:style-name="T50">ж</text:span><text:span text:style-name="T36">ете ослободити за 1 брзу акцију и бацити магију која је била скади</text:span><text:span text:style-name="T50">ш</text:span><text:span text:style-name="T36">тена </text:span><text:span text:style-name="T50">у објекту</text:span><text:span text:style-name="T36">. Ово ослоба</text:span><text:span text:style-name="T50">ђ</text:span><text:span text:style-name="T36">ање магије не тро</text:span><text:span text:style-name="T50">ш</text:span><text:span text:style-name="T36">и ва</text:span><text:span text:style-name="T50">ш</text:span><text:span text:style-name="T36"> лимит магија по дану.</text:span></text:p>
        <text:p text:style-name="P32"/>
      </text:section>
      <text:section text:style-name="Sect2" text:name="Section11">
        <text:p text:style-name="P52">Сусрети</text:p>
        <text:p text:style-name="P47">Све интеракције хероја и света <text:span text:style-name="T81">називамо су</text:span>срети<text:span text:style-name="T81">ма</text:span>. У сваком сусрету хероји су изло<text:span text:style-name="T81">ж</text:span>ени друга<text:span text:style-name="T81">ч</text:span>ијим околностима. Разликујемо два типа сусрета : наративне сусрете и акционе сусрете.</text:p>
        <text:p text:style-name="Heading_20_3">Наративни сусрети</text:p>
        <text:p text:style-name="P12">Су спорији део прице, у њима хероји прицају са ликовима, интерагују са ру<text:span text:style-name="T131">ш</text:span>евинама давно напу<text:span text:style-name="T131">ш</text:span>теног замка, истра<text:span text:style-name="T131">ж</text:span>ују мо<text:span text:style-name="T131">ч</text:span>вару итд.. циљ ових сусрета је прикупљање информација, могу се и користити за набијање тензије али кљу<text:span text:style-name="T131">ч</text:span>на разлика је <text:span text:style-name="T131">шт</text:span>о хероји нису у директној опасности.</text:p>
        <text:p text:style-name="Heading_20_3">Акциони сусрети</text:p>
        <text:p text:style-name="P12">Било која сцена где су хероји у опасности се ра<text:span text:style-name="T81">ч</text:span>уна као акциони сусрет, без обзира да ли су противници у близини или не. <text:s/><text:span text:style-name="T131">Сусрет се третира као акциони све док хероји се нису удаљили од опасности или је отклонили.</text:span></text:p>
        <text:p text:style-name="Heading_20_3">Одре<text:span text:style-name="T81">ђ</text:span>ивање изнена<text:span text:style-name="T81">ђ</text:span>ења</text:p>
        <text:p text:style-name="P12">Пре него <text:span text:style-name="T131">ш</text:span>то се игра премести са нарације на тактички део неопходно је установити да ли нека од страна је изненадила другу. Један од на<text:span text:style-name="T131">ч</text:span>ина јесте да поредимо <text:span text:style-name="T131">Окретност</text:span> једне стране са <text:span text:style-name="T131">Присуством</text:span> друге стране. Сви <text:span text:style-name="T131">ч</text:span>ланови сваке стране бацају <text:s/>(браниоци <text:span text:style-name="T131">Присуство</text:span>, заседачи <text:span text:style-name="T131">Окретност</text:span>) и ако је <text:span text:style-name="T131">присуство</text:span> браниоца веће од <text:span text:style-name="T131">Окретности</text:span> заседача нема изнена<text:span text:style-name="T131">ђ</text:span>ења. Ако је мања онда сви напада<text:span text:style-name="T131">ч</text:span>и добијају додатну брзу акцију у првом потезу <text:span text:style-name="T131">и заседачи први активирају свог лика.</text:span></text:p>
        <text:p text:style-name="Heading_20_3">Сукоби</text:p>
        <text:p text:style-name="P12"><text:tab/>Када акциони сус<text:span text:style-name="T132">р</text:span>е<text:span text:style-name="T132">т</text:span> у себи садржи непријатељске ликове он постаје сукоб. У том случају игра из нарације прелази у такти<text:span text:style-name="T132">ч</text:span>ку борбу две стране. За потребе тактике неопходно је имати нацин обелезавања позиције уцесник сукоба у простору. Препоручено је да имате исаблонирану таблу са коцкицама и гомилу цепова или фигура које би ознацавале уцеснике.</text:p>
        <text:p text:style-name="P12"><text:tab/>Сви сукоби се састоје од рунди, које се састоје од потеза сваког лика. Када сви ликови одиграју или прескоце свој потез рунда се заврсава. Овај процес се понавља све док приповедац сматра да ситуација захтева наставак сукоба.</text:p>
        <text:p text:style-name="Heading_20_3"><text:soft-page-break/>Заклон</text:p>
        <text:p text:style-name="P12">Када користимо дометна оружија или магије чији домет није додир (а захтевају напад да би утицали на мету) нападач има шансу да добије -🎲 од заклона. Мете се рачунају да су у заклону ако испуњавају неке од ових услова :</text:p>
        <text:list xml:id="list3792173094" text:style-name="WWNum2">
          <text:list-item>
            <text:p text:style-name="P81">Налази се у терену пуном растиња. -1🎲</text:p>
          </text:list-item>
          <text:list-item>
            <text:p text:style-name="P81">Између мете и нападача када се повуче права линија из центара њихових поља има других ликова или вецих објеката.-1🎲</text:p>
          </text:list-item>
          <text:list-item>
            <text:p text:style-name="P81">Налази се иза зида или објекта који га делимицно заклања. -1🎲</text:p>
          </text:list-item>
          <text:list-item>
            <text:p text:style-name="P81">Потпуно је сакривен иза дела терена.-2🎲</text:p>
          </text:list-item>
          <text:list-item>
            <text:p text:style-name="P82">Сви ови пенала су кулминативни, тако да је могуће доћи добити до -4🎲 на нападе који пате од заклона.</text:p>
          </text:list-item>
        </text:list>
        <text:p text:style-name="Heading_20_3">Ред<text:span text:style-name="T80">ослед</text:span> играња</text:p>
        <text:p text:style-name="P12"><text:tab/>Све стране у сукобу играју наизмени<text:span text:style-name="T80">ч</text:span>но, активирају<text:span text:style-name="T80">ћ</text:span>и лика по лика на свакој страни. У свим сукобима игра<text:span text:style-name="T80">ч</text:span>и имају предност кога <text:span text:style-name="T80">ћ</text:span>е првог да одаберу да игра, након <text:span text:style-name="T80">првог</text:span> потеза <text:span text:style-name="T80">с</text:span>мењују <text:span text:style-name="T80">обе стране сукоба све док се сукоб не заврши. </text:span>У <text:span text:style-name="T80">случају да има више</text:span> <text:span text:style-name="T80">ч</text:span>ланова <text:span text:style-name="T80">на</text:span> једн<text:span text:style-name="T80">ој</text:span> стране од друге <text:span text:style-name="T80">она </text:span>страна са ви<text:span text:style-name="T80">ш</text:span>е <text:span text:style-name="T80">ч</text:span>ланова <text:span text:style-name="T80">ћ</text:span>е активирати 2 лика на противни<text:span text:style-name="T80">ч</text:span>к<text:span text:style-name="T80">ог</text:span> 1<text:span text:style-name="T80">ог</text:span>, све док број доступних ликова који нису одиграли свој потез не буде једнак на обе стране.</text:p>
        <text:p text:style-name="Heading_20_2">Акције</text:p>
        <text:p text:style-name="P12">Сваки лик по потезу има могу<text:span text:style-name="T80">ћ</text:span>ност да уради следеце акције:</text:p>
        <text:list xml:id="list91400624" text:style-name="L9">
          <text:list-item>
            <text:p text:style-name="P83">Померање</text:p>
          </text:list-item>
          <text:list-item>
            <text:p text:style-name="P83">2 брзе акције или 1 спору акцију.</text:p>
          </text:list-item>
          <text:list-item>
            <text:p text:style-name="P83">Неограни<text:span text:style-name="T80">ч</text:span>ен број бесплатних акција.</text:p>
          </text:list-item>
          <text:list-item>
            <text:p text:style-name="P83">Брзе акције су генерално мање ствари које лик мозе урадити, споре акције захтевају концентрацију од стране лика, бесплатне акције захтевају никакав труд од стране лика а лимитиране акције се могу користити само једном по рунди.</text:p>
          </text:list-item>
        </text:list>
        <text:p text:style-name="P11"><text:span text:style-name="T1">Напад - </text:span>Спора</text:p>
        <text:p text:style-name="P12"><text:tab/>Постоје два типа напада, магиски и обицни напади. Разлика измедју ова два типа је у томе коју одбрану нападац треба да насмаси. У слуцају магија то је магиска одбрана а у слуцају напада то је одбрана.</text:p>
        <text:p text:style-name="P12"><text:tab/>Када нападац одабере мету свог напада он баца 3Д за свог лика, додајуци на то додатне позитивне/негативне коцке и релевантну статистику.</text:p>
        <text:p text:style-name="P12"><text:tab/>Ако укупан збир коцкица и бонуса је једнак или веци одбрани, мета је погодјена и нападац прелази на бацање стете за напад. Ако је мања напад је омасен и акција напада је пропала.</text:p>
        <text:p text:style-name="P12"><text:tab/>Напади су обицно брзе акције, са тиме да постоје неки напади и орузја која захтевају да се акција третира као спора.</text:p>
        <text:p text:style-name="P11"><text:soft-page-break/><text:span text:style-name="T1">Бацање магије </text:span><text:s/>-Брза/Спора</text:p>
        <text:p text:style-name="P12">Бацање магија се у неком слуцају рацуна као напад, на таквим магијама је ознацено да су напад и на ста утицу. Велика вецина магија утице на таблу, ликове на њој и услове битке. Како функционисе бацање магија погледајте у секцији посвеценој магији у књизи.</text:p>
        <text:p text:style-name="P11"><text:span text:style-name="T1">Поново померање -</text:span> Брза</text:p>
        <text:p text:style-name="P12">Омогуцава лику да се опет помери у овом потезу. Поново померање се мозе користити једино ако је тај исти лик користио своје бесплатно померање.</text:p>
        <text:p text:style-name="P11"><text:span text:style-name="T1">Кори</text:span><text:span text:style-name="T6">шж</text:span><text:span text:style-name="T1">ење Предмета</text:span> - Брза</text:p>
        <text:p text:style-name="P12">Подразумева све интеракције са објектима које нису напад. Мозете да испијете напитак, активирате инстант магију, отворите врата , интерагујете са околином итд.</text:p>
        <text:p text:style-name="P11"><text:span text:style-name="T1">Замор Акција</text:span> - Бесплатна Лимитирана</text:p>
        <text:p text:style-name="P12">Даје лику да поново одабере једну од горе одабраних акција, једино ограницење је да је брза акција. Свака замор акција даје 1 замор лику.</text:p>
        <text:p text:style-name="P11"><text:span text:style-name="T1">Процена</text:span> - Брза Лимитирана</text:p>
        <text:p text:style-name="P12"><text:tab/>Одаберите лика и фокусирајте васа цула на њега, зависности од ситуације приповедац мозе тразити да баците вестину да би проценили мету. Када успесно процените мету одаберите једну од опција:</text:p>
        <text:list xml:id="list2604789115" text:style-name="L10">
          <text:list-item>
            <text:p text:style-name="P101"><text:span text:style-name="T36">Ви и васи савезници имате +1</text:span><text:a xlink:type="simple" xlink:href="https://emojipedia.org/emoji/🎲/" text:style-name="ListLabel_20_227" text:visited-style-name="ListLabel_20_227"><text:span text:style-name="T20">🎲</text:span></text:a><text:span text:style-name="T36"> на следеци напад на ту мету.</text:span></text:p>
          </text:list-item>
          <text:list-item>
            <text:p text:style-name="P84">Приповедац вам даје информације о одбрани лик.</text:p>
          </text:list-item>
          <text:list-item>
            <text:p text:style-name="P84">Приповедац вам даје информацијено нападу лика.</text:p>
          </text:list-item>
          <text:list-item>
            <text:p text:style-name="P84">Приповедац вам даје информације о имуностима и слабостима лика.</text:p>
          </text:list-item>
          <text:list-item>
            <text:p text:style-name="P84">Сваки тип противника мозе бити процењен једном по сукобу, ово знаци да ако сте сазнали информације о нападу противника не мозете касније у истом сукобу користити остале опције.</text:p>
          </text:list-item>
        </text:list>
        <text:p text:style-name="P11"><text:span text:style-name="T1">Испусти Предмет / Фокус</text:span> - Бесплатна</text:p>
        <text:p text:style-name="P12">Омогуцава вам да одбаците на брзину неки предмет, био он ранац или орузије, све док је разумно да траје краце од две секунде. Такодје ова акција вам омогуцава да заборавите магије И угасите ефекте које мозете сами да гасите.</text:p>
        <text:p text:style-name="P11"><text:span text:style-name="T1">Пресретање</text:span> - Бесплатна Лимитирана</text:p>
        <text:p text:style-name="P12">Када непријатељ пролази поред поља или улази у поље које цувате имате прилику да га пресретнете. Направите брзи напад на мету као бесплатну акцију. Пресретање игнорисе све лимитације на број напада по рунди, али се мозе користити само једном по рунди. Поред напада и неки таленти и магије могу бити корисцени као пресретање.</text:p>
        <text:p text:style-name="Heading_20_2"><text:soft-page-break/>Правила окру<text:span text:style-name="T72">ж</text:span>ења</text:p>
        <text:p text:style-name="P12">Авантура се цесто десава на напустеним местима скривеним од погледа и свакодневне пазње. Често су то напустени замкови, пећине, подземни лавиринти, старе и полу урушене зграде. Ова секција ће вас научити како да их преживите и шта можете да очекујете у њима.</text:p>
        <text:p text:style-name="Heading_20_3">Чување страже</text:p>
        <text:p text:style-name="P12">Ако ниједан играч не чува стражу док остатак дружине ради нешто у просторији онда ће дружина засигурно бити изненадјена од стране ликова који улазе у собу.</text:p>
        <text:p text:style-name="Heading_20_3">Працење времена</text:p>
        <text:p text:style-name="P12"><text:tab/>Када се налазимо у затореној средини јако је битно водити рацуна о ресурсима којима хероји располазу, бакље, магије, таленти и замор имају везе са тиме колико дуго се налазите у некој средини.</text:p>
        <text:p text:style-name="P12"><text:tab/>Време се мери у потезима, сваки потез се подудара са 10 минута времена, на сваких 7 потеза хероји требају са одморе 1 потез како не би добили 2 замора.</text:p>
        <text:p text:style-name="P12"><text:tab/>Након сваког потеза постоји санса са це играци имати лутајући сусрет, пошто је мало вероватно да су они једини који истражују дату околини. Ови сусрети могу бити штагод <text:span text:style-name="T1">Приповедач</text:span> жели, обично за сваку околину приповедач одредјује колика је санса да сусретнете несто, сваки <text:span text:style-name="T1">Приповедач</text:span> има табелу на којој баца и насумично одредјује шта је сусрело играче.</text:p>
        <text:p text:style-name="Heading_20_3">Одмарање</text:p>
        <text:p text:style-name="P12"><text:s text:c="2"/>Сваки пут када се одмарају хероји скидају 1 замор. Број одмора које хероји могу да ураде током дана је ограничен на:</text:p>
        <text:list xml:id="list1865962863" text:style-name="WWNum12">
          <text:list-item>
            <text:p text:style-name="P85">4 одмора од 10 минута(Скида 2 замор)</text:p>
          </text:list-item>
          <text:list-item>
            <text:p text:style-name="P85">1 одмор од 8 сат (Скида 4 замора).</text:p>
          </text:list-item>
        </text:list>
        <text:p text:style-name="P12"><text:s text:c="2"/>Одмор од 8 сати се рачуна као спавање, пре којега хероји могу да мењају запамћене магије и друге ствари које се мењају после спавања. Када успесно одспавају 8 сати ( цак иако су прекидани) жељене промене магијама и талентима <text:s/>лика се примењују. </text:p>
        <text:p text:style-name="P12"><text:s text:c="2"/>Ликови који су неиспавани добијају 4 замора сваког свитања, идаље могу да смањују замор мањим одморима и број одмора током дана се ресетује сваког свитања.</text:p>
        <text:p text:style-name="Heading_20_3">Заглављена врата</text:p>
        <text:p text:style-name="P12">Врата су често заглављена због рђавих шарки или због неког урушавања које се десило. Велика већина ових врата може бити отворено гурањем. Сваки играч може да проба да одглави врата провером снаге, ако користи пајсер приликом покусаја добија +2Д на проверу. Одглављивање врата траје 1 потез. Ако одјављивање врата не успе мозете узети секиру и чекић и поломити врата. Имајте на уму да ово ствара буку и може привући нежељену пажњу.</text:p>
        <text:p text:style-name="Heading_20_3">Претраживање просторије</text:p>
        <text:p text:style-name="P12"><text:tab/>Неке просторије крију тајне у себи, да ли то биле замке, благо, тајни пролаз или скривени противник. За откривање ових тајни неопходна је детаљна претрага просторије, детаљна претрага траје 1 потез. И врши се <text:soft-page-break/>тако што ликови који траже бацају истраживање и приповедач узима највећи резултат и пореди га са тежином скривених ствари.</text:p>
        <text:p text:style-name="Heading_20_3">Пењање</text:p>
        <text:p text:style-name="P12"><text:tab/>Пењање се врси простом провером вестине пењања, много опреме и фактора мозе да утице на ову проверу. Ако лик падне приликом пењања примиће штету једнако раздаљина од места са којег је почео да пада до места на које је пао.</text:p>
        <text:p text:style-name="P12"><text:tab/>Сваких 2 метра пада је +1Д штете. Ако лик се онесвести као резултат пада његови савезници имају један потез да га подигну, пре него сто искрвари до смрти.</text:p>
        <text:p text:style-name="Heading_20_3">Архитектура</text:p>
        <text:p text:style-name="P12">Многа места на које ће хероји ићу су мешавина стилова оригиналних становника и њихових каснијих пребиваоца. Као таква тешко је на прву лопту знати причу места. Хероји који знају архитектуру имају шансу да предпоставе ко је саградио шта и да у недоследностима пронађу тајне и информације које ће им помоћи када крену у дубље истраживање.</text:p>
        <text:p text:style-name="Heading_20_3">Замке</text:p>
        <text:p text:style-name="P12">Неретко све цивилизације су да би <text:span text:style-name="T74">ч</text:span>ували драгоцености остављали замке. На местима где <text:span text:style-name="T74">ћ</text:span>е те оби<text:span text:style-name="T74">ч</text:span>но и<text:span text:style-name="T74">ћ</text:span>и на авантуру постоји <text:span text:style-name="T74">ш</text:span>анса да их сусретнете, по<text:span text:style-name="T74">ш</text:span>то је свака замка разли<text:span text:style-name="T74">ч</text:span>ита не мо<text:span text:style-name="T74">ж</text:span>емо вам дати боји савет од тога да будете па<text:span text:style-name="T74">ж</text:span>љиви И да носите дуга<text:span text:style-name="T74">ч</text:span>ке мотке за опипавање сумљивих простора.</text:p>
        <text:p text:style-name="Heading_20_3">Храна</text:p>
        <text:p text:style-name="P12">Ликови могу да издрзе до три дана без хране, након тог периода сваког дана добијају 2 бода замора и привремено смањују 1 главну статистику за 1. Нормална исхрана (3 оброка) један дан поништава овај бројач и уклања ефекте глади.</text:p>
        <text:p text:style-name="Heading_20_3">Вода</text:p>
        <text:p text:style-name="P12">Ликови могу издржати један дан без воде, након тога сваког трпе 2 бода замора и привремено смањују своје присуство за 1 све док не попију довољно воде. Колико је воде довољно зависи од габарита лика, генерално правило је да је свакоме потребно 3 литре воде дневно у нормалним и 6 литара дневно у топлим условима.</text:p>
        <text:p text:style-name="Heading_20_1">Опрема</text:p>
        <text:p text:style-name="P12">Добра примена опреме је одлика способне друзине и добро написане авантуре. Свет у коме се ликови налазе јесте јако магицан, али то не умањује корисност обицних свакодневних ствар попут канапа и пајсера. У овом подглављу це те пронаци све везано за опрему.</text:p>
        <text:p text:style-name="Heading_20_3">Стартна опрема </text:p>
        <text:p text:style-name="P12">Сваки играц бира једно орузије које добија бесплатно као поцетно орузије, додатна орузија <text:span text:style-name="T30">И опрема </text:span>могу бити купљена касније током саме авантуре ! На поцетку авантуре сви хероји добију следеце ствари :</text:p>
      </text:section>
      <text:section text:style-name="Sect6" text:name="Section12">
        <text:p text:style-name="P12"><text:soft-page-break/>Новац (Сребро) - 150<text:line-break/>Пајсер</text:p>
        <text:p text:style-name="P12">Вреца за спавање</text:p>
        <text:p text:style-name="P12">Мотка (3💥)</text:p>
        <text:p text:style-name="P12">Бесика Воде (10Л)</text:p>
        <text:p text:style-name="P12">Фласа Ракије (1Л)</text:p>
        <text:p text:style-name="P12">Закив - 10</text:p>
        <text:p text:style-name="P12">Цекиц</text:p>
        <text:p text:style-name="P12">Канап (10💥)</text:p>
        <text:p text:style-name="P12">Кремен</text:p>
        <text:p text:style-name="P12">Секирица</text:p>
        <text:p text:style-name="P12">Ексер - 20</text:p>
        <text:p text:style-name="P12">Платнена Вреца - 2</text:p>
        <text:p text:style-name="P12">Бели Лук <text:s/>100г</text:p>
        <text:p text:style-name="P12">Сланина <text:s/>400г</text:p>
        <text:p text:style-name="P12">Таин Хлеб</text:p>
        <text:p text:style-name="P12">Фласа Сирцета (1Л)</text:p>
        <text:p text:style-name="P12">Борово Лепило 50 г</text:p>
        <text:p text:style-name="P12">Сува Сљива 100 г</text:p>
      </text:section>
      <text:section text:style-name="Sect6" text:name="Section13">
        <text:p text:style-name="P12"/>
        <text:p text:style-name="P12"/>
        <text:p text:style-name="P12"><text:s text:c="2"/></text:p>
      </text:section>
      <text:section text:style-name="Sect2" text:name="Section14">
        <text:p text:style-name="P49">Те<text:span text:style-name="T72">ж</text:span>ина</text:p>
        <text:p text:style-name="P50"><text:span text:style-name="T38">З</text:span><text:span text:style-name="T36">а ве</text:span><text:span text:style-name="T38">ћ</text:span><text:span text:style-name="T36">ину група препору</text:span><text:span text:style-name="T38">ч</text:span><text:span text:style-name="T36">ујемо да не воде рацуна о опреми </text:span><text:span text:style-name="T38">и </text:span><text:span text:style-name="T36">њеној те</text:span><text:span text:style-name="T38">ж</text:span><text:span text:style-name="T36">ини, </text:span><text:span text:style-name="T38">фокус треба бити на причи и игри. Колико можете да носите зависи од процене наратора и других играча у групи.</text:span><text:tab/></text:p>
        <text:p text:style-name="Heading_20_2">Листа Опреме</text:p>
        <text:section text:style-name="Sect7" text:name="Section18">
          <text:p text:style-name="Heading_20_4">Храна</text:p>
          <text:p text:style-name="P8">Сиротињска (2 Дан)<text:tab/><text:tab/>1</text:p>
          <text:p text:style-name="P8">Путни<text:span text:style-name="T26">ћ</text:span>ка (1 Дан)<text:tab/><text:tab/>1</text:p>
          <text:p text:style-name="P8">Тргова<text:span text:style-name="T26">ч</text:span>ка (1 Дан)<text:tab/><text:tab/>2</text:p>
          <text:p text:style-name="P8">Племи<text:span text:style-name="T26">ћ</text:span>ка (1 Оброк)<text:tab/><text:tab/>10</text:p>
          <text:p text:style-name="P8">Краљевска (1 Оброк)<text:tab/><text:tab/>20</text:p>
          <text:p text:style-name="P8">Пиво 3Л<text:tab/><text:tab/><text:tab/>1</text:p>
          <text:p text:style-name="P8">Вино 1Л<text:tab/><text:tab/><text:tab/>10</text:p>
          <text:p text:style-name="P8">Ракија 3Л<text:tab/><text:tab/><text:tab/>1</text:p>
          <text:p text:style-name="P6"><text:span text:style-name="T26">ОДЕЋА</text:span><text:tab/></text:p>
          <text:p text:style-name="P8">Градска<text:tab/><text:tab/><text:tab/>2</text:p>
          <text:p text:style-name="P8">Тргова<text:span text:style-name="T26">ч</text:span>ка<text:tab/><text:tab/><text:tab/>10</text:p>
          <text:p text:style-name="P8">Племи<text:span text:style-name="T26">ћ</text:span>ка<text:tab/><text:tab/><text:tab/>100</text:p>
          <text:p text:style-name="P8">Краљевска<text:tab/><text:tab/><text:tab/>200</text:p>
          <text:p text:style-name="P6">ОПРЕМА<text:tab/></text:p>
          <text:p text:style-name="P8">Пајсер<text:tab/><text:tab/><text:tab/><text:tab/>10</text:p>
          <text:p text:style-name="P8"><text:span text:style-name="T26">Ч</text:span>еки<text:span text:style-name="T133">ћ</text:span><text:tab/><text:tab/><text:tab/><text:tab/>10</text:p>
          <text:p text:style-name="P8">Секира<text:tab/><text:tab/><text:tab/><text:tab/>10</text:p>
          <text:p text:style-name="P8">Канап 10💥<text:tab/><text:tab/><text:tab/>20</text:p>
          <text:p text:style-name="P8">Мотка 3💥<text:tab/><text:tab/><text:tab/>1</text:p>
          <text:p text:style-name="P8">Сир<text:span text:style-name="T26">ћ</text:span>е 10Л<text:tab/><text:tab/><text:tab/>1</text:p>
          <text:p text:style-name="P8">Ко<text:span text:style-name="T26">ж</text:span>на Торба <text:tab/><text:tab/><text:tab/>20</text:p>
          <text:p text:style-name="P8">Бе<text:span text:style-name="T26">ш</text:span>ика (10Л)<text:tab/><text:tab/><text:tab/>10</text:p>
          <text:p text:style-name="P8">Религиозна амајлија<text:tab/><text:tab/>20</text:p>
          <text:p text:style-name="P8">Замка <text:tab/><text:tab/><text:tab/><text:tab/>20</text:p>
          <text:p text:style-name="P8">Канапна Дизалица<text:tab/><text:tab/>30</text:p>
          <text:p text:style-name="P8">Празна Књига <text:tab/><text:tab/><text:tab/>300</text:p>
          <text:p text:style-name="P8">Књига (<text:span text:style-name="T26">За </text:span>Цитање)<text:tab/><text:tab/>600</text:p>
          <text:p text:style-name="P8">Фла<text:span text:style-name="T26">ш</text:span>а/Бо<text:span text:style-name="T26">ч</text:span>ица<text:tab/><text:tab/><text:tab/>1</text:p>
          <text:p text:style-name="P8">Кофа<text:tab/><text:tab/><text:tab/><text:tab/>5</text:p>
          <text:p text:style-name="P8">Вре<text:span text:style-name="T26">ћ</text:span>а Нагазних Мина<text:tab/><text:tab/>10</text:p>
          <text:p text:style-name="P8">Ланац 5💥<text:tab/><text:tab/><text:tab/>10</text:p>
          <text:p text:style-name="P8">Креда<text:tab/><text:tab/><text:tab/><text:tab/>1</text:p>
          <text:p text:style-name="P8">Клесало<text:tab/><text:tab/><text:tab/>5</text:p>
          <text:p text:style-name="P8">Посуде за кување<text:tab/><text:tab/>10</text:p>
          <text:p text:style-name="P8">Ру<text:span text:style-name="T26">ч</text:span>на Бусилица<text:tab/><text:tab/>10</text:p>
          <text:p text:style-name="P8">Фарба или <text:span text:style-name="T133">ш</text:span>минка<text:tab/><text:tab/>10</text:p>
          <text:p text:style-name="P8">Ла<text:span text:style-name="T26">ж</text:span>ни <text:s/>Накит<text:tab/><text:tab/><text:tab/>50</text:p>
          <text:p text:style-name="P8"><text:span text:style-name="T26">Ш</text:span>тап за пецање<text:tab/><text:tab/>10</text:p>
          <text:p text:style-name="P8">Вре<text:span text:style-name="T26">ћ</text:span>ица Кликера<text:tab/><text:tab/><text:span text:style-name="T133">0</text:span>5</text:p>
          <text:p text:style-name="P8">Коцка Боровог Лепила<text:tab/><text:tab/><text:span text:style-name="T133">0</text:span>5</text:p>
          <text:p text:style-name="P8">Пења<text:span text:style-name="T26">ч</text:span>ка Кука<text:tab/><text:tab/><text:tab/>10</text:p>
          <text:p text:style-name="P8">Рог<text:tab/><text:tab/><text:tab/><text:tab/>10</text:p>
          <text:p text:style-name="P8">Пе<text:span text:style-name="T26">шч</text:span>аник<text:tab/><text:tab/><text:tab/>300</text:p>
          <text:p text:style-name="P8">Паковање Тамјана<text:tab/><text:tab/>10</text:p>
          <text:p text:style-name="P8"><text:span text:style-name="T26">Ч</text:span>елицна Клеста<text:tab/><text:tab/><text:tab/>10</text:p>
          <text:p text:style-name="P8">Мердевине 3М<text:tab/><text:tab/><text:tab/>10</text:p>
          <text:p text:style-name="P8">Велики Сун<text:span text:style-name="T26">ђ</text:span>ер<text:tab/><text:tab/><text:span text:style-name="T133">0</text:span>5</text:p>
          <text:p text:style-name="P8">Со<text:span text:style-name="T26">ч</text:span>иво<text:tab/><text:tab/><text:tab/><text:tab/>100</text:p>
          <text:p text:style-name="P8">Обија<text:span text:style-name="T26">ч</text:span> Брава<text:tab/><text:tab/><text:tab/>100</text:p>
          <text:p text:style-name="P8">Лисице<text:tab/><text:tab/><text:tab/><text:tab/>10</text:p>
          <text:p text:style-name="P8">Метална <text:span text:style-name="T26">Ш</text:span>миргла<text:tab/><text:tab/><text:span text:style-name="T133">0</text:span>5</text:p>
          <text:p text:style-name="P8">Мало Огледало <text:tab/><text:tab/>200</text:p>
          <text:p text:style-name="P8">Инструмент <text:tab/><text:tab/><text:tab/>200</text:p>
          <text:p text:style-name="P8">Мре<text:span text:style-name="T26">ж</text:span>а<text:tab/><text:tab/><text:tab/><text:tab/>10</text:p>
          <text:p text:style-name="P8">Кљу<text:span text:style-name="T26">ч</text:span> и Катанац<text:tab/><text:tab/>20</text:p>
          <text:p text:style-name="P8">А<text:span text:style-name="T26">ш</text:span>ов<text:tab/><text:tab/><text:tab/><text:tab/>10</text:p>
          <text:p text:style-name="P8">Вре<text:span text:style-name="T26">ћ</text:span>а<text:tab/><text:tab/><text:tab/><text:tab/><text:span text:style-name="T133">0</text:span>1</text:p>
          <text:p text:style-name="P8">Перо и Мастило<text:tab/><text:tab/><text:span text:style-name="T133">0</text:span>1</text:p>
          <text:p text:style-name="P8">Тестера<text:tab/><text:tab/><text:tab/>10</text:p>
          <text:p text:style-name="P8">Лопата<text:tab/><text:tab/><text:tab/><text:tab/>10</text:p>
          <text:p text:style-name="P8">Звонце<text:tab/><text:tab/><text:tab/><text:tab/>20</text:p>
          <text:p text:style-name="P8">Сапун<text:tab/><text:tab/><text:tab/><text:tab/><text:span text:style-name="T133">0</text:span>1</text:p>
          <text:p text:style-name="P8">Метални Клин <text:tab/><text:tab/><text:tab/>5</text:p>
          <text:p text:style-name="P8">Дугогледно Со<text:span text:style-name="T133">ч</text:span>иво<text:tab/><text:tab/>1000</text:p>
          <text:p text:style-name="P8">Катран<text:tab/><text:tab/><text:tab/><text:tab/>10</text:p>
          <text:p text:style-name="P8"><text:span text:style-name="T26">Ш</text:span>атор (2 Особе)<text:tab/><text:tab/>100</text:p>
          <text:p text:style-name="P8">Клупко 15м<text:tab/><text:tab/><text:tab/>5</text:p>
          <text:p text:style-name="P8">Зви<text:span text:style-name="T26">шж</text:span>даљка<text:tab/><text:tab/><text:tab/>5</text:p>
          <text:p text:style-name="P8">Све<text:span text:style-name="T26">ћ</text:span>а (4 Сата Светла)<text:tab/><text:tab/>1</text:p>
          <text:p text:style-name="P8">Фењер<text:tab/><text:tab/><text:tab/><text:tab/>30</text:p>
          <text:p text:style-name="P8"><text:soft-page-break/>Уље за фењер<text:tab/><text:tab/><text:tab/>5</text:p>
          <text:p text:style-name="P8">Кресало за ватру<text:tab/><text:tab/>10</text:p>
          <text:p text:style-name="P8">Бакља (1 Сат Светла)<text:tab/><text:tab/>1</text:p>
          <text:p text:style-name="P6">ПРЕНО<text:span text:style-name="T74">Ћ</text:span>И<text:span text:style-name="T74">Ш</text:span>ТЕ<text:tab/></text:p>
          <text:p text:style-name="P8">Кревет, 1 но<text:span text:style-name="T133">ћ</text:span><text:tab/><text:tab/><text:tab/>1</text:p>
          <text:p text:style-name="P8">Засебна соба, 1 но<text:span text:style-name="T133">ћ</text:span><text:tab/><text:tab/>2</text:p>
          <text:p text:style-name="P8">Топла Купка<text:tab/><text:tab/><text:tab/>2</text:p>
          <text:p text:style-name="P6">БРОДОВИ<text:tab/></text:p>
          <text:p text:style-name="P8">Брод , Врхунски<text:tab/>700/Тона</text:p>
          <text:p text:style-name="P8">Брод, Добар<text:tab/><text:tab/>480/Тона</text:p>
          <text:p text:style-name="P8">Брод, Корисцен<text:tab/>240/Тона</text:p>
          <text:p text:style-name="P8">Брод, Лос<text:tab/><text:tab/>120/Тона</text:p>
          <text:p text:style-name="P8">Сплав<text:tab/><text:tab/><text:tab/>50</text:p>
          <text:p text:style-name="P8">Пецарски <text:span text:style-name="T26">Ч</text:span>ама<text:span text:style-name="T26">ц</text:span><text:tab/>500</text:p>
          <text:p text:style-name="P6">ПРЕВОЗНА СРЕДСТВА<text:tab/></text:p>
          <text:p text:style-name="P8">Ко<text:span text:style-name="T26">ч</text:span>ије<text:tab/><text:tab/><text:tab/>320</text:p>
          <text:p text:style-name="P8">Приколица<text:tab/><text:tab/>120</text:p>
          <text:p text:style-name="P8">Колица<text:tab/><text:tab/><text:tab/>50</text:p>
          <text:p text:style-name="P6">НАЈАМНИЦИ<text:tab/></text:p>
          <text:p text:style-name="P8">Плате по дану,<text:span text:style-name="T31">без </text:span>хран<text:span text:style-name="T31">е/</text:span>сместај<text:span text:style-name="T31">а</text:span>.</text:p>
          <text:p text:style-name="P8">Надни<text:span text:style-name="T27">ч</text:span>ар<text:tab/><text:tab/>1</text:p>
          <text:p text:style-name="P8">Нотар <text:tab/><text:tab/><text:tab/>2</text:p>
          <text:p text:style-name="P8">Стрелац<text:tab/><text:tab/><text:tab/>3</text:p>
          <text:p text:style-name="P8">Зидар<text:tab/><text:tab/><text:tab/>4</text:p>
          <text:p text:style-name="P8">Оклопљени Војник<text:tab/>6</text:p>
          <text:p text:style-name="P8">Оклопник или Кова<text:span text:style-name="T27">ч</text:span><text:tab/>10</text:p>
          <text:p text:style-name="P8">Оклопљени Коњаник<text:tab/>12</text:p>
          <text:p text:style-name="P8">Архитекта<text:tab/><text:tab/>15</text:p>
          <text:p text:style-name="P8">Витез<text:tab/><text:tab/><text:tab/>25</text:p>
          <text:p text:style-name="P8">Берберин<text:tab/><text:tab/>25</text:p>
          <text:p text:style-name="P6"><text:span text:style-name="T133">Ж</text:span>ИВОТИЊЕ<text:tab/></text:p>
          <text:p text:style-name="P8">Лова<text:span text:style-name="T133">ч</text:span>ки Пас<text:tab/><text:tab/>50</text:p>
          <text:p text:style-name="P8">Соко<text:tab/><text:tab/><text:tab/>1000</text:p>
          <text:p text:style-name="P8">Коњ<text:tab/><text:tab/><text:tab/>1000</text:p>
          <text:p text:style-name="P8">Ратни Коњ<text:tab/><text:tab/>10000</text:p>
          <text:p text:style-name="P6">ЗГРАДЕ<text:tab/></text:p>
          <text:p text:style-name="P8">Сламена Ку<text:span text:style-name="T133">ћ</text:span>а<text:tab/><text:tab/>120</text:p>
          <text:p text:style-name="P8">Камена Ку<text:span text:style-name="T133">ћ</text:span>а<text:tab/><text:tab/>1200</text:p>
          <text:p text:style-name="P8">Занатлиска Ку<text:span text:style-name="T133">ћ</text:span>а<text:tab/>2400</text:p>
          <text:p text:style-name="P8">Тргова<text:span text:style-name="T133">ч</text:span>ка Ку<text:span text:style-name="T133">ћ</text:span>а<text:tab/>7200</text:p>
          <text:p text:style-name="P8">Месница<text:tab/><text:tab/>32600</text:p>
          <text:p text:style-name="P8">Камена Кула<text:tab/><text:tab/>48000</text:p>
          <text:p text:style-name="P8">Храм<text:tab/><text:tab/><text:tab/>75000</text:p>
          <text:p text:style-name="P8">Утвр<text:span text:style-name="T133">ђ</text:span>ење <text:tab/><text:tab/>100000</text:p>
          <text:p text:style-name="P8">Катедрала<text:tab/><text:tab/>500000</text:p>
          <text:p text:style-name="P8">Палата<text:tab/><text:tab/><text:tab/>250000</text:p>
        </text:section>
        <text:p text:style-name="P51">Оклоп</text:p>
        <text:p text:style-name="P4">Оклопи повецавају оклопну одбојност ликова <text:span text:style-name="T32">и</text:span> у неким слуцајевима смањују брзину ликовима који га носе.</text:p>
        <table:table table:name="Table3" table:style-name="Table3">
          <table:table-column table:style-name="Table3.A"/>
          <table:table-column table:style-name="Table3.B"/>
          <table:table-column table:style-name="Table3.C"/>
          <table:table-column table:style-name="Table3.A" table:number-columns-repeated="2"/>
          <table:table-row table:style-name="TableLine93956236153280">
            <table:table-cell table:style-name="Table3.A1" office:value-type="string">
              <text:p text:style-name="P2">Назив</text:p>
            </table:table-cell>
            <table:table-cell table:style-name="Table3.A1" office:value-type="string">
              <text:p text:style-name="P2">Цена</text:p>
            </table:table-cell>
            <table:table-cell table:style-name="Table3.A1" office:value-type="string">
              <text:p text:style-name="P3"><text:span text:style-name="T32">Бонус на о</text:span>дбојност</text:p>
            </table:table-cell>
            <table:table-cell table:style-name="Table3.A1" office:value-type="string">
              <text:p text:style-name="P3">Пенал на померање</text:p>
            </table:table-cell>
            <table:table-cell table:style-name="Table3.E1" office:value-type="string">
              <text:p text:style-name="P5">Пенал на пливање</text:p>
            </table:table-cell>
          </table:table-row>
          <table:table-row table:style-name="TableLine93956236405984">
            <table:table-cell table:style-name="Table3.A2" office:value-type="string">
              <text:p text:style-name="P2">Лагани (Платнени)</text:p>
            </table:table-cell>
            <table:table-cell table:style-name="Table3.A2" office:value-type="string">
              <text:p text:style-name="P2">150</text:p>
            </table:table-cell>
            <table:table-cell table:style-name="Table3.A2" office:value-type="string">
              <text:p text:style-name="P5">+1</text:p>
            </table:table-cell>
            <table:table-cell table:style-name="Table3.A2" office:value-type="string">
              <text:p text:style-name="P3">0</text:p>
            </table:table-cell>
            <table:table-cell table:style-name="Table3.E2" office:value-type="string">
              <text:p text:style-name="P5">0</text:p>
            </table:table-cell>
          </table:table-row>
          <table:table-row table:style-name="Table3.3">
            <table:table-cell table:style-name="Table3.A2" office:value-type="string">
              <text:p text:style-name="P2">Лагани (Веризни)</text:p>
            </table:table-cell>
            <table:table-cell table:style-name="Table3.A2" office:value-type="string">
              <text:p text:style-name="P2">300</text:p>
            </table:table-cell>
            <table:table-cell table:style-name="Table3.A2" office:value-type="string">
              <text:p text:style-name="P5">+2</text:p>
            </table:table-cell>
            <table:table-cell table:style-name="Table3.A2" office:value-type="string">
              <text:p text:style-name="P5">0</text:p>
            </table:table-cell>
            <table:table-cell table:style-name="Table3.E2" office:value-type="string">
              <text:p text:style-name="P5">2</text:p>
            </table:table-cell>
          </table:table-row>
          <table:table-row table:style-name="TableLine93956236410368">
            <table:table-cell table:style-name="Table3.A2" office:value-type="string">
              <text:p text:style-name="P2">Средњи (Комбиновани)</text:p>
            </table:table-cell>
            <table:table-cell table:style-name="Table3.A2" office:value-type="string">
              <text:p text:style-name="P2">500</text:p>
            </table:table-cell>
            <table:table-cell table:style-name="Table3.A2" office:value-type="string">
              <text:p text:style-name="P5">+3</text:p>
            </table:table-cell>
            <table:table-cell table:style-name="Table3.A2" office:value-type="string">
              <text:p text:style-name="P5">1</text:p>
            </table:table-cell>
            <table:table-cell table:style-name="Table3.E2" office:value-type="string">
              <text:p text:style-name="P5">3</text:p>
            </table:table-cell>
          </table:table-row>
          <table:table-row table:style-name="TableLine93956236411872">
            <table:table-cell table:style-name="Table3.A2" office:value-type="string">
              <text:p text:style-name="P2">Теско (Комбиновани)</text:p>
            </table:table-cell>
            <table:table-cell table:style-name="Table3.A2" office:value-type="string">
              <text:p text:style-name="P2">1000</text:p>
            </table:table-cell>
            <table:table-cell table:style-name="Table3.A2" office:value-type="string">
              <text:p text:style-name="P5">+4</text:p>
            </table:table-cell>
            <table:table-cell table:style-name="Table3.A2" office:value-type="string">
              <text:p text:style-name="P5">2</text:p>
            </table:table-cell>
            <table:table-cell table:style-name="Table3.E2" office:value-type="string">
              <text:p text:style-name="P5">4</text:p>
            </table:table-cell>
          </table:table-row>
          <table:table-row table:style-name="TableLine93956236413184">
            <table:table-cell table:style-name="Table3.A2" office:value-type="string">
              <text:p text:style-name="P2">Тески (Потпуни)</text:p>
            </table:table-cell>
            <table:table-cell table:style-name="Table3.A2" office:value-type="string">
              <text:p text:style-name="P2">5000</text:p>
            </table:table-cell>
            <table:table-cell table:style-name="Table3.A2" office:value-type="string">
              <text:p text:style-name="P5">+5</text:p>
            </table:table-cell>
            <table:table-cell table:style-name="Table3.A2" office:value-type="string">
              <text:p text:style-name="P5">2</text:p>
            </table:table-cell>
            <table:table-cell table:style-name="Table3.E2" office:value-type="string">
              <text:p text:style-name="P5">4</text:p>
            </table:table-cell>
          </table:table-row>
        </table:table>
        <text:p text:style-name="Heading_20_1">Ору<text:span text:style-name="T28">ж</text:span>ија</text:p>
        <text:p text:style-name="P12"><text:s text:c="2"/>Магија није брза <text:span text:style-name="T76">и</text:span> поуздана, <text:span text:style-name="T29">ч</text:span>есто магови морају да буду уве<text:span text:style-name="T29">ж</text:span>бани борци, како би могли бити кадри авантуристи. Зарад једноставности сва ору<text:span text:style-name="T75">ж</text:span>ија вреде 100 сребрењака, цене могу варирати сходно регији И томе колико се у њој <text:span text:style-name="T29">ч</text:span>есто производи тај тип ору<text:span text:style-name="T76">ж</text:span>ија.</text:p>
        <text:p text:style-name="P10">Специална правила</text:p>
        <text:p text:style-name="P9"><text:tab/>Сва ору<text:span text:style-name="T29">ж</text:span>ија <text:span text:style-name="T76">поседују специална правила, пошто многа оружија су слична због примене нека од њих деле иста специална правила, стога</text:span> зарад у<text:span text:style-name="T76">ш</text:span>теде простора <text:span text:style-name="T76">и</text:span> лак<text:span text:style-name="T76">ш</text:span>е референце свако ору<text:span text:style-name="T29">ж</text:span>ије мо<text:span text:style-name="T76">ж</text:span>е имати једно или ви<text:span text:style-name="T29">ш</text:span>е специалних правила, сва та правила су описана у овој подсекцији, специална правила се налазе <text:soft-page-break/>испод имена ору<text:span text:style-name="T29">ж</text:span>ија и одвојена су “|” знаком.</text:p>
      </text:section>
      <text:section text:style-name="Sect8" text:name="Section15">
        <text:p text:style-name="P37">Балансирано</text:p>
        <text:p text:style-name="P12"><text:s text:c="2"/>Ова ору<text:span text:style-name="T136">ж</text:span>ија имају +1🎲 када нападају ликове који користе ору<text:span text:style-name="T29">ж</text:span>ије без овог специалног правила.</text:p>
        <text:p text:style-name="P12"/>
        <text:p text:style-name="P37">Промењив хват</text:p>
        <text:p text:style-name="P12"><text:s text:c="2"/>Ова ору<text:span text:style-name="T136">ж</text:span>ија могу да се користе у 1 или 2 руке, када се користе у 2 руке бацају 2🎲 за <text:span text:style-name="T29">ш</text:span>ету И бирају ве<text:span text:style-name="T29">ћ</text:span>у, али имају -2 на проверу поготка.</text:p>
        <text:p text:style-name="P12"/>
        <text:p text:style-name="P37">Одбрамбено (н)</text:p>
        <text:p text:style-name="P12"><text:s text:c="2"/>Ова ору<text:span text:style-name="T29">ж</text:span>ија не наносе никакву <text:span text:style-name="T29">ш</text:span>тету И додају +н на одбрану лика који их носи.</text:p>
        <text:p text:style-name="P37"/>
        <text:p text:style-name="P37">Пуца<text:span text:style-name="T28">ч</text:span>ко</text:p>
        <text:p text:style-name="P12"><text:s text:c="2"/>Ова орузија имају -1🎲 пенал када се користе у близини мањој од 2 поља.</text:p>
        <text:p text:style-name="P39"/>
        <text:p text:style-name="P39">Силовито (н)</text:p>
        <text:p text:style-name="P12"><text:s text:c="2"/>Сваки пут када ово ору<text:span text:style-name="T136">ж</text:span>ије напада оно игнори<text:span text:style-name="T29">ш</text:span>е (н) противникове оклопне одбојности када му наноси <text:span text:style-name="T29">ш</text:span>тету. Када се напад завр<text:span text:style-name="T29">ш</text:span>и мета тог напада губи 1 поен оклопне одбојности.</text:p>
        <text:p text:style-name="P37"/>
        <text:p text:style-name="P37">Ковитлаво</text:p>
        <text:p text:style-name="P12"><text:s text:c="2"/>Сваки пут када нападате са ковитлавим ору<text:span text:style-name="T136">ж</text:span>ијем баците 1 додатну коцкицу за напад и одаберите 3 најве<text:span text:style-name="T29">ћ</text:span>е.</text:p>
        <text:p text:style-name="P37"/>
        <text:p text:style-name="P37">Мотка</text:p>
        <text:p text:style-name="P35"><text:s text:c="2"/>Ова ору<text:span text:style-name="T29">ж</text:span>ија имају +1🎲 бонус када нападају створења која иду на 4 или ви<text:span text:style-name="T136">ш</text:span>е нога, укљу<text:span text:style-name="T29">ч</text:span>ују<text:span text:style-name="T29">ћ</text:span>и сва створења која неко ја<text:span text:style-name="T29">ш</text:span>е, без обзира на број ногу.<text:line-break/>Ако сте у Фаланги имате +1🎲 на напад.</text:p>
        <text:p text:style-name="P37"/>
        <text:p text:style-name="P37">Те<text:span text:style-name="T28">ш</text:span>ко (н)</text:p>
        <text:p text:style-name="P12"><text:s text:c="2"/>Сваки пут када нападате са овим ору<text:span text:style-name="T136">ж</text:span>ијем смањите ва<text:span text:style-name="T29">ш</text:span> напад за (н) И пове<text:span text:style-name="T136">ћ</text:span>ајте ва<text:span text:style-name="T29">ш</text:span>у <text:span text:style-name="T29">ш</text:span>тету за (н), на крају напада добијате (н) бодова замора.</text:p>
        <text:p text:style-name="P12"><text:s text:c="2"/>Сви ликови који носе те<text:span text:style-name="T136">ш</text:span>ка ору<text:span text:style-name="T29">ж</text:span>ија имају -н мање поља кретања док их носе у рукама.</text:p>
        <text:p text:style-name="P12"/>
        <text:p text:style-name="P37">Коњи<text:span text:style-name="T28">ч</text:span>ко</text:p>
        <text:p text:style-name="P12"><text:s text:c="2"/>Када се коњи<text:span text:style-name="T136">ч</text:span>ка ору<text:span text:style-name="T136">ж</text:span>ија користе ван седла <text:span text:style-name="T136">ж</text:span>ивотиње њихова штета постаје снага / 2.</text:p>
        <text:p text:style-name="P12">Ако уседлано створење које ја<text:span text:style-name="T136">ш</text:span>е лик је се померало овај потез, сви напади са овим ору<text:span text:style-name="T29">ж</text:span>ијем добијају + 1🎲 на напад.</text:p>
        <text:p text:style-name="P12"/>
        <text:p text:style-name="P37">Брзо</text:p>
        <text:p text:style-name="P12"><text:s text:c="2"/>Орузија са брзом особином имају одвојену иницијативу, И иду редоследом од ве<text:span text:style-name="T135">ћ</text:span>ег резултата ка мањем.</text:p>
        <text:p text:style-name="P12"><text:s text:c="2"/>Да би корисник брзог ору<text:span text:style-name="T136">ж</text:span>ија добио бенефит иницијативе мора да задовољава следе<text:span text:style-name="T29">ћ</text:span>е услове: </text:p>
        <text:list xml:id="list1312549640" text:style-name="L11">
          <text:list-item>
            <text:p text:style-name="P86">Први је потез</text:p>
          </text:list-item>
          <text:list-item>
            <text:p text:style-name="P87">Лик са овим ору<text:span text:style-name="T29">ж</text:span>ијем напада изненадно</text:p>
          </text:list-item>
        </text:list>
      </text:section>
      <text:section text:style-name="Sect2" text:name="Section16">
        <text:p text:style-name="Heading_20_3"><text:span text:style-name="T72">Ш</text:span>тета</text:p>
        <text:p text:style-name="P34"><text:span text:style-name="T72">Ш</text:span>тета на ве<text:span text:style-name="T134">ћ</text:span>ини ору<text:span text:style-name="T134">ж</text:span>ија је иста ( 1🎲 + Снага ) како би специална правила до<text:span text:style-name="T134">ш</text:span>ла до изра<text:span text:style-name="T134">ж</text:span>аја, нека ору<text:span text:style-name="T134">ж</text:span>ија ипак имају слабију или вецу стету, таква орузија це имати поље штета која описује колико стете то ору<text:span text:style-name="T134">ж</text:span>ије наноси свести лика.</text:p>
        <text:p text:style-name="Heading_20_2">Листа Ору<text:span text:style-name="T72">ж</text:span>ија</text:p>
        <text:p text:style-name="Heading_20_3">Једноруки ма<text:span text:style-name="T72">ч</text:span></text:p>
        <text:p text:style-name="P12">1 💥 | Пробијање | Балансирано | Промењив хват</text:p>
        <text:p text:style-name="P12">Лик који користи мац мозе да га ухвати за о<text:span text:style-name="T77">ш</text:span>трицу И да удари противнике бал<text:span text:style-name="T77">ч</text:span>аком ма<text:span text:style-name="T77">ч</text:span>а. У том слуцају <text:soft-page-break/>штета ору<text:span text:style-name="T78">ж</text:span>ија постаје <text:span text:style-name="T1">Снага </text:span><text:span text:style-name="T24">и</text:span> тип <text:span text:style-name="T77">ш</text:span>тете постаје <text:span text:style-name="T1">Дробљење</text:span>. Напад бал<text:span text:style-name="T79">ч</text:span>аком се увек подразумева као да лик користи промењив хват, само не добија бонусе за <text:span text:style-name="T79">ш</text:span>тету двору<text:span text:style-name="T79">ч</text:span>ног хвата.</text:p>
        <text:p text:style-name="Heading_20_4">Увежбаност</text:p>
        <text:p text:style-name="P12">Реакција – Ограницена</text:p>
        <text:p text:style-name="P12">Једном по рунди када вас погоди противников напад мо<text:span text:style-name="T137">ж</text:span>ете да баците 3🎲 + снага, ако резултат према<text:span text:style-name="T137">ш</text:span>и одбрану лика који вас је нападао напад се ра<text:span text:style-name="T137">ч</text:span>уна као да је прома<text:span text:style-name="T137">ш</text:span>ио <text:span text:style-name="T138">и</text:span> не трпите никакву стету.</text:p>
        <text:p text:style-name="Heading_20_3">Дворуки Ма<text:span text:style-name="T72">ч</text:span></text:p>
        <text:p text:style-name="P12">1💥 | Дробљење | Сецење | Теско 2 | Ковитлаво | Дворуцно</text:p>
        <text:p text:style-name="P12">Сваки пут када нападате са овим ору<text:span text:style-name="T138">ж</text:span>ијем бирате 3💥 испред вас која нападате, бацате један резултат напада за сва три поља, ако пребаците одбране противника у том пољу они трпе <text:span text:style-name="T139">ш</text:span>тету, штета је иста за сва три поља.</text:p>
        <text:p text:style-name="Heading_20_4">Увежбаност</text:p>
        <text:p text:style-name="P12">Брза акција</text:p>
        <text:p text:style-name="P12">Добијате 2 замора.</text:p>
        <text:p text:style-name="P12">До краја потеза ковитлате ма<text:span text:style-name="T139">ч</text:span> око свог тела <text:span text:style-name="T139">и</text:span> правите одбрамбени обр<text:span text:style-name="T139">уч</text:span> око себе, ва<text:span text:style-name="T139">ш</text:span>а одбрана се пове<text:span text:style-name="T139">ћ</text:span>ава за 2 и одбрана свих противника у 2💥 полупре<text:span text:style-name="T139">ч</text:span>нику се спу<text:span text:style-name="T139">ш</text:span>та за 2. Овај ефекат траје до краја следе<text:span text:style-name="T139">ћ</text:span>е рунде или док следе<text:span text:style-name="T139">ћ</text:span>и пут не нападнете. На по<text:span text:style-name="T139">ч</text:span>етку следе<text:span text:style-name="T139">ћ</text:span>е рунде ако нисте прекинули плес добијате +1🎲 на <text:span text:style-name="T139">ш</text:span>тету на први ударац у рунди.</text:p>
        <text:p text:style-name="Heading_20_3"><text:span text:style-name="T72">Ш</text:span>тит</text:p>
        <text:p text:style-name="P12">Одбрамбено 2 | Једна рука</text:p>
        <text:p text:style-name="P12">Као реакцију лик мо<text:span text:style-name="T139">ж</text:span>е да подигне свој <text:span text:style-name="T139">ш</text:span>тит, до краја рунде лик не мо<text:span text:style-name="T139">ж</text:span>е да напада али сви напад<text:span text:style-name="T139">и</text:span> са <text:span text:style-name="T139">који користе пројектиле</text:span> који не поти<text:span text:style-name="T139">ч</text:span>у из његовог задњег лука га аутоматски ома<text:span text:style-name="T139">ш</text:span>ују.</text:p>
        <text:p text:style-name="Heading_20_4">Увежбаност</text:p>
        <text:p text:style-name="P12">Брза Акција</text:p>
        <text:p text:style-name="P12">Одаберите противника <text:span text:style-name="T139">и</text:span> нападните га са <text:span text:style-name="T139">ш</text:span>титом, <text:span text:style-name="T139">ш</text:span>тит наноси 1🎲 <text:span text:style-name="T139">ш</text:span>тете <text:span text:style-name="T2">Дробљења</text:span>, мета напада мора да пребаци Снагу + 10 лика који ради ово акцију, ако не успе бива одгурнут 10 метара.</text:p>
        <text:p text:style-name="Heading_20_3">Копље</text:p>
        <text:p text:style-name="P12">3💥| Брзо | Мотка | Версатилно</text:p>
        <text:p text:style-name="P12">Брза акција</text:p>
        <text:p text:style-name="P12">Поставите се у одбрамбени став ногама <text:span text:style-name="T139">и</text:span> спремите копље за удар, до краја рунде добијате +2 на одбрану. Ако сте се померали пре или после ове акције добијате 2 бода замора.</text:p>
        <text:p text:style-name="Heading_20_4">Уве<text:span text:style-name="T74">ж</text:span>баност</text:p>
        <text:p text:style-name="P12">Брза Акција</text:p>
        <text:p text:style-name="P12"><text:soft-page-break/><text:s/>Ско<text:span text:style-name="T139">ч</text:span>ите 2💥 унапред <text:span text:style-name="T139">и</text:span> нападните <text:span text:style-name="T139">ж</text:span>ељеног противника. Овај напад има <text:span text:style-name="T2">Силовито</text:span> специјално правило, штета напада је једнака окретности * 2.</text:p>
        <text:p text:style-name="P12"><text:s text:c="2"/>Ово померање изазива реакције, ако вас неко погоди док радите ову акцију морате пребацити 10 са ва<text:span text:style-name="T139">ш</text:span>ом окретности (или коли<text:span text:style-name="T139">ч</text:span>ину <text:span text:style-name="T139">ш</text:span>тете коју сте добили) да се не би саплели и пали.</text:p>
        <text:p text:style-name="Heading_20_3"><text:span text:style-name="T72">Ш</text:span>естоперац</text:p>
        <text:p text:style-name="P12">2 💥 | Силовито 1 | Ковитлаво | Коњи<text:span text:style-name="T139">ч</text:span>ко</text:p>
        <text:p text:style-name="P12">Сваки погодак овог ору<text:span text:style-name="T139">ж</text:span>ија тера мету <text:span text:style-name="T139">и</text:span> све савезнике те мете у 2💥 од ње да рад<text:span text:style-name="T139">е</text:span> проверу воље, сви који не пребаце 14 су упла<text:span text:style-name="T139">ш</text:span>ени <text:span text:style-name="T139">до краја сусрета</text:span>. Ако ово ору<text:span text:style-name="T139">ж</text:span>ије напада противнике који ја<text:span text:style-name="T139">ш</text:span>у неко створење они добијају -1🎲 пенал на ту проверу.</text:p>
        <text:p text:style-name="Heading_20_4">Увежбаност</text:p>
        <text:p text:style-name="P12">Када користи<text:span text:style-name="T139">ш</text:span> акцију да напада<text:span text:style-name="T139">ш</text:span> противнике мо<text:span text:style-name="T139">ж</text:span>е<text:span text:style-name="T139">ш</text:span> да одабере<text:span text:style-name="T139">ш</text:span> до 3 мете које су једна поред друге као мете напада, за сваку напад акцију за коју користи<text:span text:style-name="T139">ш</text:span> ову способност добија<text:span text:style-name="T139">ш</text:span> <text:span text:style-name="T139">1</text:span> бод замора.</text:p>
        <text:p text:style-name="Heading_20_3"><text:span text:style-name="T72">Ч</text:span>еки<text:span text:style-name="T72">ћ</text:span></text:p>
        <text:p text:style-name="P12">1💥 | Силовито 3 | штета <text:span text:style-name="T1">Снага</text:span></text:p>
        <text:p text:style-name="P12">Сваки пут када погодите мету која има оклопну одбојност озна<text:span text:style-name="T140">ч</text:span>ите је са токеном поломљеног оклопа, следе<text:span text:style-name="T140">ћ</text:span>и савезник који напада ту мету игнори<text:span text:style-name="T140">ш</text:span>е оклопну одбојност тог противника <text:span text:style-name="T140">и</text:span> тај напад наноси пуну <text:span text:style-name="T140">ш</text:span>тету, на крају тог напада уклоните токен са мете.</text:p>
        <text:p text:style-name="Heading_20_4">Увежбаност</text:p>
        <text:p text:style-name="P12">Спора Акција</text:p>
        <text:p text:style-name="P12">Одаберите противника <text:span text:style-name="T140">и</text:span> нападните га, ако га погодите насуму<text:span text:style-name="T140">ч</text:span>но одредите 1 део тела тог противника (уз помо<text:span text:style-name="T140">ћ</text:span> наратора), ако противник не успе да подбаци своју свест <text:s/>(3🎲) тај део тела се сматра неупотребљивим док се не зале<text:span text:style-name="T140">ч</text:span>и или реконструи<text:span text:style-name="T140">ш</text:span>е.</text:p>
        <text:p text:style-name="Heading_20_3">Секира</text:p>
        <text:p text:style-name="P12">1💥 | Промењив хват | Ковитлаво | Силовито 1</text:p>
        <text:p text:style-name="P12">Секира мо<text:span text:style-name="T140">ж</text:span>е да се користи као ору<text:span text:style-name="T140">ж</text:span>ије са дометом, када се користи као ору<text:span text:style-name="T140">ж</text:span>ије са дометом штета је једнака Снаги корисника. Ако противника погоди секира следе<text:span text:style-name="T140">ћ</text:span>и савезник који га напада добија +2 бонус на напад.</text:p>
        <text:p text:style-name="P10">Увежбаност</text:p>
        <text:p text:style-name="P12">Игнори<text:span text:style-name="T140">ш</text:span>те одбрамбене бонусе од <text:span text:style-name="T140">ш</text:span>титова и сли<text:span text:style-name="T140">ч</text:span>них ору<text:span text:style-name="T140">ж</text:span>ија док користите Секиру.</text:p>
        <text:p text:style-name="P12">Када погодите противника са секиром (осим када бацате секиру) мо<text:span text:style-name="T140">ж</text:span>ете за брзу акцију да нападнете противника поред њега.</text:p>
        <text:p text:style-name="Heading_20_3">Јури<text:span text:style-name="T72">ш</text:span>но копље</text:p>
        <text:p text:style-name="P12">2💥| Коњи<text:span text:style-name="T140">ч</text:span>ко | Брзо</text:p>
        <text:p text:style-name="P12">Сви напади пре којих је корисниково узјахано створење се померало преко 5💥 добијају Силовито 2. <text:soft-page-break/>Противници пого<text:span text:style-name="T141">ђ</text:span>ени нападом са овим ору<text:span text:style-name="T141">ж</text:span>ијем требају да пребаце резултат напада користе<text:span text:style-name="T141">ћ</text:span>и своју Окретност.</text:p>
        <text:p text:style-name="Heading_20_4">Увежбаност</text:p>
        <text:p text:style-name="P12">Сваки пут када погодите противника након тр<text:span text:style-name="T141">ч</text:span>ања који је мањи од створења које ја<text:span text:style-name="T141">ш</text:span>ете тај противник постаје о<text:span text:style-name="T141">ш</text:span>аму<text:span text:style-name="T141">ћ</text:span>ен. Након сваког напада мо<text:span text:style-name="T141">ж</text:span>ете да у<text:span text:style-name="T141">ђ</text:span>ете у поље мете коју сте оборили. Ако након померања идаље нисте искористили <text:span text:style-name="T141">број дозвољених поља по потезу онда </text:span>мо<text:span text:style-name="T141">ж</text:span>ете да нападнете мете у домету као бесплатан напад. Мо<text:span text:style-name="T80">ж</text:span>ете да нападате све док створење које ја<text:span text:style-name="T80">ше</text:span>те има поља за померање, сваки додатан напад после првог тро<text:span text:style-name="T80">ш</text:span>и 1💥 померења И наноси 1 бод замора.</text:p>
        <text:p text:style-name="Heading_20_3">Самострел</text:p>
        <text:p text:style-name="P12">20💥 | Пуца<text:span text:style-name="T141">ч</text:span>ко | Једноруцно | штета 6</text:p>
        <text:p text:style-name="P12">Док користите ово ору<text:span text:style-name="T141">ж</text:span>ије као пуцацко ва<text:span text:style-name="T141">ш</text:span>и напади имају Силовито 2, након сваког пуцања требају вам 2 брзе акције да навијете и репетирате стрелу.</text:p>
        <text:p text:style-name="Heading_20_4">Увежбаност</text:p>
        <text:p text:style-name="P12">Након сваког пуцања треба вам 1 брза акција да навијете и репетирате стрелу.</text:p>
        <text:p text:style-name="P12">Ако пуцате на мету која се налази на ивици зида иза којег сте мо<text:span text:style-name="T141">ж</text:span>ете за брзу акцију да је нападнете са металним делом самострела, нанесите Снагу као <text:span text:style-name="T141">ш</text:span>тету. Тај напад се рацуна као силовито 1.</text:p>
        <text:p text:style-name="Heading_20_3">Ратни<text:span text:style-name="T72">ч</text:span>ки Лук</text:p>
        <text:p text:style-name="P12">20💥 | Пуца<text:span text:style-name="T141">ч</text:span>ко | Дворуцно | </text:p>
        <text:p text:style-name="P12">Када пуцате са овим ору<text:span text:style-name="T141">ж</text:span>ијем мо<text:span text:style-name="T141">ж</text:span>ете да бирате подру<text:span text:style-name="T141">ч</text:span>ије на које <text:span text:style-name="T141">ћ</text:span>е те да пуцате, без обзира да ли га видите <text:span text:style-name="T141">и</text:span> не (све док стрела физи<text:span text:style-name="T141">ч</text:span>ки мо<text:span text:style-name="T141">ж</text:span>е оти<text:span text:style-name="T141">ћ</text:span>и тамо).</text:p>
        <text:p text:style-name="Heading_20_4">Увежбаност</text:p>
        <text:p text:style-name="P12">Свеки пут када користите ратницки лук игнори<text:span text:style-name="T141">ш</text:span>ете правило по коме не мо<text:span text:style-name="T141">ж</text:span>ете да нападате ви<text:span text:style-name="T141">ш</text:span>е од једном по потезу, додатно сви ва<text:span text:style-name="T141">ш</text:span>и напади добијају +10 Домета.</text:p>
        <text:p text:style-name="Heading_20_1">Стања ликова</text:p>
        <text:p text:style-name="P47">Свака акција једне стране има реакцију на другој, један од ликова мо<text:span text:style-name="T73">ж</text:span>е на пример о<text:span text:style-name="T73">ш</text:span>амутити или саплести хероја. Саплетени хероји су мање ефективнији од осталих у<text:span text:style-name="T73">ч</text:span>есника у сукобу, у овом подглављу покривамо све могуће ефекте стања у којима ликови могу бити:</text:p>
      </text:section>
      <text:section text:style-name="Sect5" text:name="Section17">
        <text:p text:style-name="P11">Онесвешћен</text:p>
        <text:p text:style-name="P12"><text:s text:c="2"/>Када свест лика дође до 0 лик се рачуна као онесвешћен. Такав лик губи могућност да ради акције и активно крвари до смрти. Ако у наредне 3 рунде прими магично лечење лик губи статус онесвешћености, добија један <text:soft-page-break/>замор и враћа се у редослед играња. Ако неко нападне онесвешћеног лика и нанесе више штете од његове стране тај лик се рачуна као мртав.</text:p>
        <text:p text:style-name="P11">Оборен</text:p>
        <text:p text:style-name="P12"><text:s/>Оборени ликови се налазе на земљи и имају пополовљено померање и теже им је да нападају за -1🎲, додатно сви напади против њих добијају +1🎲. Оборени ликови могу да устану трошећи пола свог померања, након чега имају половину померања коју могу да користе да се помере. На пример 6 померања би било једнако 3 ако лик одлучи да устане. Обореним ликовима је много лакше да се сакрију, зависности од ситуације доделити им бонус 🎲 за провере сакривања и шуњања. На пример шуњање у високој трави на коленима и лактовима би дало +2🎲 лику који то ради, прилагодити бонусе условима и логици.</text:p>
        <text:p text:style-name="P33">Утишан</text:p>
        <text:list xml:id="list3474288477" text:style-name="L12">
          <text:list-item>
            <text:p text:style-name="P88">Не може да прича. </text:p>
          </text:list-item>
          <text:list-item>
            <text:p text:style-name="P88">Не може са баца магије.</text:p>
          </text:list-item>
        </text:list>
        <text:p text:style-name="P11">Ослепљен</text:p>
        <text:list xml:id="list1567801894" text:style-name="L13">
          <text:list-item>
            <text:p text:style-name="P89">Ослепљени ликови не знају где се налазе, када зеле да се померају бацају коцкицу да одреде смер померања.</text:p>
          </text:list-item>
          <text:list-item>
            <text:p text:style-name="P89">Ослепљени ликови имају -2🎲 на све нападе под условом да знају где је противник.</text:p>
          </text:list-item>
          <text:list-item>
            <text:p text:style-name="P89">Ослепљени ликови могу да користе слух како би чули непријатеље и напали их.</text:p>
          </text:list-item>
        </text:list>
        <text:p text:style-name="P11">Ошамућен</text:p>
        <text:list xml:id="list3439270813" text:style-name="L14">
          <text:list-item>
            <text:p text:style-name="P90">Ошамућени ликови не могу да користе акције.</text:p>
          </text:list-item>
          <text:list-item>
            <text:p text:style-name="P90">Њихова магиска и обична одбрана је једнака 5 док су ошамућени.</text:p>
          </text:list-item>
          <text:list-item>
            <text:p text:style-name="P90">Прескачу свој следећи потез, након тог потеза се враћају свести и добијају -1🎲 тог потеза на све провере.</text:p>
          </text:list-item>
        </text:list>
        <text:p text:style-name="P11">Парализован</text:p>
        <text:list xml:id="list2803745769" text:style-name="L15">
          <text:list-item>
            <text:p text:style-name="P91">Парализовани ликови имају све пенале ошамућености.</text:p>
          </text:list-item>
          <text:list-item>
            <text:p text:style-name="P91">Парализовани ликови не могу да се врате свести следећи потез, остају парализовани док се магиски не изваде ис тог стања.</text:p>
          </text:list-item>
        </text:list>
        <text:p text:style-name="P11">Отрован</text:p>
        <text:list xml:id="list3355971236" text:style-name="L16">
          <text:list-item>
            <text:p text:style-name="P92">Отровани ликови имају -1🎲 на све провере.</text:p>
          </text:list-item>
          <text:list-item>
            <text:p text:style-name="P92">Отровани ликови имају додатан -1🎲 на провере за атлетику <text:span text:style-name="T80">и</text:span> акробатику.</text:p>
          </text:list-item>
        </text:list>
        <text:p text:style-name="P11">Везан</text:p>
        <text:list xml:id="list700072038" text:style-name="L17">
          <text:list-item>
            <text:p text:style-name="P93">Везаним ликовима је померање једнако нули.</text:p>
          </text:list-item>
          <text:list-item>
            <text:p text:style-name="P93"><text:soft-page-break/>Везани ликови не могу да раде акције.</text:p>
          </text:list-item>
          <text:list-item>
            <text:p text:style-name="P93">Везани ликови имају шансу сваки потез да се одреше за 1 замор. Да би се одрешили требају да пребаце тежину везивања са вештином коју приповедач сматра да је прихватљива за ту проверу.</text:p>
          </text:list-item>
        </text:list>
        <text:p text:style-name="P11">Клин<text:span text:style-name="T73">ч</text:span>ован</text:p>
        <text:list xml:id="list3228696168" text:style-name="L18">
          <text:list-item>
            <text:p text:style-name="P94">Клинчовани ликови имају закљу<text:span text:style-name="T80">ч</text:span>ане зглобове од стране својих противника.</text:p>
          </text:list-item>
          <text:list-item>
            <text:p text:style-name="P94">Њихово померање је једнако нули.</text:p>
          </text:list-item>
          <text:list-item>
            <text:p text:style-name="P94">Једина акција коју могу да раде је провера снаге са ликом који их држи у клин<text:span text:style-name="T80">ч</text:span>у. Дозвољено је да за <text:span text:style-name="T3">1</text:span><text:span text:style-name="T2"> замор</text:span> поку<text:span text:style-name="T80">ш</text:span>ају <text:span text:style-name="T80">да се избаве</text:span> до два пута по потезу.</text:p>
          </text:list-item>
        </text:list>
        <text:p text:style-name="P11">Глув</text:p>
        <text:p text:style-name="P12">Глуви ликови немају <text:span text:style-name="T80">ч</text:span>уло слуха, ако је херој глув његов играч не може да се договара са својим савесницима осим ако нема телепатију.</text:p>
        <text:p text:style-name="P11">Упла<text:span text:style-name="T73">ш</text:span>ен</text:p>
        <text:list xml:id="list3612705656" text:style-name="L19">
          <text:list-item>
            <text:p text:style-name="P95">Уплашени ликови имају -1🎲 на све провере док су изложени извору страха.</text:p>
          </text:list-item>
          <text:list-item>
            <text:p text:style-name="P95">Уплашени ликови сваки потез беже максинално померање што даље од извора страха. (Користе бесплатно померање за ову обавезну акцију).</text:p>
          </text:list-item>
        </text:list>
        <text:p text:style-name="Heading_20_4">Невидљив</text:p>
        <text:list xml:id="list1265976461" text:style-name="L20">
          <text:list-item>
            <text:p text:style-name="P96">Невидљиви ликови се не рачунају као валидне мете напада, осим ако нападач не успе да слухом или траговима одреди где су.</text:p>
          </text:list-item>
          <text:list-item>
            <text:p text:style-name="P96">Напади на невидљиве ликове добијају -2🎲 пенал.</text:p>
          </text:list-item>
          <text:list-item>
            <text:p text:style-name="P96">Напади невидљивих ликова добијају +2🎲 бонус.</text:p>
          </text:list-item>
        </text:list>
        <text:p text:style-name="Heading_20_4">Шармиран</text:p>
        <text:list xml:id="list178946812" text:style-name="L21">
          <text:list-item>
            <text:p text:style-name="P97">Шармирани ликови верују особи која их је шармирала.</text:p>
          </text:list-item>
          <text:list-item>
            <text:p text:style-name="P97">Шарнирани ликови никада неће напасти или повредити особу која их је шармирала.</text:p>
          </text:list-item>
          <text:list-item>
            <text:p text:style-name="P97">Ако особа која их је шармирала их нападне ефекат се прекида.</text:p>
          </text:list-item>
          <text:list-item>
            <text:p text:style-name="P97">Када их напада особа која их је шармирала она има +2🎲 на тај напад.</text:p>
          </text:list-item>
        </text:list>
        <text:p text:style-name="Heading_20_4">Успаван</text:p>
        <text:p text:style-name="P36">Успавани ликови не могу да раде акције, сваки напад на њих аутоматски погађа и наноси максималну штету. Ликови које је успавала магија могу се једино пробудити ако приме штету.<text:line-break/></text:p>
        <text:p text:style-name="P36"/>
        <text:p text:style-name="P36"/>
        <text:p text:style-name="P36"/>
        <text:p text:style-name="Heading_20_1"><text:soft-page-break/>Савети За Приповедаче</text:p>
        <text:p text:style-name="Standard">Ова секција књиге се тице искљуциво приповедаца, иако не скоди играцима да знају поуке и савете из ове секције она није обавезна, стога је слободно прескоците ако нецете бити приповедац !</text:p>
        <text:p text:style-name="Heading_20_2">Како користити ову књигу ?</text:p>
        <text:p text:style-name="P41">Ви као приповедац сте главни одговорни за правила и интеракције које се дешавају за вашим столом. Што значи да би требало да добро познајете и тумаците постојеца правила и да додатно будете у стању да их мењате да боље одговарају васој групи играца.</text:p>
        <text:p text:style-name="P41"/>
        <text:p text:style-name="P41">Када играцима предлазете да играте ову игру напомените им да не морају да цитају правила осим магија и вестина. Да би додатно поједноставили мозете им доделити насумицан архетип који би могли да прате док се не упознају са правилима. Касније током авантуре им дозволите да мењају неке вештине и магије посто у поцетку нису скроз разумели и познавали како игра функционише.</text:p>
        <text:p text:style-name="Heading_20_2">Модови игре</text:p>
        <text:p text:style-name="P41">Игра познаје два мода игре, наративни и борбени. Идеална група ће имати подеједнако прилика да учествује у оба мода игре, али то не мора да значи. Водите рацуна да је Расковник намењен као систем са висе правила за борбени део. Наративни део је у другом плану и сведен је на директну глуму и прилику да се праве просте провере основних статистика, све магије и вестине су вецином примењиве само у сукобима.</text:p>
        <text:p text:style-name="Heading_20_2">Како убедити људе да желе да играју ?</text:p>
        <text:p text:style-name="P41">Најбољи нацин јесте да објасните то као серију или филм у којем су играчи су главне звезде а приповедач је сценатиста који води ток радње и прилагођава га изборима хероја. Крените да прицате о томе кака игра даје јединствен начин да се креативно изразите, покшавајући да неке сцене из популарних филмова и серија представите као сценарије из ове игре. Што висе референци из популарних књига, филмова, серија или игара искористите то боље.</text:p>
        <text:p text:style-name="P41">Ако кренете на страну објашњавања да је као видео игра у више људи али потезна, онда можете објаснити да је наратор у суштини рачунар који води радњу и реагује за свет на основу циљева неигривих ликова и на основу утицја који хероји имају.</text:p>
        <text:p text:style-name="Heading_20_2">Како написати свет у којем се <text:span text:style-name="T142">одвија</text:span> радња приче?</text:p>
        <text:p text:style-name="Standard"><text:span text:style-name="T62">Светови су драги као деца сваком Приповедачу, пошто има много тога да се напише, направи и објасни Свако од нас има тежњу да испише и објасни много, да напише имена континената, напише легендарне описе зашто се неко место зове како се зове и да опише имена и понашања богова и краљева. То иако звучи узбудљиво и </text:span><text:soft-page-break/><text:span text:style-name="T62">као пуно забаве није препоручљиво. Ваши играчи ће вечину времена провести у малом округу, где ће радити разне задатке и провере. Рачунајте да у сваком малом округу играчи ће се задржати од 6 до 8 сесија-дана играња. Сходно томе најпаметније је да написете ствари везане за тај мали округ, на пример :</text:span></text:p>
        <text:p text:style-name="Heading_20_3">Гвоздово </text:p>
        <text:p text:style-name="P41">Популација 2000</text:p>
        <text:p text:style-name="P41">Овеће село које је изникло на врху давно угашеног вулкана, као резултат тога земљиште је плодно и даје пуно усева. Сваке године храбри сељани се спуштају у гротло старог вулкана да купе песак и њиме посипају земљисте, као резултат ове праксе све па и људи у селу су сивљи него иначе, село има цркву, ковача и врачара.</text:p>
        <text:p text:style-name="Heading_20_4">Занимљиве локације:</text:p>
        <text:p text:style-name="Standard"><text:span text:style-name="T67"><text:tab/>Гротло Вулкана </text:span><text:span text:style-name="T62">(Које је у свим данима осим ритуалним препуно Патуљака, у дубинама пецина које се налазе испод се налази злато и драгуљи, као и куће неколико магичних ковача. Пепео који сељаци узимају јесте од вулкана, али је искоопаан отпад од копања тунела који патуљци остављају на улазу како им не би сметао, нису свесни да изнад постоји улаз у њихову оставу.)</text:span></text:p>
        <text:p text:style-name="Standard"><text:span text:style-name="T67"><text:tab/>Маглена Шума</text:span><text:span text:style-name="T62"> (Мистериозна шума у којој увече нестају људи, сви па и странци је се клоне и сељани су јасно означили улазе да обавесте свакога да не залази у њу. Многи покушаји да се шума обезбеди су пропали стога је се сви клоне, до те мере да не секу дрва из ње из страха)</text:span></text:p>
        <text:p text:style-name="Standard"><text:span text:style-name="T67"><text:tab/>Крипта Књаза Борислава</text:span><text:span text:style-name="T62"> (Велика подземна крипта која је пре неколико година се отворила због земљотреса, многа блага из ње су већ украдена од стране сељана и придошлица).</text:span></text:p>
        <text:p text:style-name="Standard"><text:span text:style-name="T67"><text:tab/>Књазова кула </text:span><text:span text:style-name="T62">(Полу урушена кула која служи као украс и место за играње авантуристичке деце, од скоро су деца почела да падају са ње низ литицу у реку која се налази испод ње, многи родитељи у селу бране њиховој деци да иду тамо, из страха да ће такође погинути као и остали).</text:span></text:p>
        <text:p text:style-name="P41"/>
        <text:p text:style-name="P41">Ако сте љубитељ фантастике док читате ове локације можете замислити шта се на њима налази, које су то препреке које наши хероји могу затећи тамо. Крипта може имати немртве који су устали у знак револта на скрнављење гробова, кула може имати племе псоглавих или ферфала у себи, којима је мука деце који руше њихову кућу. Шума може имати разна зла бића ноћи у себи која воле људско месо и крв, или бити кућа злог шумског вилењака који је љубоморно штити од свих који залазе у њу. Могућности су скоро неограничене, а приче које осмислите на овако малој и простој регији ће трајати неколико дана. Када одрадите све везано за ову регију радите ствари за следећу, и тако у круг док немате читаву једну државу и комшилук пуну занимљивих локација и имена. Обрађујте само локације које ваши играчи ће да посете и немојте се устручавати да импровизујете нешто или да кажете да немате ништа спремно за ту регију и да ће бити спремно за следећи пут када будете играли.</text:p>
        <text:p text:style-name="Heading_20_2">Импровизација</text:p>
        <text:p text:style-name="Standard"><text:span text:style-name="T62">Сваки пут пре него што кренете да се играте ове игре и игара попут ње требате да се помирите са једном чињеницом. Сви планови које сте направили, све путање које сте мислили да ће ваши играчи предузети имају </text:span><text:soft-page-break/><text:span text:style-name="T62">јако велику шансу да ће морати да се промене и прилагоде ономе што они желе. Најгора ствар коју можете урадити групи играча јесте да их спречите да раде нешто јер није било по вашем плану. Ваш посао као Приповедач јесте да обезбедите осећај живог света и да дате играчима осећај као да утичи на њега. Ваш посао није да будете управник затвора и да кажњавате жеље и одлуке играча само зато што то нисте планирали. Сврха пве игре је да се забавите и да се социализујете, потрудите се да после сваког играња видите насмејане фаце и осетите пријатну атносферу, јер ако се ваши играчи забављају, онда се и ви забављате. Много је лепше када тај осећај забаве делите са другима, уместо да је само вама забавно!</text:span></text:p>
        <text:p text:style-name="Heading_20_2">Темпо</text:p>
        <text:p text:style-name="P41">Све добре приче имају темпо, он представља прелаз из спорих у брзе сцене и обрнуто. Темпо је битан како би држали пажњу на то што се дешава и како не би упали у монотонију. Сви сукоби би требали да буду реалативно кратки, пошто 1 рунда често може да траје 10 или више минута, поготово ако Приповедач има прекомпликоване противнике које треба да игра. Ово се такође односи и на нарацију, требамо избегавати ситуације где се непотребно прича са ликовима, на пример конверзација са трговцем који има све из књиге треба да се сведе на добар дан и како сте, након чега играчи отворе књиге и купе шта желе. У свакој ситуацији где стварно нема потребе да се прича спречите играче, реците им да њихови хероји осећају да немају шта да сазнају од њега и да наставе даље. Немојте додуше спречавати све небитне интеракције, само се трудите да их има што мање, како би избегли сцене где ваши играчи хоће да сазнају неке информације које би могли прочитати са википедије, играте ову игру да будете у магичном свету, пуном фантазије. Не да би сте пропитивали приповедача о неком знању које до сада нисте имали.</text:p>
        <text:p text:style-name="Heading_20_2">Очекивања</text:p>
        <text:p text:style-name="P41">Сваки пут када формирате групу играца са којима би сте зелели да играте јако је битно да пренесете тачно како замишљате причу коју желите да играте. Како би играчи знали у шта се упуштају и шта да очекују, једини погрешан начин да се игра ова игра јесте да не обавестите ваше играче шта ћете играти унапред. Договор и концензус су најбитнији, треба избегавати да неко кога не занима тематика игра ту причу, како би избегли непотребно трење измедју играча и приповедача.</text:p>
        <text:p text:style-name="Heading_20_2">Описивање</text:p>
        <text:p text:style-name="P41">Једна од најчешћих активности свих приповедача и можда најбитнија вештина. Способност да опишете нешто и како га описујете раздваја искусне од неискусних приповедача. Ово је вештина која се учи полако, најбољи начин да вежбате описивање неке просторије, створења или особе јесте да причате испред огледала о томе. Тако можете да видите како се изражавате и да стекнете утицај како звучите и како изгледате док објашњавате.</text:p>
        <text:p text:style-name="P64"><text:soft-page-break/>Приповедач је увек у праву</text:p>
        <text:p text:style-name="P41">Ако ви желите да мењате неко правило, ако сматрате да је ваше тумачење тачно, или сте само направили грешку на мапи коју сте цртали. Ви сте идаље у праву, сврха игре је дружење и забава. Како би свима било забавно приповедач мора да ужива ауторитет над својим светом и правилима. <text:span text:style-name="T143">Закони природе раде на начин на које их приповедач зна, не требате да се превише бринете да ли пратите законе физике како би требало, фокус треба да буде на причи и Фантастици, све остало је споредно и небитно за сам угођај играња !</text:span></text:p>
        <text:p text:style-name="Heading_20_2">Будите директни</text:p>
        <text:p text:style-name="Standard"><text:span text:style-name="T62">Ако сматрате да поступци једног играча или његовог лика имају негативан утицај на групу онда причајте са њиме директно. Без устручавања и чекања, ако 1 особа квари уго</text:span><text:span text:style-name="T65">ђ</text:span><text:span text:style-name="T62">ај осталима за столом онда се то мора ре</text:span><text:span text:style-name="T65">ш</text:span><text:span text:style-name="T62">ити </text:span><text:span text:style-name="T65">ш</text:span><text:span text:style-name="T62">то пре. Без употребе средстава у игри, по</text:span><text:span text:style-name="T65">ш</text:span><text:span text:style-name="T62">то то не ре</text:span><text:span text:style-name="T65">ш</text:span><text:span text:style-name="T62">ава ниста. На леп на</text:span><text:span text:style-name="T65">ч</text:span><text:span text:style-name="T62">ин ука</text:span><text:span text:style-name="T65">ж</text:span><text:span text:style-name="T62">ите игра</text:span><text:span text:style-name="T65">ч</text:span><text:span text:style-name="T62">у проблемати</text:span><text:span text:style-name="T65">ч</text:span><text:span text:style-name="T62">но пона</text:span><text:span text:style-name="T65">ш</text:span><text:span text:style-name="T62">ање и поку</text:span><text:span text:style-name="T65">ш</text:span><text:span text:style-name="T62">ајте да саслу</text:span><text:span text:style-name="T65">ш</text:span><text:span text:style-name="T62">ате за</text:span><text:span text:style-name="T65">ш</text:span><text:span text:style-name="T62">то то ради. Освета унутар игре нити је фер нити забавна, </text:span><text:span text:style-name="T64">ж</text:span><text:span text:style-name="T62">елите да вас људи по</text:span><text:span text:style-name="T64">ш</text:span><text:span text:style-name="T62">тују, а најбољи на</text:span><text:span text:style-name="T64">ч</text:span><text:span text:style-name="T62">ин за то јесте да будете искрени у признавању својих и ти</text:span><text:span text:style-name="T64">ђ</text:span><text:span text:style-name="T62">их гре</text:span><text:span text:style-name="T64">ш</text:span><text:span text:style-name="T62">ака.</text:span></text:p>
        <text:p text:style-name="Heading_20_2">Словенска Фантастика</text:p>
        <text:p text:style-name="Standard"><text:span text:style-name="T62">Расковник се труди да буде игра са доста словен</text:span><text:span text:style-name="T63">с</text:span><text:span text:style-name="T62">ког утицаја у себи. Употреба страних реци и појмова се треба избегнути по сваку </text:span><text:span text:style-name="T66">цену</text:span><text:span text:style-name="T62">. Многе речи у књизи су кованице пошто неке речи се јако рогобатно преводе са Енглеског. Молили би вас да се трудите да користите домаће изразе. Треба поштовати свој језик и митове, </text:span><text:span text:style-name="T63">верујте нам да су </text:span><text:span text:style-name="T62">препуни блага које смо сви заборавили.</text:span></text:p>
        <text:p text:style-name="P65">Предодређени ликови</text:p>
        <text:p text:style-name="P42">Ако приповедач жели да брзо крене играти са групом играча он може по потреби да користи <text:span text:style-name="T146">ове већ направљене ликове, ово је препорука за све приповедаче који су нови и имају неискусне играче, сви ови ликови имају потпуне описе својих магија и вештина, како би играчи одмах знали шта која способност ради. <text:s/></text:span></text:p>
        <text:p text:style-name="P42"/>
        <text:p text:style-name="P42">REPLIKANT</text:p>
        <text:p text:style-name="P42">Snaga 1<text:tab/><text:tab/>Okretnost 2<text:tab/>Prisustvo 4<text:tab/>Harizma 1 </text:p>
        <text:p text:style-name="P42"/>
        <text:p text:style-name="P42">Zanimanje</text:p>
        <text:p text:style-name="P42">Alhemija </text:p>
        <text:p text:style-name="P42"/>
        <text:p text:style-name="P42">Vestine (4)</text:p>
        <text:p text:style-name="P42">Maksimizacija<text:tab/>Uvezbanost Sekira<text:tab/>Proklestvo Moci<text:tab/>Kometa</text:p>
        <text:p text:style-name="P43"><text:s/></text:p>
        <text:p text:style-name="P42">Magije (3)</text:p>
        <text:p text:style-name="P42"><text:soft-page-break/>Neurosok</text:p>
        <text:p text:style-name="P42">Treptalj</text:p>
        <text:p text:style-name="P42">Perihelion</text:p>
        <text:p text:style-name="P42"><text:s/></text:p>
        <text:p text:style-name="P42">Stratimir Stuboric</text:p>
        <text:p text:style-name="P43">Snage 3<text:tab/><text:tab/>Okretnost 2<text:tab/>Prisustvo 2<text:tab/>Harizma 1</text:p>
        <text:p text:style-name="P42"><text:s/></text:p>
        <text:p text:style-name="P42">Zanimanje</text:p>
        <text:p text:style-name="P42">Voznja kocija</text:p>
        <text:p text:style-name="P42"><text:s/></text:p>
        <text:p text:style-name="P42">Vestine (4)</text:p>
        <text:p text:style-name="P42">Veteran<text:tab/><text:tab/>Balvan<text:tab/>Andeo Cuvar<text:tab/>Uvezbanost (Dvorucni mac)</text:p>
        <text:p text:style-name="P42"><text:s/></text:p>
        <text:p text:style-name="P42">Magije (3)</text:p>
        <text:p text:style-name="P42">Hemofobija<text:tab/>Odmazda<text:tab/>Ples Maceva</text:p>
        <text:p text:style-name="P44"/>
        <text:p text:style-name="P44">Snaga 0<text:tab/><text:tab/>Okretnost 2<text:tab/>Prisustvo 3<text:tab/>Harizma 3</text:p>
        <text:p text:style-name="P44"/>
        <text:p text:style-name="P44"><text:span text:style-name="T144">Alisa</text:span> <text:s/></text:p>
        <text:p text:style-name="P44"/>
        <text:p text:style-name="P44">Zanimanje</text:p>
        <text:p text:style-name="P44">Pisanje</text:p>
        <text:p text:style-name="P44"><text:s text:c="2"/></text:p>
        <text:p text:style-name="P44"><text:s/>Vestine (4)</text:p>
        <text:p text:style-name="P44"><text:s/>Magicni Vitez<text:tab/>Ciklicnost<text:tab/>Dzoker<text:tab/><text:tab/>Uvezbanost (1oruki mac)</text:p>
        <text:p text:style-name="P44"><text:s/></text:p>
        <text:p text:style-name="P44">Magije (3)</text:p>
        <text:p text:style-name="P44">Magljenje<text:tab/>Vihor<text:tab/>Pospanost </text:p>
        <text:p text:style-name="P44"/>
        <text:p text:style-name="P44">KRSTAS</text:p>
        <text:p text:style-name="P44">Snaga 0<text:tab/><text:tab/>Okretnost 1<text:tab/>Prisustvo 3<text:tab/>Harizma 4</text:p>
        <text:p text:style-name="P44"><text:s text:c="2"/></text:p>
        <text:p text:style-name="P44"><text:s/>Zanimanje</text:p>
        <text:p text:style-name="P44"><text:s/>Svestenik</text:p>
        <text:p text:style-name="P44"><text:s text:c="2"/></text:p>
        <text:p text:style-name="P44"><text:s/>Vestine (4)</text:p>
        <text:p text:style-name="P44"><text:s/>Jurisnik<text:tab/>Komandir<text:tab/>Anatema<text:tab/>Fokusirani Trening (Cekic)</text:p>
        <text:p text:style-name="P44"/>
        <text:p text:style-name="P44"><text:s/>Magije (3)</text:p>
        <text:p text:style-name="P44"><text:s/>Melem<text:tab/><text:tab/>Molitva<text:tab/><text:tab/>Vaskrsnuce</text:p>
        <text:p text:style-name="P44"/>
        <text:p text:style-name="P46"><text:soft-page-break/>Svestenica Boginje Lova I Prirode</text:p>
        <text:p text:style-name="P46">snaga 0</text:p>
        <text:p text:style-name="P46">okretnost 2</text:p>
        <text:p text:style-name="P46">prisustvo 2</text:p>
        <text:p text:style-name="P46">Harima 4</text:p>
        <text:p text:style-name="P46"/>
        <text:p text:style-name="P45"><text:s/>Zanimanje</text:p>
        <text:p text:style-name="P45"><text:s/>Svestenik</text:p>
        <text:p text:style-name="P46"/>
        <text:p text:style-name="P46">Vestine:</text:p>
        <text:p text:style-name="P46">Oci sokolove</text:p>
        <text:p text:style-name="P46">Dzoker</text:p>
        <text:p text:style-name="P46">Noda</text:p>
        <text:p text:style-name="P46">Uvezbanost (Sekira)</text:p>
        <text:p text:style-name="P46"/>
        <text:p text:style-name="P46"/>
        <text:p text:style-name="P46"/>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Noto Sans Symbols" svg:font-family="'Noto Sans Symbols'"/>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tandard" style:next-style-name="Standard" style:default-outline-level="" style:class="text" style:master-page-name="">
      <style:paragraph-properties fo:margin-left="0in" fo:margin-right="0in" fo:margin-top="0.278in" fo:margin-bottom="0.0835in" style:contextual-spacing="false" fo:line-height="100%" fo:text-align="start" style:justify-single-word="false" fo:keep-together="always" fo:orphans="2" fo:widows="2" fo:text-indent="0in" style:auto-text-indent="false" style:page-number="auto"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style-name="Regular"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master-page-name="">
      <style:paragraph-properties fo:margin-left="0in" fo:margin-right="0in" fo:margin-top="0.25in" fo:margin-bottom="0.0835in" style:contextual-spacing="false" fo:line-height="100%" fo:text-align="start" style:justify-single-word="false" fo:keep-together="always" fo:orphans="2" fo:widows="2" fo:text-indent="0in" style:auto-text-indent="false" style:page-number="auto"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style-name="Regular"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master-page-name="">
      <style:paragraph-properties fo:margin-left="0in" fo:margin-right="0in" fo:margin-top="0.0799in" fo:margin-bottom="0.0402in" style:contextual-spacing="false" fo:line-height="100%" fo:text-align="start" style:justify-single-word="false" fo:keep-together="always" fo:orphans="2" fo:widows="2" fo:text-indent="0in" style:auto-text-indent="false" style:page-number="auto" fo:break-before="auto" fo:break-after="auto" fo:padding="0in" fo:border="none" fo:keep-with-next="always"/>
      <style:text-properties fo:font-variant="normal" fo:text-transform="none" fo:color="#434343" loext:opacity="100%" style:text-line-through-style="none" style:text-line-through-type="none" style:text-position="0% 100%" style:font-name="Liberation Sans1" fo:font-family="'Liberation Sans'" style:font-style-name="Regular" style:font-family-generic="swiss"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Liberation Sans1" fo:font-family="'Liberation Sans'" style:font-style-name="Regular" style:font-family-generic="swiss"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size="11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fo:font-size="11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3" style:display-name="ListLabel 9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6" style:display-name="ListLabel 9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9" style:display-name="ListLabel 9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1" style:display-name="ListLabel 10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2" style:display-name="ListLabel 10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5" style:display-name="ListLabel 10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8" style:display-name="ListLabel 10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0" style:display-name="ListLabel 1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1" style:display-name="ListLabel 1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2" style:display-name="ListLabel 1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3" style:display-name="ListLabel 1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4" style:display-name="ListLabel 1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5" style:display-name="ListLabel 1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6" style:display-name="ListLabel 1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7" style:display-name="ListLabel 1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8" style:display-name="ListLabel 1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0" style:display-name="ListLabel 1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3" style:display-name="ListLabel 1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6" style:display-name="ListLabel 1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fo:font-size="11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9" style:display-name="ListLabel 1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2" style:display-name="ListLabel 1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5" style:display-name="ListLabel 1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7" style:display-name="ListLabel 13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8" style:display-name="ListLabel 1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9" style:display-name="ListLabel 1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0" style:display-name="ListLabel 1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1" style:display-name="ListLabel 1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2" style:display-name="ListLabel 1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3" style:display-name="ListLabel 1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4" style:display-name="ListLabel 1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5" style:display-name="ListLabel 1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6" style:display-name="ListLabel 14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7" style:display-name="ListLabel 1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8" style:display-name="ListLabel 1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9" style:display-name="ListLabel 1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0" style:display-name="ListLabel 1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1" style:display-name="ListLabel 1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2" style:display-name="ListLabel 1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3" style:display-name="ListLabel 1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4" style:display-name="ListLabel 1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5" style:display-name="ListLabel 15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6" style:display-name="ListLabel 1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7" style:display-name="ListLabel 1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8" style:display-name="ListLabel 1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9" style:display-name="ListLabel 1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0" style:display-name="ListLabel 1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1" style:display-name="ListLabel 1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2" style:display-name="ListLabel 1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3" style:display-name="ListLabel 1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4" style:display-name="ListLabel 16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5" style:display-name="ListLabel 16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6" style:display-name="ListLabel 16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7" style:display-name="ListLabel 16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8" style:display-name="ListLabel 16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9" style:display-name="ListLabel 16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0" style:display-name="ListLabel 17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1" style:display-name="ListLabel 17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2" style:display-name="ListLabel 17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3" style:display-name="ListLabel 17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4" style:display-name="ListLabel 17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5" style:display-name="ListLabel 17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6" style:display-name="ListLabel 17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7" style:display-name="ListLabel 17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8" style:display-name="ListLabel 17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9" style:display-name="ListLabel 17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0" style:display-name="ListLabel 18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1" style:display-name="ListLabel 18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2" style:display-name="ListLabel 18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3" style:display-name="ListLabel 18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4" style:display-name="ListLabel 18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5" style:display-name="ListLabel 18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6" style:display-name="ListLabel 18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7" style:display-name="ListLabel 18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8" style:display-name="ListLabel 18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9" style:display-name="ListLabel 18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0" style:display-name="ListLabel 19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1" style:display-name="ListLabel 19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2" style:display-name="ListLabel 19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4" style:display-name="ListLabel 19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5" style:display-name="ListLabel 19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8" style:display-name="ListLabel 19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0" style:display-name="ListLabel 20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1" style:display-name="ListLabel 20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2" style:display-name="ListLabel 20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3" style:display-name="ListLabel 20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4" style:display-name="ListLabel 20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5" style:display-name="ListLabel 20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6" style:display-name="ListLabel 20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7" style:display-name="ListLabel 20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8" style:display-name="ListLabel 20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9" style:display-name="ListLabel 20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0" style:display-name="ListLabel 2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1" style:display-name="ListLabel 2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2" style:display-name="ListLabel 2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3" style:display-name="ListLabel 2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4" style:display-name="ListLabel 2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5" style:display-name="ListLabel 2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6" style:display-name="ListLabel 2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7" style:display-name="ListLabel 2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8" style:display-name="ListLabel 2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9" style:display-name="ListLabel 2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1" style:display-name="ListLabel 2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2" style:display-name="ListLabel 2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5" style:display-name="ListLabel 2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fo:color="#1a0dab" loext:opacity="100%" fo:font-size="11pt" style:text-underline-style="solid" style:text-underline-width="auto" style:text-underline-color="font-color" fo:background-color="#ffffff" style:font-size-asian="11pt"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27" style:display-name="ListLabel 227" style:family="text">
      <style:text-properties fo:color="#1a0dab" loext:opacity="100%" style:text-underline-style="solid" style:text-underline-width="auto" style:text-underline-color="font-color" fo:background-color="#ffffff"/>
    </style:style>
    <style:style style:name="ListLabel_20_228" style:display-name="ListLabel 228"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fo:text-indent="-0.25in" fo:margin-left="4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3"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86"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9"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92"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95"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98"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01"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04"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07"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0"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13"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16"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9"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22"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25"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37"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0"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43"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46"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9"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52"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55"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58"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61"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64"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67"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0"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73"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76"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9"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82"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85"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88"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91"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94"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97"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0"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03"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06"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9"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12"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15"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18"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21"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24"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text-align="center" style:justify-single-word="false"/>
      <style:text-properties fo:font-size="12pt" fo:font-weight="bold" officeooo:rsid="00c4b588" officeooo:paragraph-rsid="00c4b588" style:font-size-asian="12pt" style:font-weight-asian="bold" style:font-size-complex="12pt" style:font-weight-complex="bold"/>
    </style:style>
    <style:page-layout style:name="Mpm1">
      <style:page-layout-properties fo:page-width="8.2701in" fo:page-height="8.2701in" style:num-format="1" style:print-orientation="portrait" fo:margin-top="0in" fo:margin-bottom="0.5in" fo:margin-left="0.5in" fo:margin-right="0.5in"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3">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Расковник Бета 0.3</text:p>
      </style:header>
    </style:master-page>
    <style:master-page style:name="Converted1" style:page-layout-name="Mpm2" draw:style-name="Mdp1">
      <style:header>
        <text:p text:style-name="Header"/>
      </style:header>
    </style:master-page>
    <style:master-page style:name="Converted2" style:page-layout-name="Mpm2" draw:style-name="Mdp1">
      <style:header>
        <text:p text:style-name="Header"/>
      </style:head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7.2$Linux_X86_64 LibreOffice_project/20$Build-2</meta:generator>
    <dc:date>2022-09-27T18:07:09.779222614</dc:date>
    <meta:editing-duration>P1DT23H40M58S</meta:editing-duration>
    <meta:editing-cycles>134</meta:editing-cycles>
    <meta:document-statistic meta:table-count="1" meta:image-count="0" meta:object-count="0" meta:page-count="33" meta:paragraph-count="759" meta:word-count="10768" meta:character-count="63038" meta:non-whitespace-character-count="52736"/>
  </office:meta>
</office:document-meta>
</file>